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64.2pt"/>
    </style:style>
    <style:style style:name="co9" style:family="table-column">
      <style:table-column-properties fo:break-before="auto" style:column-width="52.81pt"/>
    </style:style>
    <style:style style:name="co3" style:family="table-column">
      <style:table-column-properties fo:break-before="auto" style:column-width="476.39pt"/>
    </style:style>
    <style:style style:name="co4" style:family="table-column">
      <style:table-column-properties fo:break-before="auto" style:column-width="560.41pt"/>
    </style:style>
    <style:style style:name="co5" style:family="table-column">
      <style:table-column-properties fo:break-before="auto" style:column-width="141pt"/>
    </style:style>
    <style:style style:name="co6" style:family="table-column">
      <style:table-column-properties fo:break-before="auto" style:column-width="570.61pt"/>
    </style:style>
    <style:style style:name="co7" style:family="table-column">
      <style:table-column-properties fo:break-before="auto" style:column-width="30.61pt"/>
    </style:style>
    <style:style style:name="co10" style:family="table-column">
      <style:table-column-properties fo:break-before="auto" style:column-width="24.6pt"/>
    </style:style>
    <style:style style:name="co11" style:family="table-column">
      <style:table-column-properties fo:break-before="auto" style:column-width="24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20.79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wrap-option="wrap" style:vertical-align="automatic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forward2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10" table:default-cell-style-name="ce3"/>
        <table:table-column table:style-name="co7" table:number-columns-repeated="3" table:default-cell-style-name="ce3"/>
        <table:table-column table:style-name="co11" table:default-cell-style-name="ce3"/>
        <table:table-column table:style-name="co8" table:number-columns-repeated="3" table:default-cell-style-name="ce3"/>
        <table:table-column table:style-name="co9" table:number-columns-repeated="1010" table:default-cell-style-name="ce3"/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usabl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VL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exists</text:p>
          </table:table-cell>
          <table:table-cell office:value-type="string" calcext:value-type="string">
            <text:p>notes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haves, Luis Fernando; Jian, Jiun-Yu; Moji, Kazuhiko</text:p>
          </table:table-cell>
          <table:table-cell office:value-type="string" calcext:value-type="string">
            <text:p>Overwintering in the Bamboo Mosquito Tripteroides bambusa (Diptera: Culicidae) During a Warm, But Unpredictably Changing, Win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ee/nvx187</text:p>
          </table:table-cell>
          <table:table-cell office:value-type="string" calcext:value-type="string">
            <text:p>ENVIRONMENTAL ENTOMOLOGY</text:p>
          </table:table-cell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0.1093/ee/nvx187</text:p>
          </table:table-cell>
          <table:table-cell table:formula="of:=COUNTIF([existing.A$1:.A$2391];[.B2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Nokelainen, Ossi; van Bergen, Erik; Ripley, Brad S.; Brakefield, Paul M.</text:p>
          </table:table-cell>
          <table:table-cell office:value-type="string" calcext:value-type="string">
            <text:p>Adaptation of a tropical butterfly to a temperate clim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biolinnean/blx145</text:p>
          </table:table-cell>
          <table:table-cell office:value-type="string" calcext:value-type="string">
            <text:p>BIOLOGICAL JOURNAL OF THE LINNEAN SOCIETY</text:p>
          </table:table-cell>
          <table:table-cell office:value-type="float" office:value="2018" calcext:value-type="float">
            <text:p>2018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10.1093/biolinnean/blx145</text:p>
          </table:table-cell>
          <table:table-cell table:formula="of:=COUNTIF([existing.A$1:.A$2391];[.B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hl, Stefan; Dalstein, Vivian; Tull, Fabienne; Gros, Patrick; Schmitt, Thomas</text:p>
          </table:table-cell>
          <table:table-cell office:value-type="string" calcext:value-type="string">
            <text:p>Specialized or opportunistic-how does the high mountain endemic butterfly Erebia nivalis survive in its extreme habitats?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1744-7917.12400</text:p>
          </table:table-cell>
          <table:table-cell office:value-type="string" calcext:value-type="string">
            <text:p>INSECT SCIENCE</text:p>
          </table:table-cell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10.1111/1744-7917.12400</text:p>
          </table:table-cell>
          <table:table-cell table:formula="of:=COUNTIF([existing.A$1:.A$2391];[.B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vela, Sami M.; Friberg, Magne; Wiklund, Christer; Gotthard, Karl</text:p>
          </table:table-cell>
          <table:table-cell office:value-type="string" calcext:value-type="string">
            <text:p>Adaptive developmental plasticity in a butterfly: mechanisms for size and time at pupation differ between diapause and direct develop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biolinnean/blx047</text:p>
          </table:table-cell>
          <table:table-cell office:value-type="string" calcext:value-type="string">
            <text:p>BIOLOGICAL JOURNAL OF THE LINNEAN SOCIETY</text:p>
          </table:table-cell>
          <table:table-cell office:value-type="float" office:value="2017" calcext:value-type="float">
            <text:p>201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1093/biolinnean/blx047</text:p>
          </table:table-cell>
          <table:table-cell table:formula="of:=COUNTIF([existing.A$1:.A$2391];[.B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ehmann, Philipp; Van der Bijl, Wouter; Nylin, Soren; Wheat, Christopher W.; Gotthard, Karl</text:p>
          </table:table-cell>
          <table:table-cell office:value-type="string" calcext:value-type="string">
            <text:p>Timing of diapause termination in relation to variation in winter climate</text:p>
          </table:table-cell>
          <table:table-cell/>
          <table:table-cell office:value-type="string" calcext:value-type="string">
            <text:p>10.1111/phen.12188</text:p>
          </table:table-cell>
          <table:table-cell office:value-type="string" calcext:value-type="string">
            <text:p>PHYSIOLOGICAL ENTOMOLOGY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0.1111/phen.12188</text:p>
          </table:table-cell>
          <table:table-cell table:formula="of:=COUNTIF([existing.A$1:.A$2391];[.B6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agland, Gregory J.; Keep, Evan</text:p>
          </table:table-cell>
          <table:table-cell office:value-type="string" calcext:value-type="string">
            <text:p>Comparative transcriptomics support evolutionary convergence of diapause responses across Insecta</text:p>
          </table:table-cell>
          <table:table-cell/>
          <table:table-cell office:value-type="string" calcext:value-type="string">
            <text:p>10.1111/phen.12193</text:p>
          </table:table-cell>
          <table:table-cell office:value-type="string" calcext:value-type="string">
            <text:p>PHYSIOLOGICAL ENTOMOLOGY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1111/phen.12193</text:p>
          </table:table-cell>
          <table:table-cell table:formula="of:=COUNTIF([existing.A$1:.A$2391];[.B7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ruisscher, Peter; Larsdotter-Mellstrom, Helena; Stefanescu, Constanti; Nylin, Soren; Wheat, Christopher W.; Gotthard, Karl</text:p>
          </table:table-cell>
          <table:table-cell office:value-type="string" calcext:value-type="string">
            <text:p>Sex-linked inheritance of diapause induction in the butterfly Pieris napi</text:p>
          </table:table-cell>
          <table:table-cell/>
          <table:table-cell office:value-type="string" calcext:value-type="string">
            <text:p>10.1111/phen.12194</text:p>
          </table:table-cell>
          <table:table-cell office:value-type="string" calcext:value-type="string">
            <text:p>PHYSIOLOGICAL ENTOMOLOGY</text:p>
          </table:table-cell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0.1111/phen.12194</text:p>
          </table:table-cell>
          <table:table-cell table:formula="of:=COUNTIF([existing.A$1:.A$2391];[.B8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chroeder, Martin; Dalin, Peter</text:p>
          </table:table-cell>
          <table:table-cell office:value-type="string" calcext:value-type="string">
            <text:p>Differences in photoperiod-induced diapause plasticity among different populations of the bark beetle Ips typographus and its predator Thanasimus formicarius</text:p>
          </table:table-cell>
          <table:table-cell/>
          <table:table-cell office:value-type="string" calcext:value-type="string">
            <text:p>10.1111/afe.12189</text:p>
          </table:table-cell>
          <table:table-cell office:value-type="string" calcext:value-type="string">
            <text:p>AGRICULTURAL AND FOREST ENTOMOLOGY</text:p>
          </table:table-cell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0.1111/afe.12189</text:p>
          </table:table-cell>
          <table:table-cell table:formula="of:=COUNTIF([existing.A$1:.A$2391];[.B9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Zhang, Jun-Jie; Desneux, Nicolas; Benelli, Giovanni; Zang, Lian-Sheng; Du, Wen-Mei; Ruan, Chang-Chun</text:p>
          </table:table-cell>
          <table:table-cell office:value-type="string" calcext:value-type="string">
            <text:p>Geographic Variation of Diapause Induction Rates in Trichogramma drendrolimi (Hymenoptera: Trichogrammatidae) in Ch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jee/tow316</text:p>
          </table:table-cell>
          <table:table-cell office:value-type="string" calcext:value-type="string">
            <text:p>JOURNAL OF ECONOMIC ENTOMOLOGY</text:p>
          </table:table-cell>
          <table:table-cell office:value-type="float" office:value="2017" calcext:value-type="float">
            <text:p>2017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.1093/jee/tow316</text:p>
          </table:table-cell>
          <table:table-cell table:formula="of:=COUNTIF([existing.A$1:.A$2391];[.B10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thur, Vinayak; Schmidt, Paul S.</text:p>
          </table:table-cell>
          <table:table-cell office:value-type="string" calcext:value-type="string">
            <text:p>Adaptive patterns of phenotypic plasticity in laboratory and field environments in Drosophila melanogaster</text:p>
          </table:table-cell>
          <table:table-cell/>
          <table:table-cell office:value-type="string" calcext:value-type="string">
            <text:p>10.1111/evo.13144</text:p>
          </table:table-cell>
          <table:table-cell office:value-type="string" calcext:value-type="string">
            <text:p>EVOLUTION</text:p>
          </table:table-cell>
          <table:table-cell office:value-type="float" office:value="2017" calcext:value-type="float">
            <text:p>2017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10.1111/evo.13144</text:p>
          </table:table-cell>
          <table:table-cell table:formula="of:=COUNTIF([existing.A$1:.A$2391];[.B11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onte, Jochem; Musolin, Dmitry L.; Conlong, Des; De Clercq, Patrick</text:p>
          </table:table-cell>
          <table:table-cell office:value-type="string" calcext:value-type="string">
            <text:p>Diapause and winter survival of two Orius species from southern Africa</text:p>
          </table:table-cell>
          <table:table-cell/>
          <table:table-cell office:value-type="string" calcext:value-type="string">
            <text:p>10.1007/s10526-016-9730-7</text:p>
          </table:table-cell>
          <table:table-cell office:value-type="string" calcext:value-type="string">
            <text:p>BIOCONTROL</text:p>
          </table:table-cell>
          <table:table-cell office:value-type="float" office:value="2016" calcext:value-type="float">
            <text:p>2016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10.1007/s10526-016-9730-7</text:p>
          </table:table-cell>
          <table:table-cell table:formula="of:=COUNTIF([existing.A$1:.A$2391];[.B12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vela, Sami M.; Valimaki, Panu; Gotthard, Karl</text:p>
          </table:table-cell>
          <table:table-cell office:value-type="string" calcext:value-type="string">
            <text:p>Evolution of alternative insect life histories in stochastic seasonal environme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ece3.2310</text:p>
          </table:table-cell>
          <table:table-cell office:value-type="string" calcext:value-type="string">
            <text:p>ECOLOGY AND EVOLUTION</text:p>
          </table:table-cell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596" calcext:value-type="float">
            <text:p>5596</text:p>
          </table:table-cell>
          <table:table-cell office:value-type="float" office:value="5613" calcext:value-type="float">
            <text:p>5613</text:p>
          </table:table-cell>
          <table:table-cell office:value-type="string" calcext:value-type="string">
            <text:p>10.1002/ece3.2310</text:p>
          </table:table-cell>
          <table:table-cell table:formula="of:=COUNTIF([existing.A$1:.A$2391];[.B1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eis, Micael; Valer, Felipe B.; Vieira, Cristina P.; Vieira, Jorge</text:p>
          </table:table-cell>
          <table:table-cell office:value-type="string" calcext:value-type="string">
            <text:p>Drosophila americana Diapausing Females Show Features Typical of Young Flies</text:p>
          </table:table-cell>
          <table:table-cell/>
          <table:table-cell office:value-type="string" calcext:value-type="string">
            <text:p>10.1371/journal.pone.0138758</text:p>
          </table:table-cell>
          <table:table-cell office:value-type="string" calcext:value-type="string">
            <text:p>PLOS ONE</text:p>
          </table:table-cell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10.1371/journal.pone.0138758</text:p>
          </table:table-cell>
          <table:table-cell table:formula="of:=COUNTIF([existing.A$1:.A$2391];[.B14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vela, Sami M.; Svensson, Beatrice; Tiwe, Alma; Gotthard, Karl</text:p>
          </table:table-cell>
          <table:table-cell office:value-type="string" calcext:value-type="string">
            <text:p>Thermal plasticity of growth and development varies adaptively among alternative developmental pathway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evo.12734</text:p>
          </table:table-cell>
          <table:table-cell office:value-type="string" calcext:value-type="string">
            <text:p>EVOLUTION</text:p>
          </table:table-cell>
          <table:table-cell office:value-type="float" office:value="2015" calcext:value-type="float">
            <text:p>20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2399" calcext:value-type="float">
            <text:p>2399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10.1111/evo.12734</text:p>
          </table:table-cell>
          <table:table-cell table:formula="of:=COUNTIF([existing.A$1:.A$2391];[.B1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Andersen, Jonas L.; MacMillan, Heath A.; Overgaard, Johannes</text:p>
          </table:table-cell>
          <table:table-cell office:value-type="string" calcext:value-type="string">
            <text:p>Muscle membrane potential and insect chill co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242/jeb.123760</text:p>
          </table:table-cell>
          <table:table-cell office:value-type="string" calcext:value-type="string">
            <text:p>JOURNAL OF EXPERIMENTAL BIOLOGY</text:p>
          </table:table-cell>
          <table:table-cell office:value-type="float" office:value="2015" calcext:value-type="float">
            <text:p>2015</text:p>
          </table:table-cell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office:value-type="float" office:value="2492" calcext:value-type="float">
            <text:p>2492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10.1242/jeb.123760</text:p>
          </table:table-cell>
          <table:table-cell table:formula="of:=COUNTIF([existing.A$1:.A$2391];[.B16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Andersen, Jonas Lembcke; MacMillan, Heath Andrew; Overgaard, Johannes</text:p>
          </table:table-cell>
          <table:table-cell office:value-type="string" calcext:value-type="string">
            <text:p>Temperate Drosophila preserve cardiac function at low temperatu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jinsphys.2015.03.016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5" calcext:value-type="float">
            <text:p>201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1016/j.jinsphys.2015.03.016</text:p>
          </table:table-cell>
          <table:table-cell table:formula="of:=COUNTIF([existing.A$1:.A$2391];[.B17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yzhkova, M. V.; Lopatina, E. B.</text:p>
          </table:table-cell>
          <table:table-cell office:value-type="string" calcext:value-type="string">
            <text:p>Plasticity of the thermal developmental reaction norms in the european peacock butterfly Inachis io (Lepidoptera, Nymphal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34/S0022093015030076</text:p>
          </table:table-cell>
          <table:table-cell office:value-type="string" calcext:value-type="string">
            <text:p>JOURNAL OF EVOLUTIONARY BIOCHEMISTRY AND PHYSIOLOGY</text:p>
          </table:table-cell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10.1134/S0022093015030076</text:p>
          </table:table-cell>
          <table:table-cell table:formula="of:=COUNTIF([existing.A$1:.A$2391];[.B1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emmen, Joelle; Evenden, Maya</text:p>
          </table:table-cell>
          <table:table-cell office:value-type="string" calcext:value-type="string">
            <text:p>Environmental conditions terminate reproductive diapause and influence pheromone perception in the long-lived moth Caloptilia fraxinel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phen.12086</text:p>
          </table:table-cell>
          <table:table-cell office:value-type="string" calcext:value-type="string">
            <text:p>PHYSIOLOGICAL ENTOMOLOGY</text:p>
          </table:table-cell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.1111/phen.12086</text:p>
          </table:table-cell>
          <table:table-cell table:formula="of:=COUNTIF([existing.A$1:.A$2391];[.B19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Andersen, Jonas L.; Manenti, Tommaso; Sorensen, Jesper G.; MacMillan, Heath A.; Loeschcke, Volker; Overgaard, Johannes</text:p>
          </table:table-cell>
          <table:table-cell office:value-type="string" calcext:value-type="string">
            <text:p>How to assess Drosophila cold tolerance: chill coma temperature and lower lethal temperature are the best predictors of cold distribution limits</text:p>
          </table:table-cell>
          <table:table-cell/>
          <table:table-cell office:value-type="string" calcext:value-type="string">
            <text:p>10.1111/1365-2435.12310</text:p>
          </table:table-cell>
          <table:table-cell office:value-type="string" calcext:value-type="string">
            <text:p>FUNCTIONAL ECOLOGY</text:p>
          </table:table-cell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0.1111/1365-2435.12310</text:p>
          </table:table-cell>
          <table:table-cell table:formula="of:=COUNTIF([existing.A$1:.A$2391];[.B20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erruys, Melanie; Van Dyck, Hans</text:p>
          </table:table-cell>
          <table:table-cell office:value-type="string" calcext:value-type="string">
            <text:p>Development, survival, and phenotypic plasticity in anthropogenic landscapes: trade-offs between offspring quantity and quality in the nettle-feeding peacock butterfl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7/s00442-014-3016-5</text:p>
          </table:table-cell>
          <table:table-cell office:value-type="string" calcext:value-type="string">
            <text:p>OECOLOGIA</text:p>
          </table:table-cell>
          <table:table-cell office:value-type="float" office:value="2014" calcext:value-type="float">
            <text:p>2014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10.1007/s00442-014-3016-5</text:p>
          </table:table-cell>
          <table:table-cell table:formula="of:=COUNTIF([existing.A$1:.A$2391];[.B2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Jarosik, V.; Kumar, G.; Omkar; Dixon, A. F. G.</text:p>
          </table:table-cell>
          <table:table-cell office:value-type="string" calcext:value-type="string">
            <text:p>Are thermal constants constant? A test using two species of ladybir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jtherbio.2013.12.001</text:p>
          </table:table-cell>
          <table:table-cell office:value-type="string" calcext:value-type="string">
            <text:p>JOURNAL OF THERMAL BIOLOGY</text:p>
          </table:table-cell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.1016/j.jtherbio.2013.12.001</text:p>
          </table:table-cell>
          <table:table-cell table:formula="of:=COUNTIF([existing.A$1:.A$2391];[.B22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hen, Chao; Xia, Qin-Wen; Fu, Shu; Wu, Xian-Fu; Xue, Fang-Sen</text:p>
          </table:table-cell>
          <table:table-cell office:value-type="string" calcext:value-type="string">
            <text:p>Effect of photoperiod and temperature on the intensity of pupal diapause in the cotton bollworm, Helicoverpa armigera (Lepidoptera: Noctu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7/S0007485313000266</text:p>
          </table:table-cell>
          <table:table-cell office:value-type="string" calcext:value-type="string">
            <text:p>BULLETIN OF ENTOMOLOGICAL RESEARCH</text:p>
          </table:table-cell>
          <table:table-cell office:value-type="float" office:value="2014" calcext:value-type="float">
            <text:p>2014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017/S0007485313000266</text:p>
          </table:table-cell>
          <table:table-cell table:formula="of:=COUNTIF([existing.A$1:.A$2391];[.B2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olbe, Jason J.; Ehrenberger, Joseph C.; Moniz, Haley A.; Angilletta, Michael J., Jr.</text:p>
          </table:table-cell>
          <table:table-cell office:value-type="string" calcext:value-type="string">
            <text:p>Physiological Variation among Invasive Populations of the Brown Anole (Anolis sagrei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86/672157</text:p>
          </table:table-cell>
          <table:table-cell office:value-type="string" calcext:value-type="string">
            <text:p>PHYSIOLOGICAL AND BIOCHEMICAL ZOOLOGY</text:p>
          </table:table-cell>
          <table:table-cell office:value-type="float" office:value="2014" calcext:value-type="float">
            <text:p>2014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.1086/672157</text:p>
          </table:table-cell>
          <table:table-cell table:formula="of:=COUNTIF([existing.A$1:.A$2391];[.B2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veratt, M. J.; Bale, J. S.; Convey, P.; Worland, M. R.; Hayward, S. A. L.</text:p>
          </table:table-cell>
          <table:table-cell office:value-type="string" calcext:value-type="string">
            <text:p>The effect of acclimation temperature on thermal activity thresholds in polar terrestrial invertebra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jinsphys.2013.08.003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057" calcext:value-type="float">
            <text:p>1057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10.1016/j.jinsphys.2013.08.003</text:p>
          </table:table-cell>
          <table:table-cell table:formula="of:=COUNTIF([existing.A$1:.A$2391];[.B2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hen, Yuan-Sheng; Chen, Chao; He, Hai-Min; Xia, Qin-Wen; Xue, Fang-Sen</text:p>
          </table:table-cell>
          <table:table-cell office:value-type="string" calcext:value-type="string">
            <text:p>Geographic variation in diapause induction and termination of the cotton bollworm, Helicoverpa armigera Hubner (Lepidoptera: Noctu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jinsphys.2013.06.002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855" calcext:value-type="float">
            <text:p>85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10.1016/j.jinsphys.2013.06.002</text:p>
          </table:table-cell>
          <table:table-cell table:formula="of:=COUNTIF([existing.A$1:.A$2391];[.B26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ankinen, Pekka; Tyukmaeva, Venera I.; Hoikkala, Anneli</text:p>
          </table:table-cell>
          <table:table-cell office:value-type="string" calcext:value-type="string">
            <text:p>Northern Drosophila montana flies show variation both within and between cline populations in the critical day length evoking reproductive diapause</text:p>
          </table:table-cell>
          <table:table-cell/>
          <table:table-cell office:value-type="string" calcext:value-type="string">
            <text:p>10.1016/j.jinsphys.2013.05.006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745" calcext:value-type="float">
            <text:p>745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10.1016/j.jinsphys.2013.05.006</text:p>
          </table:table-cell>
          <table:table-cell table:formula="of:=COUNTIF([existing.A$1:.A$2391];[.B27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Jung, Myung-Pyo; Kim, Kwang-Ho; Lee, Sang-Guei; Park, Hong-Hyun</text:p>
          </table:table-cell>
          <table:table-cell office:value-type="string" calcext:value-type="string">
            <text:p>Effect of climate change on the occurrence of overwintered moths of orchards in South Kor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1748-5967.12016</text:p>
          </table:table-cell>
          <table:table-cell office:value-type="string" calcext:value-type="string">
            <text:p>ENTOMOLOGICAL RESEARCH</text:p>
          </table:table-cell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0.1111/1748-5967.12016</text:p>
          </table:table-cell>
          <table:table-cell table:formula="of:=COUNTIF([existing.A$1:.A$2391];[.B2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alminen, Tlina S.; Hoikkala, Anneli</text:p>
          </table:table-cell>
          <table:table-cell office:value-type="string" calcext:value-type="string">
            <text:p>Effect of temperature on the duration of sensitive period and on the number of photoperiodic cycles required for the induction of reproductive diapause in Drosophila montana</text:p>
          </table:table-cell>
          <table:table-cell/>
          <table:table-cell office:value-type="string" calcext:value-type="string">
            <text:p>10.1016/j.jinsphys.2013.02.005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3" calcext:value-type="float">
            <text:p>201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0.1016/j.jinsphys.2013.02.005</text:p>
          </table:table-cell>
          <table:table-cell table:formula="of:=COUNTIF([existing.A$1:.A$2391];[.B29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alminen, T. S.; Vesala, L.; Hoikkala, A.</text:p>
          </table:table-cell>
          <table:table-cell office:value-type="string" calcext:value-type="string">
            <text:p>Photoperiodic regulation of life-history traits before and after eclosion: Egg-to-adult development time, juvenile body mass and reproductive diapause in Drosophila montana</text:p>
          </table:table-cell>
          <table:table-cell/>
          <table:table-cell office:value-type="string" calcext:value-type="string">
            <text:p>10.1016/j.jinsphys.2012.09.007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541" calcext:value-type="float">
            <text:p>1541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10.1016/j.jinsphys.2012.09.007</text:p>
          </table:table-cell>
          <table:table-cell table:formula="of:=COUNTIF([existing.A$1:.A$2391];[.B30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hen, Chao; Xia, Qin-Wen; Chen, Yuan-Sheng; Xiao, Hai-Jun; Xue, Fang-Sen</text:p>
          </table:table-cell>
          <table:table-cell office:value-type="string" calcext:value-type="string">
            <text:p>Inheritance of photoperiodic control of pupal diapause in the cotton bollworm, Helicoverpa armigera (Hubner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.1016/j.jinsphys.2012.09.013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1582" calcext:value-type="float">
            <text:p>1582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10.1016/j.jinsphys.2012.09.013</text:p>
          </table:table-cell>
          <table:table-cell table:formula="of:=COUNTIF([existing.A$1:.A$2391];[.B31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Wu, Sheng-Bing; Wang, Man-Qun</text:p>
          </table:table-cell>
          <table:table-cell office:value-type="string" calcext:value-type="string">
            <text:p>Sexual differences in Helicoverpa armigera (Hubner) (Lepidoptera: Noctuidae) as influenced by photoperiod and temperatu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80/00305316.2012.738138</text:p>
          </table:table-cell>
          <table:table-cell office:value-type="string" calcext:value-type="string">
            <text:p>ORIENTAL INSECTS</text:p>
          </table:table-cell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-4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0.1080/00305316.2012.738138</text:p>
          </table:table-cell>
          <table:table-cell table:formula="of:=COUNTIF([existing.A$1:.A$2391];[.B32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olbe, Jason J.; VanMiddlesworth, Paul S.; Losin, Neil; Dappen, Nathan; Losos, Jonathan B.</text:p>
          </table:table-cell>
          <table:table-cell office:value-type="string" calcext:value-type="string">
            <text:p>Climatic niche shift predicts thermal trait response in one but not both introductions of the Puerto Rican lizard Anolis cristatellus to Miami, Florida, 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2/ece3.263</text:p>
          </table:table-cell>
          <table:table-cell office:value-type="string" calcext:value-type="string">
            <text:p>ECOLOGY AND EVOLUTION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03" calcext:value-type="float">
            <text:p>1503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10.1002/ece3.263</text:p>
          </table:table-cell>
          <table:table-cell table:formula="of:=COUNTIF([existing.A$1:.A$2391];[.B3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golastra, Fabio; Kemp, William P.; Maini, Stefano; Bosch, Jordi</text:p>
          </table:table-cell>
          <table:table-cell office:value-type="string" calcext:value-type="string">
            <text:p>Duration of prepupal summer dormancy regulates synchronization of adult diapause with winter temperatures in bees of the genus Os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jinsphys.2012.04.008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2" calcext:value-type="float">
            <text:p>2012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924" calcext:value-type="float">
            <text:p>924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10.1016/j.jinsphys.2012.04.008</text:p>
          </table:table-cell>
          <table:table-cell table:formula="of:=COUNTIF([existing.A$1:.A$2391];[.B3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Fischer, Klaus; Liniek, Susann; Bauer, Michael; Baumann, Birgit; Richter, Stefan; Dierks, Anneke</text:p>
          </table:table-cell>
          <table:table-cell office:value-type="string" calcext:value-type="string">
            <text:p>Phenotypic plasticity in temperature stress resistance is triggered by photoperiod in a fly</text:p>
          </table:table-cell>
          <table:table-cell/>
          <table:table-cell office:value-type="string" calcext:value-type="string">
            <text:p>10.1007/s10682-011-9547-x</text:p>
          </table:table-cell>
          <table:table-cell office:value-type="string" calcext:value-type="string">
            <text:p>EVOLUTIONARY ECOLOGY</text:p>
          </table:table-cell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067" calcext:value-type="float">
            <text:p>1067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10.1007/s10682-011-9547-x</text:p>
          </table:table-cell>
          <table:table-cell table:formula="of:=COUNTIF([existing.A$1:.A$2391];[.B35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ironidis, G. K.; Savopoulou-Soultani, M.</text:p>
          </table:table-cell>
          <table:table-cell office:value-type="string" calcext:value-type="string">
            <text:p>Effects of constant and changing temperature conditions on diapause induction in Helicoverpa armigera (Lepidoptera: Noctu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7/S0007485311000484</text:p>
          </table:table-cell>
          <table:table-cell office:value-type="string" calcext:value-type="string">
            <text:p>BULLETIN OF ENTOMOLOGICAL RESEARCH</text:p>
          </table:table-cell>
          <table:table-cell office:value-type="float" office:value="2012" calcext:value-type="float">
            <text:p>2012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0.1017/S0007485311000484</text:p>
          </table:table-cell>
          <table:table-cell table:formula="of:=COUNTIF([existing.A$1:.A$2391];[.B36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ironidis, G. K.; Savopoulou-Soultani, M.</text:p>
          </table:table-cell>
          <table:table-cell office:value-type="string" calcext:value-type="string">
            <text:p>Effects of thermophotoperiod on growth parameters of Helicoverpa armigera</text:p>
          </table:table-cell>
          <table:table-cell/>
          <table:table-cell office:value-type="string" calcext:value-type="string">
            <text:p>10.1111/j.1570-7458.2011.01201.x</text:p>
          </table:table-cell>
          <table:table-cell office:value-type="string" calcext:value-type="string">
            <text:p>ENTOMOLOGIA EXPERIMENTALIS ET APPLICATA</text:p>
          </table:table-cell>
          <table:table-cell office:value-type="float" office:value="2012" calcext:value-type="float">
            <text:p>2012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1111/j.1570-7458.2011.01201.x</text:p>
          </table:table-cell>
          <table:table-cell table:formula="of:=COUNTIF([existing.A$1:.A$2391];[.B37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Yamada, Hirokazu; Yamamoto, Masa-Toshi</text:p>
          </table:table-cell>
          <table:table-cell office:value-type="string" calcext:value-type="string">
            <text:p>Association between Circadian Clock Genes and Diapause Incidence in Drosophila triauraria</text:p>
          </table:table-cell>
          <table:table-cell/>
          <table:table-cell office:value-type="string" calcext:value-type="string">
            <text:p>10.1371/journal.pone.0027493</text:p>
          </table:table-cell>
          <table:table-cell office:value-type="string" calcext:value-type="string">
            <text:p>PLOS ONE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10.1371/journal.pone.0027493</text:p>
          </table:table-cell>
          <table:table-cell table:formula="of:=COUNTIF([existing.A$1:.A$2391];[.B38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iller, William E.</text:p>
          </table:table-cell>
          <table:table-cell office:value-type="string" calcext:value-type="string">
            <text:p>TEMPERATURE-DEPENDENT DEVELOPMENT IN CAPITAL-BREEDING LEPIDOPTE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8473/lepi.v65i4.a3</text:p>
          </table:table-cell>
          <table:table-cell office:value-type="string" calcext:value-type="string">
            <text:p>JOURNAL OF THE LEPIDOPTERISTS SOCIETY</text:p>
          </table:table-cell>
          <table:table-cell office:value-type="float" office:value="2011" calcext:value-type="float">
            <text:p>2011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227" calcext:value-type="float">
            <text:p>22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10.18473/lepi.v65i4.a3</text:p>
          </table:table-cell>
          <table:table-cell table:formula="of:=COUNTIF([existing.A$1:.A$2391];[.B39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usolin, Dmitry L.; Tougou, Daisuke; Fujisaki, Kenji</text:p>
          </table:table-cell>
          <table:table-cell office:value-type="string" calcext:value-type="string">
            <text:p>Photoperiodic response in the subtropical and warm-temperate zone populations of the southern green stink bug Nezara viridula: why does it not fit the common latitudinal trend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.1111/j.1365-3032.2011.00797.x</text:p>
          </table:table-cell>
          <table:table-cell office:value-type="string" calcext:value-type="string">
            <text:p>PHYSIOLOGICAL ENTOMOLOGY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79" calcext:value-type="float">
            <text:p>379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10.1111/j.1365-3032.2011.00797.x</text:p>
          </table:table-cell>
          <table:table-cell table:formula="of:=COUNTIF([existing.A$1:.A$2391];[.B40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ansberry, Victoria E.; MacMillan, Heath A.; Sinclair, Brent J.</text:p>
          </table:table-cell>
          <table:table-cell office:value-type="string" calcext:value-type="string">
            <text:p>The Relationship between Chill-Coma Onset and Recovery at the Extremes of the Thermal Window of Drosophila melanogas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86/662642</text:p>
          </table:table-cell>
          <table:table-cell office:value-type="string" calcext:value-type="string">
            <text:p>PHYSIOLOGICAL AND BIOCHEMICAL ZOOLOGY</text:p>
          </table:table-cell>
          <table:table-cell office:value-type="float" office:value="2011" calcext:value-type="float">
            <text:p>201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553" calcext:value-type="float">
            <text:p>553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0.1086/662642</text:p>
          </table:table-cell>
          <table:table-cell table:formula="of:=COUNTIF([existing.A$1:.A$2391];[.B4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yukmaeva, Venera I.; Salminen, Tiina S.; Kankare, Maaria; Knott, K. Emily; Hoikkala, Anneli</text:p>
          </table:table-cell>
          <table:table-cell office:value-type="string" calcext:value-type="string">
            <text:p>Adaptation to a seasonally varying environment: a strong latitudinal cline in reproductive diapause combined with high gene flow in Drosophila montana</text:p>
          </table:table-cell>
          <table:table-cell/>
          <table:table-cell office:value-type="string" calcext:value-type="string">
            <text:p>10.1002/ece3.14</text:p>
          </table:table-cell>
          <table:table-cell office:value-type="string" calcext:value-type="string">
            <text:p>ECOLOGY AND EVOLUTION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0.1002/ece3.14</text:p>
          </table:table-cell>
          <table:table-cell table:formula="of:=COUNTIF([existing.A$1:.A$2391];[.B42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Xue, Wan-Qi; Verves, Yuriy G.; Du, Jing</text:p>
          </table:table-cell>
          <table:table-cell office:value-type="string" calcext:value-type="string">
            <text:p>A review of subtribe Boettcheriscina Verves 1990 (Diptera: Sarcophagidae), with descriptions of a new species and genus from Ch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80/00379271.2011.10697723</text:p>
          </table:table-cell>
          <table:table-cell office:value-type="string" calcext:value-type="string">
            <text:p>ANNALES DE LA SOCIETE ENTOMOLOGIQUE DE FRANCE</text:p>
          </table:table-cell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-4</text:p>
          </table:table-cell>
          <table:table-cell office:value-type="float" office:value="303" calcext:value-type="float">
            <text:p>30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0.1080/00379271.2011.10697723</text:p>
          </table:table-cell>
          <table:table-cell table:formula="of:=COUNTIF([existing.A$1:.A$2391];[.B4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arone, A. M.; Picard, C. J.; Spiegelman, C.; Foran, D. R.</text:p>
          </table:table-cell>
          <table:table-cell office:value-type="string" calcext:value-type="string">
            <text:p>Population and Temperature Effects on Lucilia sericata (Diptera: Calliphoridae) Body Size and Minimum Development Ti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603/ME11004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062" calcext:value-type="float">
            <text:p>106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10.1603/ME11004</text:p>
          </table:table-cell>
          <table:table-cell table:formula="of:=COUNTIF([existing.A$1:.A$2391];[.B4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eszthelyi, Sandor; Szentpeteri, Jozsef; Pal-Fam, Ferenc</text:p>
          </table:table-cell>
          <table:table-cell office:value-type="string" calcext:value-type="string">
            <text:p>Morphometrical and front wing abrasion analysis of a Hungarian cotton bollworm Helicoverpa armigera (Lepidoptera: Noctuidae) popula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2478/s11756-011-0013-6</text:p>
          </table:table-cell>
          <table:table-cell office:value-type="string" calcext:value-type="string">
            <text:p>BIOLOGIA</text:p>
          </table:table-cell>
          <table:table-cell office:value-type="float" office:value="2011" calcext:value-type="float">
            <text:p>201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0.2478/s11756-011-0013-6</text:p>
          </table:table-cell>
          <table:table-cell table:formula="of:=COUNTIF([existing.A$1:.A$2391];[.B4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ysov, Andrey; Kipyatkov, Vladilen E.</text:p>
          </table:table-cell>
          <table:table-cell office:value-type="string" calcext:value-type="string">
            <text:p>Contrasting dynamics of cold resistance traits in field-fresh Myrmica ants during the active seas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jtherbio.2010.11.004</text:p>
          </table:table-cell>
          <table:table-cell office:value-type="string" calcext:value-type="string">
            <text:p>JOURNAL OF THERMAL BIOLOGY</text:p>
          </table:table-cell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.1016/j.jtherbio.2010.11.004</text:p>
          </table:table-cell>
          <table:table-cell table:formula="of:=COUNTIF([existing.A$1:.A$2391];[.B46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cMillan, Heath A.; Sinclair, Brent J.</text:p>
          </table:table-cell>
          <table:table-cell office:value-type="string" calcext:value-type="string">
            <text:p>Mechanisms underlying insect chill-co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jinsphys.2010.10.004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11" calcext:value-type="float">
            <text:p>201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1016/j.jinsphys.2010.10.004</text:p>
          </table:table-cell>
          <table:table-cell table:formula="of:=COUNTIF([existing.A$1:.A$2391];[.B47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olbe, Jason J.; Kearney, Michael; Shine, Richard</text:p>
          </table:table-cell>
          <table:table-cell office:value-type="string" calcext:value-type="string">
            <text:p>Modeling the consequences of thermal trait variation for the cane toad invasion of Austra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890/09-1973.1</text:p>
          </table:table-cell>
          <table:table-cell office:value-type="string" calcext:value-type="string">
            <text:p>ECOLOGICAL APPLICATIONS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273" calcext:value-type="float">
            <text:p>2273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10.1890/09-1973.1</text:p>
          </table:table-cell>
          <table:table-cell table:formula="of:=COUNTIF([existing.A$1:.A$2391];[.B4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Yamasaki, Azusa; Fujisaki, Kenji</text:p>
          </table:table-cell>
          <table:table-cell office:value-type="string" calcext:value-type="string">
            <text:p>Larval feeding preference and performance of the cotton bollworm, Helicoverpa armigera (Hubner) (Lepidoptera: Noctuidae), on different flower parts of cos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303/aez.2010.627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627" calcext:value-type="float">
            <text:p>627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0.1303/aez.2010.627</text:p>
          </table:table-cell>
          <table:table-cell table:formula="of:=COUNTIF([existing.A$1:.A$2391];[.B49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agaya, Jun; Numata, Hideharu; Goto, Shin G.</text:p>
          </table:table-cell>
          <table:table-cell office:value-type="string" calcext:value-type="string">
            <text:p>Sexual difference in the photoperiodic induction of pupal diapause in the flesh fly Sarcophaga simi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479-8298.2010.00394.x</text:p>
          </table:table-cell>
          <table:table-cell office:value-type="string" calcext:value-type="string">
            <text:p>ENTOMOLOGICAL SCIENCE</text:p>
          </table:table-cell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10.1111/j.1479-8298.2010.00394.x</text:p>
          </table:table-cell>
          <table:table-cell table:formula="of:=COUNTIF([existing.A$1:.A$2391];[.B50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hatchikian, Camilo E.; Dennehy, John J.; Vitek, Christopher J.; Livdahl, Todd P.</text:p>
          </table:table-cell>
          <table:table-cell office:value-type="string" calcext:value-type="string">
            <text:p>Environmental effects on bet hedging in Aedes mosquito egg hat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7/s10682-010-9359-4</text:p>
          </table:table-cell>
          <table:table-cell office:value-type="string" calcext:value-type="string">
            <text:p>EVOLUTIONARY ECOLOGY</text:p>
          </table:table-cell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159" calcext:value-type="float">
            <text:p>1159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10.1007/s10682-010-9359-4</text:p>
          </table:table-cell>
          <table:table-cell table:formula="of:=COUNTIF([existing.A$1:.A$2391];[.B5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Wu, Sheng-Bing; Wang, Man-Qun; Zhang, Guoan</text:p>
          </table:table-cell>
          <table:table-cell office:value-type="string" calcext:value-type="string">
            <text:p>Effects of putrescine on diapause induction and intensity, and post-diapause development of Helicoverpa armigera</text:p>
          </table:table-cell>
          <table:table-cell/>
          <table:table-cell office:value-type="string" calcext:value-type="string">
            <text:p>10.1111/j.1570-7458.2010.01012.x</text:p>
          </table:table-cell>
          <table:table-cell office:value-type="string" calcext:value-type="string">
            <text:p>ENTOMOLOGIA EXPERIMENTALIS ET APPLICATA</text:p>
          </table:table-cell>
          <table:table-cell office:value-type="float" office:value="2010" calcext:value-type="float">
            <text:p>2010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10.1111/j.1570-7458.2010.01012.x</text:p>
          </table:table-cell>
          <table:table-cell table:formula="of:=COUNTIF([existing.A$1:.A$2391];[.B52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ironidis, G. K.; Stamopoulos, D. C.; Savopoulou-Soultani, M.</text:p>
          </table:table-cell>
          <table:table-cell office:value-type="string" calcext:value-type="string">
            <text:p>Overwintering Survival and Spring Emergence of Helicoverpa armigera (Lepidoptera: Noctuidae) in Northern Greece</text:p>
          </table:table-cell>
          <table:table-cell/>
          <table:table-cell office:value-type="string" calcext:value-type="string">
            <text:p>10.1603/EN09148</text:p>
          </table:table-cell>
          <table:table-cell office:value-type="string" calcext:value-type="string">
            <text:p>ENVIRONMENTAL ENTOMOLOGY</text:p>
          </table:table-cell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10.1603/EN09148</text:p>
          </table:table-cell>
          <table:table-cell table:formula="of:=COUNTIF([existing.A$1:.A$2391];[.B53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Westwood, A. R.; Blair, D.</text:p>
          </table:table-cell>
          <table:table-cell office:value-type="string" calcext:value-type="string">
            <text:p>Effect of Regional Climate Warming on the Phenology of Butterflies in Boreal Forests in Manitoba, Cana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603/EN09143</text:p>
          </table:table-cell>
          <table:table-cell office:value-type="string" calcext:value-type="string">
            <text:p>ENVIRONMENTAL ENTOMOLOGY</text:p>
          </table:table-cell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122" calcext:value-type="float">
            <text:p>1122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10.1603/EN09143</text:p>
          </table:table-cell>
          <table:table-cell table:formula="of:=COUNTIF([existing.A$1:.A$2391];[.B5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Agrawal, Uma Rani; Bajpai, Neelam; Tewari, Raghav Ram; Kurahashi, Hiromu</text:p>
          </table:table-cell>
          <table:table-cell office:value-type="string" calcext:value-type="string">
            <text:p>Cytogenetics of Flesh Flies of the Genus Boettcherisca (Sarcophagidae: Diptera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508/cytologia.75.149</text:p>
          </table:table-cell>
          <table:table-cell office:value-type="string" calcext:value-type="string">
            <text:p>CYTOLOGIA</text:p>
          </table:table-cell>
          <table:table-cell office:value-type="float" office:value="2010" calcext:value-type="float">
            <text:p>201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10.1508/cytologia.75.149</text:p>
          </table:table-cell>
          <table:table-cell table:formula="of:=COUNTIF([existing.A$1:.A$2391];[.B5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hown, Steven L.; Hoffmann, Ary A.; Kristensen, Torsten N.; Angilletta, Michael J., Jr.; Stenseth, Nils Chr.; Pertoldi, Cino</text:p>
          </table:table-cell>
          <table:table-cell office:value-type="string" calcext:value-type="string">
            <text:p>Adapting to climate change: a perspective from evolutionary physiolog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3354/cr00879</text:p>
          </table:table-cell>
          <table:table-cell office:value-type="string" calcext:value-type="string">
            <text:p>CLIMATE RESEARCH</text:p>
          </table:table-cell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-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3354/cr00879</text:p>
          </table:table-cell>
          <table:table-cell table:formula="of:=COUNTIF([existing.A$1:.A$2391];[.B56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merson, Kevin J.; Uyemura, Alison M.; McDaniel, Keely L.; Schmidt, Paul S.; Bradshaw, William E.; Holzapfel, Christina M.</text:p>
          </table:table-cell>
          <table:table-cell office:value-type="string" calcext:value-type="string">
            <text:p>Environmental control of ovarian dormancy in natural populations of Drosophila melanogaster</text:p>
          </table:table-cell>
          <table:table-cell/>
          <table:table-cell office:value-type="string" calcext:value-type="string">
            <text:p>10.1007/s00359-009-0460-5</text:p>
          </table:table-cell>
          <table:table-cell office:value-type="string" calcext:value-type="string">
            <text:p>JOURNAL OF COMPARATIVE PHYSIOLOGY A-NEUROETHOLOGY SENSORY NEURAL AND BEHAVIORAL PHYSIOLOGY</text:p>
          </table:table-cell>
          <table:table-cell office:value-type="float" office:value="2009" calcext:value-type="float">
            <text:p>2009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825" calcext:value-type="float">
            <text:p>825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10.1007/s00359-009-0460-5</text:p>
          </table:table-cell>
          <table:table-cell table:formula="of:=COUNTIF([existing.A$1:.A$2391];[.B57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cMillan, Heath A.; Walsh, Jillian P.; Sinclair, Brent J.</text:p>
          </table:table-cell>
          <table:table-cell office:value-type="string" calcext:value-type="string">
            <text:p>The effects of selection for cold tolerance on cross-tolerance to other environmental stressors in Drosophila melanogas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744-7917.2009.01251.x</text:p>
          </table:table-cell>
          <table:table-cell office:value-type="string" calcext:value-type="string">
            <text:p>INSECT SCIENCE</text:p>
          </table:table-cell>
          <table:table-cell office:value-type="float" office:value="2009" calcext:value-type="float">
            <text:p>200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0.1111/j.1744-7917.2009.01251.x</text:p>
          </table:table-cell>
          <table:table-cell table:formula="of:=COUNTIF([existing.A$1:.A$2391];[.B5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raham-Taylor, Lyn G.; Stubbs, Alan E.; Brooke, M. de L.</text:p>
          </table:table-cell>
          <table:table-cell office:value-type="string" calcext:value-type="string">
            <text:p>Changes in phenology of hoverflies in a central England gard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752-4598.2008.00034.x</text:p>
          </table:table-cell>
          <table:table-cell office:value-type="string" calcext:value-type="string">
            <text:p>INSECT CONSERVATION AND DIVERSITY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1111/j.1752-4598.2008.00034.x</text:p>
          </table:table-cell>
          <table:table-cell table:formula="of:=COUNTIF([existing.A$1:.A$2391];[.B59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Yamasaki, Azusa; Shimizu, Ken; Fujisaki, Kenji</text:p>
          </table:table-cell>
          <table:table-cell office:value-type="string" calcext:value-type="string">
            <text:p>Effect of Host Plant Part on Larval Body-Color Polymorphism in Helicoverpa armigera (Lepidoptera: Noctu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603/008.102.0108</text:p>
          </table:table-cell>
          <table:table-cell office:value-type="string" calcext:value-type="string">
            <text:p>ANNALS OF THE ENTOMOLOGICAL SOCIETY OF AMERICA</text:p>
          </table:table-cell>
          <table:table-cell office:value-type="float" office:value="2009" calcext:value-type="float">
            <text:p>200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1603/008.102.0108</text:p>
          </table:table-cell>
          <table:table-cell table:formula="of:=COUNTIF([existing.A$1:.A$2391];[.B60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Uchida, Kazuhide; Goto, Chie; Mukawa, Shigeyuki; Mitsunaga, Takayuki; Suzuki, Yoshito</text:p>
          </table:table-cell>
          <table:table-cell office:value-type="string" calcext:value-type="string">
            <text:p>Discrimination among Larval Instars in Helicoverpa armigera (Hubner) (Lepidoptera: Noctuidae) Based on Head-Capsule Width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303/jjaez.2009.157</text:p>
          </table:table-cell>
          <table:table-cell office:value-type="string" calcext:value-type="string">
            <text:p>JAPANESE JOURNAL OF APPLIED ENTOMOLOGY AND ZOOLOGY</text:p>
          </table:table-cell>
          <table:table-cell office:value-type="float" office:value="2009" calcext:value-type="float">
            <text:p>2009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10.1303/jjaez.2009.157</text:p>
          </table:table-cell>
          <table:table-cell table:formula="of:=COUNTIF([existing.A$1:.A$2391];[.B6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alashov, S. V.; Kipyatkov, V. E.</text:p>
          </table:table-cell>
          <table:table-cell office:value-type="string" calcext:value-type="string">
            <text:p>Study of Intrapopulational Variability of Duration and Temperature Norms of Development of the Linden Bug Pyrrhocoris apterus (Heteroptera, Pyrrhocor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34/S0022093008060069</text:p>
          </table:table-cell>
          <table:table-cell office:value-type="string" calcext:value-type="string">
            <text:p>JOURNAL OF EVOLUTIONARY BIOCHEMISTRY AND PHYSIOLOGY</text:p>
          </table:table-cell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687" calcext:value-type="float">
            <text:p>687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10.1134/S0022093008060069</text:p>
          </table:table-cell>
          <table:table-cell table:formula="of:=COUNTIF([existing.A$1:.A$2391];[.B62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ori, Nobuhito; Kimura, Masahito T.</text:p>
          </table:table-cell>
          <table:table-cell office:value-type="string" calcext:value-type="string">
            <text:p>Selection for rapid and slow recovery from chill- and heat-coma in Drosophila melanogast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095-8312.2008.01041.x</text:p>
          </table:table-cell>
          <table:table-cell office:value-type="string" calcext:value-type="string">
            <text:p>BIOLOGICAL JOURNAL OF THE LINNEAN SOCIETY</text:p>
          </table:table-cell>
          <table:table-cell office:value-type="float" office:value="2008" calcext:value-type="float">
            <text:p>2008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1111/j.1095-8312.2008.01041.x</text:p>
          </table:table-cell>
          <table:table-cell table:formula="of:=COUNTIF([existing.A$1:.A$2391];[.B6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urban, Anwar; Yoshida, Hideya; Izumi, Yohei; Sonoda, Shoji; Tsumuki, Hisaaki</text:p>
          </table:table-cell>
          <table:table-cell office:value-type="string" calcext:value-type="string">
            <text:p>Cold hardiness and sugar content in photo-insensitive individuals of the cotton bollworm Helicoverpa armigera</text:p>
          </table:table-cell>
          <table:table-cell/>
          <table:table-cell office:value-type="string" calcext:value-type="string">
            <text:p>10.1111/j.1365-3032.2008.00630.x</text:p>
          </table:table-cell>
          <table:table-cell office:value-type="string" calcext:value-type="string">
            <text:p>PHYSIOLOGICAL ENTOMOLOGY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51" calcext:value-type="float">
            <text:p>251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1111/j.1365-3032.2008.00630.x</text:p>
          </table:table-cell>
          <table:table-cell table:formula="of:=COUNTIF([existing.A$1:.A$2391];[.B64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alashov, S. V.; Kipyatkov, V. E.</text:p>
          </table:table-cell>
          <table:table-cell office:value-type="string" calcext:value-type="string">
            <text:p>The first proof of a possibility of change of temperature norms of insect development as a result of artificial selection for fast or slow development by the example of the red soldier bug Pyrrhocoris apterus (Heteroptera, Pyrrhocor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34/S0022093008020060</text:p>
          </table:table-cell>
          <table:table-cell office:value-type="string" calcext:value-type="string">
            <text:p>JOURNAL OF EVOLUTIONARY BIOCHEMISTRY AND PHYSIOLOGY</text:p>
          </table:table-cell>
          <table:table-cell office:value-type="float" office:value="2008" calcext:value-type="float">
            <text:p>200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.1134/S0022093008020060</text:p>
          </table:table-cell>
          <table:table-cell table:formula="of:=COUNTIF([existing.A$1:.A$2391];[.B6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oribayashi, Atsuko; Hayashi, Toshihiko; Taylor, Demar; Kurahashi, Hiromu; Kobayashi, Mutsuo</text:p>
          </table:table-cell>
          <table:table-cell office:value-type="string" calcext:value-type="string">
            <text:p>Different responses to photoperiod in non-diapausing colonies of the flesh fly, Boettcherisca peregrina</text:p>
          </table:table-cell>
          <table:table-cell/>
          <table:table-cell office:value-type="string" calcext:value-type="string">
            <text:p>10.1111/j.1365-3032.2007.00597.x</text:p>
          </table:table-cell>
          <table:table-cell office:value-type="string" calcext:value-type="string">
            <text:p>PHYSIOLOGICAL ENTOMOLOGY</text:p>
          </table:table-cell>
          <table:table-cell office:value-type="float" office:value="2008" calcext:value-type="float">
            <text:p>200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1111/j.1365-3032.2007.00597.x</text:p>
          </table:table-cell>
          <table:table-cell table:formula="of:=COUNTIF([existing.A$1:.A$2391];[.B66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Wells, Jeffrey D.; Stevens, Jamie R.</text:p>
          </table:table-cell>
          <table:table-cell office:value-type="string" calcext:value-type="string">
            <text:p>Application of DNA-based methods in forensic entomolog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46/annurev.ento.52.110405.091423</text:p>
          </table:table-cell>
          <table:table-cell office:value-type="string" calcext:value-type="string">
            <text:p>ANNUAL REVIEW OF ENTOMOLOGY</text:p>
          </table:table-cell>
          <table:table-cell office:value-type="float" office:value="2008" calcext:value-type="float">
            <text:p>200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.1146/annurev.ento.52.110405.091423</text:p>
          </table:table-cell>
          <table:table-cell table:formula="of:=COUNTIF([existing.A$1:.A$2391];[.B67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radshaw, W. E.; Holzapfel, C. M.</text:p>
          </table:table-cell>
          <table:table-cell office:value-type="string" calcext:value-type="string">
            <text:p>Genetic response to rapid climate change: it's seasonal timing that matters</text:p>
          </table:table-cell>
          <table:table-cell/>
          <table:table-cell office:value-type="string" calcext:value-type="string">
            <text:p>10.1111/j.1365-294X.2007.03509.x</text:p>
          </table:table-cell>
          <table:table-cell office:value-type="string" calcext:value-type="string">
            <text:p>MOLECULAR ECOLOGY</text:p>
          </table:table-cell>
          <table:table-cell office:value-type="float" office:value="2008" calcext:value-type="float">
            <text:p>200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10.1111/j.1365-294X.2007.03509.x</text:p>
          </table:table-cell>
          <table:table-cell table:formula="of:=COUNTIF([existing.A$1:.A$2391];[.B68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elty, Jonathan</text:p>
          </table:table-cell>
          <table:table-cell office:value-type="string" calcext:value-type="string">
            <text:p>Rapid cold-hardening of Drosophila melanogaster in a field sett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365-3032.2007.00584.x</text:p>
          </table:table-cell>
          <table:table-cell office:value-type="string" calcext:value-type="string">
            <text:p>PHYSIOLOGICAL ENTOMOLOGY</text:p>
          </table:table-cell>
          <table:table-cell office:value-type="float" office:value="2007" calcext:value-type="float">
            <text:p>2007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43" calcext:value-type="float">
            <text:p>34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1111/j.1365-3032.2007.00584.x</text:p>
          </table:table-cell>
          <table:table-cell table:formula="of:=COUNTIF([existing.A$1:.A$2391];[.B69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omi, Tadashi</text:p>
          </table:table-cell>
          <table:table-cell office:value-type="string" calcext:value-type="string">
            <text:p>Seasonal adaptations of the fall webworm Hyphantria cunea (Drury) (Lepidoptera : Arctiidae) following its invasion of Japan</text:p>
          </table:table-cell>
          <table:table-cell/>
          <table:table-cell office:value-type="string" calcext:value-type="string">
            <text:p>10.1007/s11284-006-0327-y</text:p>
          </table:table-cell>
          <table:table-cell office:value-type="string" calcext:value-type="string">
            <text:p>ECOLOGICAL RESEARCH</text:p>
          </table:table-cell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855" calcext:value-type="float">
            <text:p>855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10.1007/s11284-006-0327-y</text:p>
          </table:table-cell>
          <table:table-cell table:formula="of:=COUNTIF([existing.A$1:.A$2391];[.B70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usolin, Dmitry L.</text:p>
          </table:table-cell>
          <table:table-cell office:value-type="string" calcext:value-type="string">
            <text:p>Insects in a warmer world: ecological, physiological and life-history responses of true bugs (Heteroptera) to climate change</text:p>
          </table:table-cell>
          <table:table-cell/>
          <table:table-cell office:value-type="string" calcext:value-type="string">
            <text:p>10.1111/j.1365-2486.2007.01395.x</text:p>
          </table:table-cell>
          <table:table-cell office:value-type="string" calcext:value-type="string">
            <text:p>GLOBAL CHANGE BIOLOGY</text:p>
          </table:table-cell>
          <table:table-cell office:value-type="float" office:value="2007" calcext:value-type="float">
            <text:p>200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565" calcext:value-type="float">
            <text:p>1565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10.1111/j.1365-2486.2007.01395.x</text:p>
          </table:table-cell>
          <table:table-cell table:formula="of:=COUNTIF([existing.A$1:.A$2391];[.B71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urban, A.; Yoshida, H.; Izumi, Y.; Sonoda, S.; Tsumuki, H.</text:p>
          </table:table-cell>
          <table:table-cell office:value-type="string" calcext:value-type="string">
            <text:p>Pupal diapause of Helicoverpa armigera (Lepidoptera : Noctuidae): sensitive stage for thermal induction in the Okayama (western Japan) population</text:p>
          </table:table-cell>
          <table:table-cell/>
          <table:table-cell office:value-type="string" calcext:value-type="string">
            <text:p>10.1017/S0007485307004956</text:p>
          </table:table-cell>
          <table:table-cell office:value-type="string" calcext:value-type="string">
            <text:p>BULLETIN OF ENTOMOLOGICAL RESEARCH</text:p>
          </table:table-cell>
          <table:table-cell office:value-type="float" office:value="2007" calcext:value-type="float">
            <text:p>2007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0.1017/S0007485307004956</text:p>
          </table:table-cell>
          <table:table-cell table:formula="of:=COUNTIF([existing.A$1:.A$2391];[.B72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arland, J. A.; Kevan, D. K. Mce.</text:p>
          </table:table-cell>
          <table:table-cell office:value-type="string" calcext:value-type="string">
            <text:p>Chrysopidae of Canada and Alaska ( Insecta, Neuroptera): revised checklist, new and noteworthy records, and geo-referenced localiti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ZOOTAXA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/>
          <table:table-cell table:formula="of:=COUNTIF([existing.A$1:.A$2391];[.B7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hiota, Hiroaki; Kimura, Masahito T.</text:p>
          </table:table-cell>
          <table:table-cell office:value-type="string" calcext:value-type="string">
            <text:p>Evolutionary trade-offs between thermal tolerance and locomotor and developmental performance in drosophilid flies</text:p>
          </table:table-cell>
          <table:table-cell/>
          <table:table-cell office:value-type="string" calcext:value-type="string">
            <text:p>10.1111/j.1095-8312.2007.00738.x</text:p>
          </table:table-cell>
          <table:table-cell office:value-type="string" calcext:value-type="string">
            <text:p>BIOLOGICAL JOURNAL OF THE LINNEAN SOCIETY</text:p>
          </table:table-cell>
          <table:table-cell office:value-type="float" office:value="2007" calcext:value-type="float">
            <text:p>200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10.1111/j.1095-8312.2007.00738.x</text:p>
          </table:table-cell>
          <table:table-cell table:formula="of:=COUNTIF([existing.A$1:.A$2391];[.B74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himizu, Ken; Fujisaki, Kenji</text:p>
          </table:table-cell>
          <table:table-cell office:value-type="string" calcext:value-type="string">
            <text:p>Geographic variation in diapause induction under constant and changing conditions in Helicoverpa armigera</text:p>
          </table:table-cell>
          <table:table-cell/>
          <table:table-cell office:value-type="string" calcext:value-type="string">
            <text:p>10.1111/j.1570-8703.2006.00483.x</text:p>
          </table:table-cell>
          <table:table-cell office:value-type="string" calcext:value-type="string">
            <text:p>ENTOMOLOGIA EXPERIMENTALIS ET APPLICATA</text:p>
          </table:table-cell>
          <table:table-cell office:value-type="float" office:value="2006" calcext:value-type="float">
            <text:p>2006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10.1111/j.1570-8703.2006.00483.x</text:p>
          </table:table-cell>
          <table:table-cell table:formula="of:=COUNTIF([existing.A$1:.A$2391];[.B75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achibana, Shin-Ichiro; Numata, Hideharu</text:p>
          </table:table-cell>
          <table:table-cell office:value-type="string" calcext:value-type="string">
            <text:p>Seasonal prevalence of blowflies and flesh flies in Osaka Ci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479-8298.2006.00179.x</text:p>
          </table:table-cell>
          <table:table-cell office:value-type="string" calcext:value-type="string">
            <text:p>ENTOMOLOGICAL SCIENCE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10.1111/j.1479-8298.2006.00179.x</text:p>
          </table:table-cell>
          <table:table-cell table:formula="of:=COUNTIF([existing.A$1:.A$2391];[.B76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Oikawa, Ayako; Mori, Nobuhito; Kimura, Masahito T.</text:p>
          </table:table-cell>
          <table:table-cell office:value-type="string" calcext:value-type="string">
            <text:p>Comparison of oxygen consumption in drosophilid flies from different climates</text:p>
          </table:table-cell>
          <table:table-cell/>
          <table:table-cell office:value-type="string" calcext:value-type="string">
            <text:p>10.1111/j.1479-8298.2006.00180.x</text:p>
          </table:table-cell>
          <table:table-cell office:value-type="string" calcext:value-type="string">
            <text:p>ENTOMOLOGICAL SCIENCE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0.1111/j.1479-8298.2006.00180.x</text:p>
          </table:table-cell>
          <table:table-cell table:formula="of:=COUNTIF([existing.A$1:.A$2391];[.B77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Norry, F. M.; Sambucetti, P.; Scannapieco, A. C.; Loeschcke, V.</text:p>
          </table:table-cell>
          <table:table-cell office:value-type="string" calcext:value-type="string">
            <text:p>Altitudinal patterns for longevity, fecundity and senescence in Drosophila buzzat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7/s10709-005-5537-7</text:p>
          </table:table-cell>
          <table:table-cell office:value-type="string" calcext:value-type="string">
            <text:p>GENETICA</text:p>
          </table:table-cell>
          <table:table-cell office:value-type="float" office:value="2006" calcext:value-type="float">
            <text:p>20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-3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1007/s10709-005-5537-7</text:p>
          </table:table-cell>
          <table:table-cell table:formula="of:=COUNTIF([existing.A$1:.A$2391];[.B7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Xiao, Hai-Jun; Yang, Dong; Xue, Fang-Sen</text:p>
          </table:table-cell>
          <table:table-cell office:value-type="string" calcext:value-type="string">
            <text:p>Effect of photoperiod on the duration of summer and winter diapause in the cabbage butterfly, Pieris melete (Lepidoptera : Pieridae)</text:p>
          </table:table-cell>
          <table:table-cell/>
          <table:table-cell office:value-type="string" calcext:value-type="string">
            <text:p>10.14411/eje.2006.071</text:p>
          </table:table-cell>
          <table:table-cell office:value-type="string" calcext:value-type="string">
            <text:p>EUROPEAN JOURNAL OF ENTOMOLOGY</text:p>
          </table:table-cell>
          <table:table-cell office:value-type="float" office:value="2006" calcext:value-type="float">
            <text:p>200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537" calcext:value-type="float">
            <text:p>537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10.14411/eje.2006.071</text:p>
          </table:table-cell>
          <table:table-cell table:formula="of:=COUNTIF([existing.A$1:.A$2391];[.B79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himizu, K; Shimizu, K; Fujisaki, K</text:p>
          </table:table-cell>
          <table:table-cell office:value-type="string" calcext:value-type="string">
            <text:p>Timing of diapause induction and overwintering success in the cotton bollworm Helicoverpa armigera (Hb.) (Lepidoptera : Noctuidae) under outdoor conditions in temperate Japan</text:p>
          </table:table-cell>
          <table:table-cell/>
          <table:table-cell office:value-type="string" calcext:value-type="string">
            <text:p>10.1303/aez.2006.151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2006" calcext:value-type="float">
            <text:p>200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10.1303/aez.2006.151</text:p>
          </table:table-cell>
          <table:table-cell table:formula="of:=COUNTIF([existing.A$1:.A$2391];[.B80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Ito, K</text:p>
          </table:table-cell>
          <table:table-cell office:value-type="string" calcext:value-type="string">
            <text:p>Development times under long- and short-day conditions in the Kanzawa spider mite Tetranychus kanzawai (Acari : Tetranych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7/s10493-005-6649-6</text:p>
          </table:table-cell>
          <table:table-cell office:value-type="string" calcext:value-type="string">
            <text:p>EXPERIMENTAL AND APPLIED ACAROLOGY</text:p>
          </table:table-cell>
          <table:table-cell office:value-type="float" office:value="2005" calcext:value-type="float">
            <text:p>200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91" calcext:value-type="float">
            <text:p>29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0.1007/s10493-005-6649-6</text:p>
          </table:table-cell>
          <table:table-cell table:formula="of:=COUNTIF([existing.A$1:.A$2391];[.B8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inclair, BJ; Roberts, SP</text:p>
          </table:table-cell>
          <table:table-cell office:value-type="string" calcext:value-type="string">
            <text:p>Acclimation, shock and hardening in the col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j.jtherbio.2005.07.002</text:p>
          </table:table-cell>
          <table:table-cell office:value-type="string" calcext:value-type="string">
            <text:p>JOURNAL OF THERMAL BIOLOGY</text:p>
          </table:table-cell>
          <table:table-cell office:value-type="float" office:value="2005" calcext:value-type="float">
            <text:p>200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57" calcext:value-type="float">
            <text:p>557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10.1016/j.jtherbio.2005.07.002</text:p>
          </table:table-cell>
          <table:table-cell table:formula="of:=COUNTIF([existing.A$1:.A$2391];[.B82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urban, A; Yoshida, H; Immi, Y; Sonoda, S; Tsumuki, H</text:p>
          </table:table-cell>
          <table:table-cell office:value-type="string" calcext:value-type="string">
            <text:p>Pupal diapause of Helicoverpa armigera: sensitive stage for photoperiodic induction</text:p>
          </table:table-cell>
          <table:table-cell/>
          <table:table-cell office:value-type="string" calcext:value-type="string">
            <text:p>10.1303/aez.2005.457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2005" calcext:value-type="float">
            <text:p>200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10.1303/aez.2005.457</text:p>
          </table:table-cell>
          <table:table-cell table:formula="of:=COUNTIF([existing.A$1:.A$2391];[.B83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isodia, S; Singh, BN</text:p>
          </table:table-cell>
          <table:table-cell office:value-type="string" calcext:value-type="string">
            <text:p>Behaviour genetics of Drosophila: Non-sexual behaviour</text:p>
          </table:table-cell>
          <table:table-cell/>
          <table:table-cell office:value-type="string" calcext:value-type="string">
            <text:p>10.1007/BF02715846</text:p>
          </table:table-cell>
          <table:table-cell office:value-type="string" calcext:value-type="string">
            <text:p>JOURNAL OF GENETICS</text:p>
          </table:table-cell>
          <table:table-cell office:value-type="float" office:value="2005" calcext:value-type="float">
            <text:p>200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.1007/BF02715846</text:p>
          </table:table-cell>
          <table:table-cell table:formula="of:=COUNTIF([existing.A$1:.A$2391];[.B84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ukontason, KL; Methanitikorn, R; Kurahashi, H; Piangjai, S; Sukontason, K</text:p>
          </table:table-cell>
          <table:table-cell office:value-type="string" calcext:value-type="string">
            <text:p>Surface ultrastructure of prestomal teeth of some flies in the families Calliphoridae, Muscidae and Sarcophagid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7/s00436-005-1357-z</text:p>
          </table:table-cell>
          <table:table-cell office:value-type="string" calcext:value-type="string">
            <text:p>PARASITOLOGY RESEARCH</text:p>
          </table:table-cell>
          <table:table-cell office:value-type="float" office:value="2005" calcext:value-type="float">
            <text:p>2005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10.1007/s00436-005-1357-z</text:p>
          </table:table-cell>
          <table:table-cell table:formula="of:=COUNTIF([existing.A$1:.A$2391];[.B8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offmann, AA; Shirriffs, J; Scott, M</text:p>
          </table:table-cell>
          <table:table-cell office:value-type="string" calcext:value-type="string">
            <text:p>Relative importance of plastic vs genetic factors in adaptive differentiation: geographical variation for stress resistance in Drosophila melanogaster from eastern Australia</text:p>
          </table:table-cell>
          <table:table-cell/>
          <table:table-cell office:value-type="string" calcext:value-type="string">
            <text:p>10.1111/j.1365-2435.2005.00959.x</text:p>
          </table:table-cell>
          <table:table-cell office:value-type="string" calcext:value-type="string">
            <text:p>FUNCTIONAL ECOLOGY</text:p>
          </table:table-cell>
          <table:table-cell office:value-type="float" office:value="2005" calcext:value-type="float">
            <text:p>200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0.1111/j.1365-2435.2005.00959.x</text:p>
          </table:table-cell>
          <table:table-cell table:formula="of:=COUNTIF([existing.A$1:.A$2391];[.B86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cdonald, SS; Rako, L; Batterham, P; Hoffmann, AA</text:p>
          </table:table-cell>
          <table:table-cell office:value-type="string" calcext:value-type="string">
            <text:p>Dissecting chill coma recovery as a measure of cold resistance: evidence for a biphasic response in Drosophila melanogaster</text:p>
          </table:table-cell>
          <table:table-cell/>
          <table:table-cell office:value-type="string" calcext:value-type="string">
            <text:p>10.1016/j.jinsphys.2004.05.004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04" calcext:value-type="float">
            <text:p>200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695" calcext:value-type="float">
            <text:p>695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10.1016/j.jinsphys.2004.05.004</text:p>
          </table:table-cell>
          <table:table-cell table:formula="of:=COUNTIF([existing.A$1:.A$2391];[.B87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mura, MT</text:p>
          </table:table-cell>
          <table:table-cell office:value-type="string" calcext:value-type="string">
            <text:p>Cold and heat tolerance of drosophilid flies with reference to their latitudinal distributions</text:p>
          </table:table-cell>
          <table:table-cell/>
          <table:table-cell office:value-type="string" calcext:value-type="string">
            <text:p>10.1007/s00442-004-1605-4</text:p>
          </table:table-cell>
          <table:table-cell office:value-type="string" calcext:value-type="string">
            <text:p>OECOLOGIA</text:p>
          </table:table-cell>
          <table:table-cell office:value-type="float" office:value="2004" calcext:value-type="float">
            <text:p>2004</text:p>
          </table:table-cell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10.1007/s00442-004-1605-4</text:p>
          </table:table-cell>
          <table:table-cell table:formula="of:=COUNTIF([existing.A$1:.A$2391];[.B88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oto, SG; Kimura, MT</text:p>
          </table:table-cell>
          <table:table-cell office:value-type="string" calcext:value-type="string">
            <text:p>Heat-shock-responsive genes are not involved in the adult diapause of Drosophila triauraria</text:p>
          </table:table-cell>
          <table:table-cell/>
          <table:table-cell office:value-type="string" calcext:value-type="string">
            <text:p>10.1016/j.gene.2003.10.017</text:p>
          </table:table-cell>
          <table:table-cell office:value-type="string" calcext:value-type="string">
            <text:p>GENE</text:p>
          </table:table-cell>
          <table:table-cell office:value-type="float" office:value="2004" calcext:value-type="float">
            <text:p>2004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0.1016/j.gene.2003.10.017</text:p>
          </table:table-cell>
          <table:table-cell table:formula="of:=COUNTIF([existing.A$1:.A$2391];[.B89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arron, MC; Wratten, SD; Barlow, ND</text:p>
          </table:table-cell>
          <table:table-cell office:value-type="string" calcext:value-type="string">
            <text:p>Phenology and parasitism of the red admiral butterfly Bassaris gonerilla (Lepidoptera : Nymphalidae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EW ZEALAND JOURNAL OF ECOLOGY</text:p>
          </table:table-cell>
          <table:table-cell office:value-type="float" office:value="2004" calcext:value-type="float">
            <text:p>200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COUNTIF([existing.A$1:.A$2391];[.B90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ibbs, AG; Perkins, MC; Markow, TA</text:p>
          </table:table-cell>
          <table:table-cell office:value-type="string" calcext:value-type="string">
            <text:p>No place to hide: microclimates of sonoran desert Drosophi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S0306-4565(03)00011-1</text:p>
          </table:table-cell>
          <table:table-cell office:value-type="string" calcext:value-type="string">
            <text:p>JOURNAL OF THERMAL BIOLOGY</text:p>
          </table:table-cell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0.1016/S0306-4565(03)00011-1</text:p>
          </table:table-cell>
          <table:table-cell table:formula="of:=COUNTIF([existing.A$1:.A$2391];[.B9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akahashi, H; Ueno, S; Katagiri, C</text:p>
          </table:table-cell>
          <table:table-cell office:value-type="string" calcext:value-type="string">
            <text:p>Direct observation of the crystallization of fat in a Drosophila fly body by small- and wide-angle X-ray scattering</text:p>
          </table:table-cell>
          <table:table-cell/>
          <table:table-cell office:value-type="string" calcext:value-type="string">
            <text:p>10.1107/S0021889803001845</text:p>
          </table:table-cell>
          <table:table-cell office:value-type="string" calcext:value-type="string">
            <text:p>JOURNAL OF APPLIED CRYSTALLOGRAPHY</text:p>
          </table:table-cell>
          <table:table-cell office:value-type="float" office:value="2003" calcext:value-type="float">
            <text:p>20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10.1107/S0021889803001845</text:p>
          </table:table-cell>
          <table:table-cell table:formula="of:=COUNTIF([existing.A$1:.A$2391];[.B92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ansen, BW; Marker, T; Andreassen, P; Arashkewich, E; Carlotti, F; Lindeque, P; Tande, KS; Wagner, M</text:p>
          </table:table-cell>
          <table:table-cell office:value-type="string" calcext:value-type="string">
            <text:p>Differences in life-cycle traits of Calanus finmarchicus originating from 60 degrees N and 69 degrees N, when reared in mesocosms at 69 degrees N</text:p>
          </table:table-cell>
          <table:table-cell/>
          <table:table-cell office:value-type="string" calcext:value-type="string">
            <text:p>10.1007/s00227-002-1004-5</text:p>
          </table:table-cell>
          <table:table-cell office:value-type="string" calcext:value-type="string">
            <text:p>MARINE BIOLOGY</text:p>
          </table:table-cell>
          <table:table-cell office:value-type="float" office:value="2003" calcext:value-type="float">
            <text:p>2003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877" calcext:value-type="float">
            <text:p>877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10.1007/s00227-002-1004-5</text:p>
          </table:table-cell>
          <table:table-cell table:formula="of:=COUNTIF([existing.A$1:.A$2391];[.B93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offmann, AA; Sorensen, JG; Loeschcke, V</text:p>
          </table:table-cell>
          <table:table-cell office:value-type="string" calcext:value-type="string">
            <text:p>Adaptation of Drosophila to temperature extremes: bringing together quantitative and molecular approaches</text:p>
          </table:table-cell>
          <table:table-cell/>
          <table:table-cell office:value-type="string" calcext:value-type="string">
            <text:p>10.1016/S0306-4565(02)00057-8</text:p>
          </table:table-cell>
          <table:table-cell office:value-type="string" calcext:value-type="string">
            <text:p>JOURNAL OF THERMAL BIOLOGY</text:p>
          </table:table-cell>
          <table:table-cell office:value-type="float" office:value="2003" calcext:value-type="float">
            <text:p>200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0.1016/S0306-4565(02)00057-8</text:p>
          </table:table-cell>
          <table:table-cell table:formula="of:=COUNTIF([existing.A$1:.A$2391];[.B94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agiafoglou, A; Carew, ME; Hoffmann, AA</text:p>
          </table:table-cell>
          <table:table-cell office:value-type="string" calcext:value-type="string">
            <text:p>Shifting clinal patterns and microsatellite variation in Drosophila serrata populations: a comparison of populations near the southern border of the species 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46/j.1420-9101.2002.00439.x</text:p>
          </table:table-cell>
          <table:table-cell office:value-type="string" calcext:value-type="string">
            <text:p>JOURNAL OF EVOLUTIONARY BIOLOGY</text:p>
          </table:table-cell>
          <table:table-cell office:value-type="float" office:value="2002" calcext:value-type="float">
            <text:p>200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63" calcext:value-type="float">
            <text:p>763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10.1046/j.1420-9101.2002.00439.x</text:p>
          </table:table-cell>
          <table:table-cell table:formula="of:=COUNTIF([existing.A$1:.A$2391];[.B9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anaka, S</text:p>
          </table:table-cell>
          <table:table-cell office:value-type="string" calcext:value-type="string">
            <text:p>Temperature acclimation in overwintering nymphs of a cockroach, Periplaneta japonica: walking on 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S0022-1910(02)00077-X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02" calcext:value-type="float">
            <text:p>2002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71" calcext:value-type="float">
            <text:p>571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10.1016/S0022-1910(02)00077-X</text:p>
          </table:table-cell>
          <table:table-cell table:formula="of:=COUNTIF([existing.A$1:.A$2391];[.B96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hown, SL; Addo-Bediako, A; Gaston, KJ</text:p>
          </table:table-cell>
          <table:table-cell office:value-type="string" calcext:value-type="string">
            <text:p>Physiological variation in insects: large-scale patterns and their implica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S1096-4959(02)00017-9</text:p>
          </table:table-cell>
          <table:table-cell office:value-type="string" calcext:value-type="string">
            <text:p>COMPARATIVE BIOCHEMISTRY AND PHYSIOLOGY B-BIOCHEMISTRY &amp; MOLECULAR BIOLOGY</text:p>
          </table:table-cell>
          <table:table-cell office:value-type="float" office:value="2002" calcext:value-type="float">
            <text:p>2002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587" calcext:value-type="float">
            <text:p>58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10.1016/S1096-4959(02)00017-9</text:p>
          </table:table-cell>
          <table:table-cell table:formula="of:=COUNTIF([existing.A$1:.A$2391];[.B97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criber, JM</text:p>
          </table:table-cell>
          <table:table-cell office:value-type="string" calcext:value-type="string">
            <text:p>Latitudinal and local geographic mosaics in host plant preferences as shaped by thermal units and voltinism in Papilio spp. (Lepidoptera)</text:p>
          </table:table-cell>
          <table:table-cell/>
          <table:table-cell office:value-type="string" calcext:value-type="string">
            <text:p>10.14411/eje.2002.032</text:p>
          </table:table-cell>
          <table:table-cell office:value-type="string" calcext:value-type="string">
            <text:p>EUROPEAN JOURNAL OF ENTOMOLOGY</text:p>
          </table:table-cell>
          <table:table-cell office:value-type="float" office:value="2002" calcext:value-type="float">
            <text:p>2002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10.14411/eje.2002.032</text:p>
          </table:table-cell>
          <table:table-cell table:formula="of:=COUNTIF([existing.A$1:.A$2391];[.B98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ale, JS; Masters, GJ; Hodkinson, ID; Awmack, C; Bezemer, TM; Brown, VK; Butterfield, J; Buse, A; Coulson, JC; Farrar, J; Good, JEG; Harrington, R; Hartley, S; Jones, TH; Lindroth, RL; Press, MC; Symrnioudis, I; Watt, AD; Whittaker, JB</text:p>
          </table:table-cell>
          <table:table-cell office:value-type="string" calcext:value-type="string">
            <text:p>Herbivory in global climate change research: direct effects of rising temperature on insect herbivores</text:p>
          </table:table-cell>
          <table:table-cell/>
          <table:table-cell office:value-type="string" calcext:value-type="string">
            <text:p>10.1046/j.1365-2486.2002.00451.x</text:p>
          </table:table-cell>
          <table:table-cell office:value-type="string" calcext:value-type="string">
            <text:p>GLOBAL CHANGE BIOLOGY</text:p>
          </table:table-cell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046/j.1365-2486.2002.00451.x</text:p>
          </table:table-cell>
          <table:table-cell table:formula="of:=COUNTIF([existing.A$1:.A$2391];[.B99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auber, CA; Tauber, MJ; Albuquerque, GS</text:p>
          </table:table-cell>
          <table:table-cell office:value-type="string" calcext:value-type="string">
            <text:p>Plesiochrysa brasiliensis (Neuroptera : Chrysopidae): Larval stages, biology, and taxonomic relationship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603/0013-8746(2001)094[0858:PBNCLS]2.0.CO;2</text:p>
          </table:table-cell>
          <table:table-cell office:value-type="string" calcext:value-type="string">
            <text:p>ANNALS OF THE ENTOMOLOGICAL SOCIETY OF AMERICA</text:p>
          </table:table-cell>
          <table:table-cell office:value-type="float" office:value="2001" calcext:value-type="float">
            <text:p>200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858" calcext:value-type="float">
            <text:p>858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10.1603/0013-8746(2001)094[0858:PBNCLS]2.0.CO;2</text:p>
          </table:table-cell>
          <table:table-cell table:formula="of:=COUNTIF([existing.A$1:.A$2391];[.B100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Daibo, S; Kimura, MT; Goto, SG</text:p>
          </table:table-cell>
          <table:table-cell office:value-type="string" calcext:value-type="string">
            <text:p>Upregulation of genes belonging to the drosomycin family in diapausing adults of Drosophila triauraria</text:p>
          </table:table-cell>
          <table:table-cell/>
          <table:table-cell office:value-type="string" calcext:value-type="string">
            <text:p>10.1016/S0378-1119(01)00713-2</text:p>
          </table:table-cell>
          <table:table-cell office:value-type="string" calcext:value-type="string">
            <text:p>GENE</text:p>
          </table:table-cell>
          <table:table-cell office:value-type="float" office:value="2001" calcext:value-type="float">
            <text:p>200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-2</text:p>
          </table:table-cell>
          <table:table-cell office:value-type="float" office:value="177" calcext:value-type="float">
            <text:p>177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.1016/S0378-1119(01)00713-2</text:p>
          </table:table-cell>
          <table:table-cell table:formula="of:=COUNTIF([existing.A$1:.A$2391];[.B101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usolin, DL; Numata, H; Saulich, AH</text:p>
          </table:table-cell>
          <table:table-cell office:value-type="string" calcext:value-type="string">
            <text:p>Timing of diapause induction outside the natural distribution range of a species: an outdoor experiment with the bean bug Riptortus clavatus</text:p>
          </table:table-cell>
          <table:table-cell/>
          <table:table-cell office:value-type="string" calcext:value-type="string">
            <text:p>10.1046/j.1570-7458.2001.00866.x</text:p>
          </table:table-cell>
          <table:table-cell office:value-type="string" calcext:value-type="string">
            <text:p>ENTOMOLOGIA EXPERIMENTALIS ET APPLICATA</text:p>
          </table:table-cell>
          <table:table-cell office:value-type="float" office:value="2001" calcext:value-type="float">
            <text:p>200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0.1046/j.1570-7458.2001.00866.x</text:p>
          </table:table-cell>
          <table:table-cell table:formula="of:=COUNTIF([existing.A$1:.A$2391];[.B102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auber, E; Kyriacou, BP</text:p>
          </table:table-cell>
          <table:table-cell office:value-type="string" calcext:value-type="string">
            <text:p>Insect photoperiodism and circadian clocks: Models and mechanisms</text:p>
          </table:table-cell>
          <table:table-cell/>
          <table:table-cell office:value-type="string" calcext:value-type="string">
            <text:p>10.1177/074873001129002088</text:p>
          </table:table-cell>
          <table:table-cell office:value-type="string" calcext:value-type="string">
            <text:p>JOURNAL OF BIOLOGICAL RHYTHMS</text:p>
          </table:table-cell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10.1177/074873001129002088</text:p>
          </table:table-cell>
          <table:table-cell table:formula="of:=COUNTIF([existing.A$1:.A$2391];[.B103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hown, SL</text:p>
          </table:table-cell>
          <table:table-cell office:value-type="string" calcext:value-type="string">
            <text:p>Physiological variation in insects: hierarchical levels and implications</text:p>
          </table:table-cell>
          <table:table-cell/>
          <table:table-cell office:value-type="string" calcext:value-type="string">
            <text:p>10.1016/S0022-1910(00)00163-3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49" calcext:value-type="float">
            <text:p>649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10.1016/S0022-1910(00)00163-3</text:p>
          </table:table-cell>
          <table:table-cell table:formula="of:=COUNTIF([existing.A$1:.A$2391];[.B104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elty, JD; Lee, RE</text:p>
          </table:table-cell>
          <table:table-cell office:value-type="string" calcext:value-type="string">
            <text:p>Rapid cold-hardening of Drosophila melanogaster (Diptera : Drosophilidae) during ecologically based thermoperiodic cycl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OURNAL OF EXPERIMENTAL BIOLOGY</text:p>
          </table:table-cell>
          <table:table-cell office:value-type="float" office:value="2001" calcext:value-type="float">
            <text:p>2001</text:p>
          </table:table-cell>
          <table:table-cell office:value-type="float" office:value="204" calcext:value-type="float">
            <text:p>204</text:p>
          </table:table-cell>
          <table:table-cell office:value-type="float" office:value="9" calcext:value-type="float">
            <text:p>9</text:p>
          </table:table-cell>
          <table:table-cell office:value-type="float" office:value="1659" calcext:value-type="float">
            <text:p>1659</text:p>
          </table:table-cell>
          <table:table-cell office:value-type="float" office:value="1666" calcext:value-type="float">
            <text:p>1666</text:p>
          </table:table-cell>
          <table:table-cell/>
          <table:table-cell table:formula="of:=COUNTIF([existing.A$1:.A$2391];[.B10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ibert, P; Huey, RB</text:p>
          </table:table-cell>
          <table:table-cell office:value-type="string" calcext:value-type="string">
            <text:p>Chill-coma temperature in Drosophila: Effects of developmental temperature, latitude, and phyloge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86/320429</text:p>
          </table:table-cell>
          <table:table-cell office:value-type="string" calcext:value-type="string">
            <text:p>PHYSIOLOGICAL AND BIOCHEMICAL ZOOLOGY</text:p>
          </table:table-cell>
          <table:table-cell office:value-type="float" office:value="2001" calcext:value-type="float">
            <text:p>2001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10.1086/320429</text:p>
          </table:table-cell>
          <table:table-cell table:formula="of:=COUNTIF([existing.A$1:.A$2391];[.B106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askauf, SJ; McCauley, DE</text:p>
          </table:table-cell>
          <table:table-cell office:value-type="string" calcext:value-type="string">
            <text:p>Evaluation of low temperature mortality as a range-limiting factor for the southwestern corn borer (Lepidoptera : Cramb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603/0046-225X-30.2.181</text:p>
          </table:table-cell>
          <table:table-cell office:value-type="string" calcext:value-type="string">
            <text:p>ENVIRONMENTAL ENTOMOLOGY</text:p>
          </table:table-cell>
          <table:table-cell office:value-type="float" office:value="2001" calcext:value-type="float">
            <text:p>200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0.1603/0046-225X-30.2.181</text:p>
          </table:table-cell>
          <table:table-cell table:formula="of:=COUNTIF([existing.A$1:.A$2391];[.B107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hoi, KH; Kim, SR; Cho, ES; Yang, WJ; Jin, BR; Takeda, M; Shon, HD</text:p>
          </table:table-cell>
          <table:table-cell office:value-type="string" calcext:value-type="string">
            <text:p>Developmental and life history characteristics of the oyster mushroom fly, Coboldia fuscipes (Diptera : Scatops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303/aez.2000.495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10.1303/aez.2000.495</text:p>
          </table:table-cell>
          <table:table-cell table:formula="of:=COUNTIF([existing.A$1:.A$2391];[.B10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radshaw, WE; Fujiyama, S; Holzapfel, CM</text:p>
          </table:table-cell>
          <table:table-cell office:value-type="string" calcext:value-type="string">
            <text:p>Adaptation to the thermal climate of North America by the pitcher-plant mosquito, Wyeomyia smithii</text:p>
          </table:table-cell>
          <table:table-cell table:number-columns-repeated="2"/>
          <table:table-cell office:value-type="string" calcext:value-type="string">
            <text:p>ECOLOGY</text:p>
          </table:table-cell>
          <table:table-cell office:value-type="float" office:value="2000" calcext:value-type="float">
            <text:p>2000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1262" calcext:value-type="float">
            <text:p>1262</text:p>
          </table:table-cell>
          <table:table-cell office:value-type="float" office:value="1272" calcext:value-type="float">
            <text:p>1272</text:p>
          </table:table-cell>
          <table:table-cell/>
          <table:table-cell table:formula="of:=COUNTIF([existing.A$1:.A$2391];[.B109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am, WKF; Pedigo, LP</text:p>
          </table:table-cell>
          <table:table-cell office:value-type="string" calcext:value-type="string">
            <text:p>Cold tolerance of overwintering bean leaf beetles (Coleoptera : Chrysomel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603/0046-225X(2000)029[0157:CTOOBL]2.0.CO;2</text:p>
          </table:table-cell>
          <table:table-cell office:value-type="string" calcext:value-type="string">
            <text:p>ENVIRONMENTAL ENTOMOLOGY</text:p>
          </table:table-cell>
          <table:table-cell office:value-type="float" office:value="2000" calcext:value-type="float">
            <text:p>200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0.1603/0046-225X(2000)029[0157:CTOOBL]2.0.CO;2</text:p>
          </table:table-cell>
          <table:table-cell table:formula="of:=COUNTIF([existing.A$1:.A$2391];[.B110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oy, DB; Sparks, TH</text:p>
          </table:table-cell>
          <table:table-cell office:value-type="string" calcext:value-type="string">
            <text:p>Phenology of British butterflies and climate ch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46/j.1365-2486.2000.00322.x</text:p>
          </table:table-cell>
          <table:table-cell office:value-type="string" calcext:value-type="string">
            <text:p>GLOBAL CHANGE BIOLOGY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10.1046/j.1365-2486.2000.00322.x</text:p>
          </table:table-cell>
          <table:table-cell table:formula="of:=COUNTIF([existing.A$1:.A$2391];[.B11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oto, SG; Kitamura, HW; Kimura, MT</text:p>
          </table:table-cell>
          <table:table-cell office:value-type="string" calcext:value-type="string">
            <text:p>Phylogenetic relationships and climatic adaptations in the Drosophila takahashii and montium species subgroups</text:p>
          </table:table-cell>
          <table:table-cell/>
          <table:table-cell office:value-type="string" calcext:value-type="string">
            <text:p>10.1006/mpev.1999.0727</text:p>
          </table:table-cell>
          <table:table-cell office:value-type="string" calcext:value-type="string">
            <text:p>MOLECULAR PHYLOGENETICS AND EVOLUTION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10.1006/mpev.1999.0727</text:p>
          </table:table-cell>
          <table:table-cell table:formula="of:=COUNTIF([existing.A$1:.A$2391];[.B112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emp, DJ</text:p>
          </table:table-cell>
          <table:table-cell office:value-type="string" calcext:value-type="string">
            <text:p>The basis of life-history plasticity in the tropical butterfly Hypolimnas bolina (L.) (Lepidoptera : Nymphal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71/ZO99062</text:p>
          </table:table-cell>
          <table:table-cell office:value-type="string" calcext:value-type="string">
            <text:p>AUSTRALIAN JOURNAL OF ZOOLOGY</text:p>
          </table:table-cell>
          <table:table-cell office:value-type="float" office:value="2000" calcext:value-type="float">
            <text:p>200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.1071/ZO99062</text:p>
          </table:table-cell>
          <table:table-cell table:formula="of:=COUNTIF([existing.A$1:.A$2391];[.B11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eng, HJ; Apperson, CS</text:p>
          </table:table-cell>
          <table:table-cell office:value-type="string" calcext:value-type="string">
            <text:p>Development and survival of immature Aedes albopictus and Aedes triseriatus (Diptera : Culicidae) in the laboratory: Effects of density, food, and competition on response to temperature</text:p>
          </table:table-cell>
          <table:table-cell/>
          <table:table-cell office:value-type="string" calcext:value-type="string">
            <text:p>10.1603/0022-2585-37.1.40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2000" calcext:value-type="float">
            <text:p>200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.1603/0022-2585-37.1.40</text:p>
          </table:table-cell>
          <table:table-cell table:formula="of:=COUNTIF([existing.A$1:.A$2391];[.B114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ryant, SR; Thomas, CD; Bale, JS</text:p>
          </table:table-cell>
          <table:table-cell office:value-type="string" calcext:value-type="string">
            <text:p>Thermal ecology of gregarious and solitary nettle-feeding nymphalid butterfly larva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7/PL00008825</text:p>
          </table:table-cell>
          <table:table-cell office:value-type="string" calcext:value-type="string">
            <text:p>OECOLOGIA</text:p>
          </table:table-cell>
          <table:table-cell office:value-type="float" office:value="2000" calcext:value-type="float">
            <text:p>20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1007/PL00008825</text:p>
          </table:table-cell>
          <table:table-cell table:formula="of:=COUNTIF([existing.A$1:.A$2391];[.B11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Yoshida, T; Kimura, MT</text:p>
          </table:table-cell>
          <table:table-cell office:value-type="string" calcext:value-type="string">
            <text:p>Complex effects of thermoperiod and temperature pulse on the photoperiodic clock in Drosophila triauraria (Diptera : Drosophilidae)</text:p>
          </table:table-cell>
          <table:table-cell/>
          <table:table-cell office:value-type="string" calcext:value-type="string">
            <text:p>10.1303/aez.34.303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1999" calcext:value-type="float">
            <text:p>1999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10.1303/aez.34.303</text:p>
          </table:table-cell>
          <table:table-cell table:formula="of:=COUNTIF([existing.A$1:.A$2391];[.B116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Ishihara, M; Shimada, M</text:p>
          </table:table-cell>
          <table:table-cell office:value-type="string" calcext:value-type="string">
            <text:p>Geographical variation in photoperiodic response for diapause induction between univoltine and multivoltine populations of Kytorhinus sharpianus (Coleoptera : Bruchidae)</text:p>
          </table:table-cell>
          <table:table-cell/>
          <table:table-cell office:value-type="string" calcext:value-type="string">
            <text:p>10.1093/ee/28.2.195</text:p>
          </table:table-cell>
          <table:table-cell office:value-type="string" calcext:value-type="string">
            <text:p>ENVIRONMENTAL ENTOMOLOGY</text:p>
          </table:table-cell>
          <table:table-cell office:value-type="float" office:value="1999" calcext:value-type="float">
            <text:p>199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.1093/ee/28.2.195</text:p>
          </table:table-cell>
          <table:table-cell table:formula="of:=COUNTIF([existing.A$1:.A$2391];[.B117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cWatters, HG; Saunders, DS</text:p>
          </table:table-cell>
          <table:table-cell office:value-type="string" calcext:value-type="string">
            <text:p>Maternal temperature has different effects on the photoperiodic response and duration of larval diapause in blow fly (Calliphora vicina) strains collected at two latitudes</text:p>
          </table:table-cell>
          <table:table-cell/>
          <table:table-cell office:value-type="string" calcext:value-type="string">
            <text:p>10.1046/j.1365-3032.1998.00101.x</text:p>
          </table:table-cell>
          <table:table-cell office:value-type="string" calcext:value-type="string">
            <text:p>PHYSIOLOGICAL ENTOMOLOGY</text:p>
          </table:table-cell>
          <table:table-cell office:value-type="float" office:value="1998" calcext:value-type="float">
            <text:p>199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69" calcext:value-type="float">
            <text:p>3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0.1046/j.1365-3032.1998.00101.x</text:p>
          </table:table-cell>
          <table:table-cell table:formula="of:=COUNTIF([existing.A$1:.A$2391];[.B118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cGaw, MM; Chandler, LJ; Wasieloski, LP; Blair, CD; Beaty, BJ</text:p>
          </table:table-cell>
          <table:table-cell office:value-type="string" calcext:value-type="string">
            <text:p>Effect of La Crosse virus infection on overwintering of Aedes triseriatus</text:p>
          </table:table-cell>
          <table:table-cell/>
          <table:table-cell office:value-type="string" calcext:value-type="string">
            <text:p>10.4269/ajtmh.1998.58.168</text:p>
          </table:table-cell>
          <table:table-cell office:value-type="string" calcext:value-type="string">
            <text:p>AMERICAN JOURNAL OF TROPICAL MEDICINE AND HYGIENE</text:p>
          </table:table-cell>
          <table:table-cell office:value-type="float" office:value="1998" calcext:value-type="float">
            <text:p>199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0.4269/ajtmh.1998.58.168</text:p>
          </table:table-cell>
          <table:table-cell table:formula="of:=COUNTIF([existing.A$1:.A$2391];[.B119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Nannini, MA; Juliano, SA</text:p>
          </table:table-cell>
          <table:table-cell office:value-type="string" calcext:value-type="string">
            <text:p>Effects of the facultative predator Anopheles barberi on population performance of its prey Aedes triseriatus (Diptera Culic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aesa/91.1.33</text:p>
          </table:table-cell>
          <table:table-cell office:value-type="string" calcext:value-type="string">
            <text:p>ANNALS OF THE ENTOMOLOGICAL SOCIETY OF AMERICA</text:p>
          </table:table-cell>
          <table:table-cell office:value-type="float" office:value="1998" calcext:value-type="float">
            <text:p>1998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.1093/aesa/91.1.33</text:p>
          </table:table-cell>
          <table:table-cell table:formula="of:=COUNTIF([existing.A$1:.A$2391];[.B120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ryant, SR; Thomas, CD; Bale, JS</text:p>
          </table:table-cell>
          <table:table-cell office:value-type="string" calcext:value-type="string">
            <text:p>Nettle-feeding nymphalid butterflies: temperature, development and distribu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46/j.1365-2311.1997.00082.x</text:p>
          </table:table-cell>
          <table:table-cell office:value-type="string" calcext:value-type="string">
            <text:p>ECOLOGICAL ENTOMOLOGY</text:p>
          </table:table-cell>
          <table:table-cell office:value-type="float" office:value="1997" calcext:value-type="float">
            <text:p>199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90" calcext:value-type="float">
            <text:p>390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10.1046/j.1365-2311.1997.00082.x</text:p>
          </table:table-cell>
          <table:table-cell table:formula="of:=COUNTIF([existing.A$1:.A$2391];[.B12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cWatters, HG; Saunders, DS</text:p>
          </table:table-cell>
          <table:table-cell office:value-type="string" calcext:value-type="string">
            <text:p>Inheritance of the photoperiodic response controlling larval diapause in the blow fly, Calliphora vicina</text:p>
          </table:table-cell>
          <table:table-cell/>
          <table:table-cell office:value-type="string" calcext:value-type="string">
            <text:p>10.1016/S0022-1910(97)00051-6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7" calcext:value-type="float">
            <text:p>1997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709" calcext:value-type="float">
            <text:p>709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10.1016/S0022-1910(97)00051-6</text:p>
          </table:table-cell>
          <table:table-cell table:formula="of:=COUNTIF([existing.A$1:.A$2391];[.B122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radford, MJ; Roff, DA</text:p>
          </table:table-cell>
          <table:table-cell office:value-type="string" calcext:value-type="string">
            <text:p>An empirical model of diapause strategies of the cricket Allonemobius sociu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COLOGY</text:p>
          </table:table-cell>
          <table:table-cell office:value-type="float" office:value="1997" calcext:value-type="float">
            <text:p>1997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COUNTIF([existing.A$1:.A$2391];[.B12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Wegis, MC; Bradshaw, WE; Davison, TE; Holzapfel, CM</text:p>
          </table:table-cell>
          <table:table-cell office:value-type="string" calcext:value-type="string">
            <text:p>Rhythmic components of photoperiodic time measurement in the pitcher-plant mosquito, Wyeomyia smithii</text:p>
          </table:table-cell>
          <table:table-cell/>
          <table:table-cell office:value-type="string" calcext:value-type="string">
            <text:p>10.1007/s004420050130</text:p>
          </table:table-cell>
          <table:table-cell office:value-type="string" calcext:value-type="string">
            <text:p>OECOLOGIA</text:p>
          </table:table-cell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.1007/s004420050130</text:p>
          </table:table-cell>
          <table:table-cell table:formula="of:=COUNTIF([existing.A$1:.A$2391];[.B124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cWatters, HG; Saunders, DS</text:p>
          </table:table-cell>
          <table:table-cell office:value-type="string" calcext:value-type="string">
            <text:p>The influence of each parent and geographic origin on larval diapause in the blow fly, Calliphora vicina</text:p>
          </table:table-cell>
          <table:table-cell/>
          <table:table-cell office:value-type="string" calcext:value-type="string">
            <text:p>10.1016/0022-1910(96)00030-3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6" calcext:value-type="float">
            <text:p>199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721" calcext:value-type="float">
            <text:p>721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0.1016/0022-1910(96)00030-3</text:p>
          </table:table-cell>
          <table:table-cell table:formula="of:=COUNTIF([existing.A$1:.A$2391];[.B125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omi, T; Takeda, M</text:p>
          </table:table-cell>
          <table:table-cell office:value-type="string" calcext:value-type="string">
            <text:p>Changes in life-history traits in the Fall Webworm within half a century of introduction to Japan</text:p>
          </table:table-cell>
          <table:table-cell/>
          <table:table-cell office:value-type="string" calcext:value-type="string">
            <text:p>10.2307/2390287</text:p>
          </table:table-cell>
          <table:table-cell office:value-type="string" calcext:value-type="string">
            <text:p>FUNCTIONAL ECOLOGY</text:p>
          </table:table-cell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10.2307/2390287</text:p>
          </table:table-cell>
          <table:table-cell table:formula="of:=COUNTIF([existing.A$1:.A$2391];[.B126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omi, T</text:p>
          </table:table-cell>
          <table:table-cell office:value-type="string" calcext:value-type="string">
            <text:p>A mechanism for the decrease in developmental period of a trivoltine population of Hyphantria cunea (Lepidoptera: Arctiidae)</text:p>
          </table:table-cell>
          <table:table-cell/>
          <table:table-cell office:value-type="string" calcext:value-type="string">
            <text:p>10.1303/aez.31.217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1996" calcext:value-type="float">
            <text:p>199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0.1303/aez.31.217</text:p>
          </table:table-cell>
          <table:table-cell table:formula="of:=COUNTIF([existing.A$1:.A$2391];[.B127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iihimaa, A; Kimura, MT; Lumme, J; Lakovaara, S</text:p>
          </table:table-cell>
          <table:table-cell office:value-type="string" calcext:value-type="string">
            <text:p>Geographical variation in the larval diapause of Chymomyza costata (Diptera; Drosophilidae)</text:p>
          </table:table-cell>
          <table:table-cell/>
          <table:table-cell office:value-type="string" calcext:value-type="string">
            <text:p>10.1111/j.1601-5223.1996.00151.x</text:p>
          </table:table-cell>
          <table:table-cell office:value-type="string" calcext:value-type="string">
            <text:p>HEREDITAS</text:p>
          </table:table-cell>
          <table:table-cell office:value-type="float" office:value="1996" calcext:value-type="float">
            <text:p>1996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10.1111/j.1601-5223.1996.00151.x</text:p>
          </table:table-cell>
          <table:table-cell table:formula="of:=COUNTIF([existing.A$1:.A$2391];[.B128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ANSON, SM; CRAIG, GB</text:p>
          </table:table-cell>
          <table:table-cell office:value-type="string" calcext:value-type="string">
            <text:p>AEDES-ALBOPICTUS (DIPTERA, CULICIDAE) EGGS - FIELD SURVIVORSHIP DURING NORTHERN INDIANA WINTERS</text:p>
          </table:table-cell>
          <table:table-cell/>
          <table:table-cell office:value-type="string" calcext:value-type="string">
            <text:p>10.1093/jmedent/32.5.599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1995" calcext:value-type="float">
            <text:p>199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99" calcext:value-type="float">
            <text:p>599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10.1093/jmedent/32.5.599</text:p>
          </table:table-cell>
          <table:table-cell table:formula="of:=COUNTIF([existing.A$1:.A$2391];[.B129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MURA, MT; YOSHIDA, T</text:p>
          </table:table-cell>
          <table:table-cell office:value-type="string" calcext:value-type="string">
            <text:p>A GENETIC-ANALYSIS OF PHOTOPERIODIC REPRODUCTIVE DIAPAUSE IN DROSOPHILA-TRIAURARIA</text:p>
          </table:table-cell>
          <table:table-cell/>
          <table:table-cell office:value-type="string" calcext:value-type="string">
            <text:p>10.1111/j.1365-3032.1995.tb00009.x</text:p>
          </table:table-cell>
          <table:table-cell office:value-type="string" calcext:value-type="string">
            <text:p>PHYSIOLOGICAL ENTOMOLOGY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10.1111/j.1365-3032.1995.tb00009.x</text:p>
          </table:table-cell>
          <table:table-cell table:formula="of:=COUNTIF([existing.A$1:.A$2391];[.B130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RADFORD, MJ; ROFF, DA</text:p>
          </table:table-cell>
          <table:table-cell office:value-type="string" calcext:value-type="string">
            <text:p>GENETIC AND PHENOTYPIC SOURCES OF LIFE-HISTORY VARIATION ALONG A CLINE IN VOLTINISM IN THE CRICKET ALLONEMOBIUS-SOCI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7/BF00328620</text:p>
          </table:table-cell>
          <table:table-cell office:value-type="string" calcext:value-type="string">
            <text:p>OECOLOGIA</text:p>
          </table:table-cell>
          <table:table-cell office:value-type="float" office:value="1995" calcext:value-type="float">
            <text:p>1995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10.1007/BF00328620</text:p>
          </table:table-cell>
          <table:table-cell table:formula="of:=COUNTIF([existing.A$1:.A$2391];[.B13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YOSHIDA, T; KIMURA, MT</text:p>
          </table:table-cell>
          <table:table-cell office:value-type="string" calcext:value-type="string">
            <text:p>RELATION OF THE CIRCADIAN SYSTEM TO THE PHOTOPERIODIC CLOCK IN DROSOPHILA-TRIAURARIA (DIPTERA, DROSOPHILIDAE) - AN APPROACH FROM ANALYSIS OF GEOGRAPHIC-VARIATION</text:p>
          </table:table-cell>
          <table:table-cell/>
          <table:table-cell office:value-type="string" calcext:value-type="string">
            <text:p>10.1303/aez.29.499</text:p>
          </table:table-cell>
          <table:table-cell office:value-type="string" calcext:value-type="string">
            <text:p>APPLIED ENTOMOLOGY AND ZOOLOGY</text:p>
          </table:table-cell>
          <table:table-cell office:value-type="float" office:value="1994" calcext:value-type="float">
            <text:p>199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99" calcext:value-type="float">
            <text:p>499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10.1303/aez.29.499</text:p>
          </table:table-cell>
          <table:table-cell table:formula="of:=COUNTIF([existing.A$1:.A$2391];[.B132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HOMAS, JA; MOSS, D; POLLARD, E</text:p>
          </table:table-cell>
          <table:table-cell office:value-type="string" calcext:value-type="string">
            <text:p>INCREASED FLUCTUATIONS OF BUTTERFLY POPULATIONS TOWARDS THE NORTHERN EDGES OF SPECIES RANG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600-0587.1994.tb00096.x</text:p>
          </table:table-cell>
          <table:table-cell office:value-type="string" calcext:value-type="string">
            <text:p>ECOGRAPHY</text:p>
          </table:table-cell>
          <table:table-cell office:value-type="float" office:value="1994" calcext:value-type="float">
            <text:p>199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.1111/j.1600-0587.1994.tb00096.x</text:p>
          </table:table-cell>
          <table:table-cell table:formula="of:=COUNTIF([existing.A$1:.A$2391];[.B13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DINGLE, H; MOUSSEAU, TA</text:p>
          </table:table-cell>
          <table:table-cell office:value-type="string" calcext:value-type="string">
            <text:p>GEOGRAPHIC-VARIATION IN EMBRYONIC-DEVELOPMENT TIME AND STAGE OF DIAPAUSE IN A GRASSHOP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07/BF00323147</text:p>
          </table:table-cell>
          <table:table-cell office:value-type="string" calcext:value-type="string">
            <text:p>OECOLOGIA</text:p>
          </table:table-cell>
          <table:table-cell office:value-type="float" office:value="1994" calcext:value-type="float">
            <text:p>1994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10.1007/BF00323147</text:p>
          </table:table-cell>
          <table:table-cell table:formula="of:=COUNTIF([existing.A$1:.A$2391];[.B13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YOSHIDA, T; KIMURA, MT</text:p>
          </table:table-cell>
          <table:table-cell office:value-type="string" calcext:value-type="string">
            <text:p>SOME EFFECTS OF LOW-TEMPERATURE ON THE PHOTOPERIODIC CLOCK IN DROSOPHILA-TRIAURARIA</text:p>
          </table:table-cell>
          <table:table-cell/>
          <table:table-cell office:value-type="string" calcext:value-type="string">
            <text:p>10.1111/j.1365-3032.1994.tb01078.x</text:p>
          </table:table-cell>
          <table:table-cell office:value-type="string" calcext:value-type="string">
            <text:p>PHYSIOLOGICAL ENTOMOLOGY</text:p>
          </table:table-cell>
          <table:table-cell office:value-type="float" office:value="1994" calcext:value-type="float">
            <text:p>199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0.1111/j.1365-3032.1994.tb01078.x</text:p>
          </table:table-cell>
          <table:table-cell table:formula="of:=COUNTIF([existing.A$1:.A$2391];[.B135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EIZAGUIRRE, M; LOPEZ, C; ASIN, L; ALBAJES, R</text:p>
          </table:table-cell>
          <table:table-cell office:value-type="string" calcext:value-type="string">
            <text:p>THERMOPERIODISM, PHOTOPERIODISM AND SENSITIVE STAGE IN THE DIAPAUSE INDUCTION OF SESAMIA NONAGRIOIDES (LEPIDOPTERA, NOCTU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0022-1910(94)90082-5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4" calcext:value-type="float">
            <text:p>199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10.1016/0022-1910(94)90082-5</text:p>
          </table:table-cell>
          <table:table-cell table:formula="of:=COUNTIF([existing.A$1:.A$2391];[.B136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ATKINSON, D</text:p>
          </table:table-cell>
          <table:table-cell office:value-type="string" calcext:value-type="string">
            <text:p>TEMPERATURE AND ORGANISM SIZE - A BIOLOGICAL LAW FOR ECTOTHER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S0065-2504(08)60212-3</text:p>
          </table:table-cell>
          <table:table-cell office:value-type="string" calcext:value-type="string">
            <text:p>ADVANCES IN ECOLOGICAL RESEARCH, VOL 25</text:p>
          </table:table-cell>
          <table:table-cell office:value-type="float" office:value="1994" calcext:value-type="float">
            <text:p>199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0.1016/S0065-2504(08)60212-3</text:p>
          </table:table-cell>
          <table:table-cell table:formula="of:=COUNTIF([existing.A$1:.A$2391];[.B137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WILLIAMS, KD; SOKOLOWSKI, MB</text:p>
          </table:table-cell>
          <table:table-cell office:value-type="string" calcext:value-type="string">
            <text:p>DIAPAUSE IN DROSOPHILA-MELANOGASTER FEMALES - A GENETIC-ANALYSIS</text:p>
          </table:table-cell>
          <table:table-cell/>
          <table:table-cell office:value-type="string" calcext:value-type="string">
            <text:p>10.1038/hdy.1993.141</text:p>
          </table:table-cell>
          <table:table-cell office:value-type="string" calcext:value-type="string">
            <text:p>HEREDITY</text:p>
          </table:table-cell>
          <table:table-cell office:value-type="float" office:value="1993" calcext:value-type="float">
            <text:p>199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10.1038/hdy.1993.141</text:p>
          </table:table-cell>
          <table:table-cell table:formula="of:=COUNTIF([existing.A$1:.A$2391];[.B138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MURA, MT; BESSHO, A; DAI, ZH</text:p>
          </table:table-cell>
          <table:table-cell office:value-type="string" calcext:value-type="string">
            <text:p>THE INFLUENCE OF GENE FLOW ON LATITUDINAL CLINES OF PHOTOPERIODIC ADULT DIAPAUSE IN THE DROSOPHILA-AURARIA SPECIES-COMPLEX</text:p>
          </table:table-cell>
          <table:table-cell table:number-columns-repeated="2"/>
          <table:table-cell office:value-type="string" calcext:value-type="string">
            <text:p>BIOLOGICAL JOURNAL OF THE LINNEAN SOCIETY</text:p>
          </table:table-cell>
          <table:table-cell office:value-type="float" office:value="1993" calcext:value-type="float">
            <text:p>199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COUNTIF([existing.A$1:.A$2391];[.B139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YOSHIDA, T; KIMURA, MT</text:p>
          </table:table-cell>
          <table:table-cell office:value-type="string" calcext:value-type="string">
            <text:p>THE PHOTOPERIODIC CLOCK OF DROSOPHILA-TRIAURARIA - INVOLVEMENT OF A CIRCADIAN OSCILLATORY SYSTEM</text:p>
          </table:table-cell>
          <table:table-cell/>
          <table:table-cell office:value-type="string" calcext:value-type="string">
            <text:p>10.1016/0022-1910(93)90092-6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3" calcext:value-type="float">
            <text:p>199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10.1016/0022-1910(93)90092-6</text:p>
          </table:table-cell>
          <table:table-cell table:formula="of:=COUNTIF([existing.A$1:.A$2391];[.B140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OVEOS, DS; KROON, A; VEERMAN, A</text:p>
          </table:table-cell>
          <table:table-cell office:value-type="string" calcext:value-type="string">
            <text:p>GEOGRAPHIC-VARIATION OF DIAPAUSE INTENSITY IN THE SPIDER-MITE TETRANYCHUS-URTICAE</text:p>
          </table:table-cell>
          <table:table-cell/>
          <table:table-cell office:value-type="string" calcext:value-type="string">
            <text:p>10.1111/j.1365-3032.1993.tb00448.x</text:p>
          </table:table-cell>
          <table:table-cell office:value-type="string" calcext:value-type="string">
            <text:p>PHYSIOLOGICAL ENTOMOLOGY</text:p>
          </table:table-cell>
          <table:table-cell office:value-type="float" office:value="1993" calcext:value-type="float">
            <text:p>199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1111/j.1365-3032.1993.tb00448.x</text:p>
          </table:table-cell>
          <table:table-cell table:formula="of:=COUNTIF([existing.A$1:.A$2391];[.B141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YOSHIDA, T; KIMURA, MT</text:p>
          </table:table-cell>
          <table:table-cell office:value-type="string" calcext:value-type="string">
            <text:p>THE PHOTOPERIODIC CLOCK OF DROSOPHILA-TRIAURARIA - INVOLVEMENT OF 2 PROCESSES IN THE NIGHT-LENGTH MEASUREMENT SYSTEM</text:p>
          </table:table-cell>
          <table:table-cell/>
          <table:table-cell office:value-type="string" calcext:value-type="string">
            <text:p>10.1016/0022-1910(93)90100-6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3" calcext:value-type="float">
            <text:p>199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0.1016/0022-1910(93)90100-6</text:p>
          </table:table-cell>
          <table:table-cell table:formula="of:=COUNTIF([existing.A$1:.A$2391];[.B142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OHTSU, T; KATAGIRI, C; KIMURA, MT; HORI, SH</text:p>
          </table:table-cell>
          <table:table-cell office:value-type="string" calcext:value-type="string">
            <text:p>COLD ADAPTATIONS IN DROSOPHILA - QUALITATIVE CHANGES OF TRIACYLGLYCEROLS WITH RELATION TO OVERWINTERING</text:p>
          </table:table-cell>
          <table:table-cell table:number-columns-repeated="2"/>
          <table:table-cell office:value-type="string" calcext:value-type="string">
            <text:p>JOURNAL OF BIOLOGICAL CHEMISTRY</text:p>
          </table:table-cell>
          <table:table-cell office:value-type="float" office:value="1993" calcext:value-type="float">
            <text:p>1993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1830" calcext:value-type="float">
            <text:p>1830</text:p>
          </table:table-cell>
          <table:table-cell office:value-type="float" office:value="1834" calcext:value-type="float">
            <text:p>1834</text:p>
          </table:table-cell>
          <table:table-cell/>
          <table:table-cell table:formula="of:=COUNTIF([existing.A$1:.A$2391];[.B143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OHTSU, T; KIMURA, MT; HORI, SH</text:p>
          </table:table-cell>
          <table:table-cell office:value-type="string" calcext:value-type="string">
            <text:p>ENERGY-STORAGE DURING REPRODUCTIVE DIAPAUSE IN THE DROSOPHILA-MELANOGASTER SPECIES GROUP</text:p>
          </table:table-cell>
          <table:table-cell/>
          <table:table-cell office:value-type="string" calcext:value-type="string">
            <text:p>10.1007/BF00357524</text:p>
          </table:table-cell>
          <table:table-cell office:value-type="string" calcext:value-type="string">
            <text:p>JOURNAL OF COMPARATIVE PHYSIOLOGY B-BIOCHEMICAL SYSTEMIC AND ENVIRONMENTAL PHYSIOLOGY</text:p>
          </table:table-cell>
          <table:table-cell office:value-type="float" office:value="1992" calcext:value-type="float">
            <text:p>199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0.1007/BF00357524</text:p>
          </table:table-cell>
          <table:table-cell table:formula="of:=COUNTIF([existing.A$1:.A$2391];[.B144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ROETERS, FR; SHAW, DD</text:p>
          </table:table-cell>
          <table:table-cell office:value-type="string" calcext:value-type="string">
            <text:p>ASSOCIATION BETWEEN LATITUDINAL VARIATION FOR EMBRYONIC-DEVELOPMENT TIME AND CHROMOSOME STRUCTURE IN THE GRASSHOPPER CALEDIA-CAPTIVA (ORTHOPTERA, ACRID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558-5646.1992.tb01999.x</text:p>
          </table:table-cell>
          <table:table-cell office:value-type="string" calcext:value-type="string">
            <text:p>EVOLUTION</text:p>
          </table:table-cell>
          <table:table-cell office:value-type="float" office:value="1992" calcext:value-type="float">
            <text:p>199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10.1111/j.1558-5646.1992.tb01999.x</text:p>
          </table:table-cell>
          <table:table-cell table:formula="of:=COUNTIF([existing.A$1:.A$2391];[.B14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ROETERS, FR</text:p>
          </table:table-cell>
          <table:table-cell office:value-type="string" calcext:value-type="string">
            <text:p>GEOGRAPHIC CONSERVATISM OF DEVELOPMENT RATE IN THE MILKWEED-OLEANDER APHID, APHIS-NERII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CTA OECOLOGICA-INTERNATIONAL JOURNAL OF ECOLOGY</text:p>
          </table:table-cell>
          <table:table-cell office:value-type="float" office:value="1992" calcext:value-type="float">
            <text:p>199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49" calcext:value-type="float">
            <text:p>649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COUNTIF([existing.A$1:.A$2391];[.B146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URLA, H; BACHLI, G</text:p>
          </table:table-cell>
          <table:table-cell office:value-type="string" calcext:value-type="string">
            <text:p>A SEARCH FOR PATTERN IN FAUNISTICAL RECORDS OF DROSOPHILID SPECIES IN SWITZERLAND</text:p>
          </table:table-cell>
          <table:table-cell table:number-columns-repeated="2"/>
          <table:table-cell office:value-type="string" calcext:value-type="string">
            <text:p>ZEITSCHRIFT FUR ZOOLOGISCHE SYSTEMATIK UND EVOLUTIONSFORSCHUNG</text:p>
          </table:table-cell>
          <table:table-cell office:value-type="float" office:value="1991" calcext:value-type="float">
            <text:p>1991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COUNTIF([existing.A$1:.A$2391];[.B147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HEN, CP; DENLINGER, DL; LEE, RE</text:p>
          </table:table-cell>
          <table:table-cell office:value-type="string" calcext:value-type="string">
            <text:p>SEASONAL-VARIATION IN GENERATION TIME, DIAPAUSE AND COLD HARDINESS IN A CENTRAL OHIO POPULATION OF THE FLESH FLY, SARCOPHAGA-BULL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365-2311.1991.tb00204.x</text:p>
          </table:table-cell>
          <table:table-cell office:value-type="string" calcext:value-type="string">
            <text:p>ECOLOGICAL ENTOMOLOGY</text:p>
          </table:table-cell>
          <table:table-cell office:value-type="float" office:value="1991" calcext:value-type="float">
            <text:p>199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10.1111/j.1365-2311.1991.tb00204.x</text:p>
          </table:table-cell>
          <table:table-cell table:formula="of:=COUNTIF([existing.A$1:.A$2391];[.B14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LITHO, IA; LENGA, A; HUIGNARD, J</text:p>
          </table:table-cell>
          <table:table-cell office:value-type="string" calcext:value-type="string">
            <text:p>INTENSITY OF THE MALE REPRODUCTIVE DIAPAUSE IN BRUCHIDIUS-ATROLINEATUS PIC COLEOPTERA BRUCHIDAE IS AFFECTED BY INDUCTION CONDITION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NVERTEBRATE REPRODUCTION &amp; DEVELOPMENT</text:p>
          </table:table-cell>
          <table:table-cell office:value-type="float" office:value="1991" calcext:value-type="float">
            <text:p>199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COUNTIF([existing.A$1:.A$2391];[.B149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OUSSEAU, TA; DINGLE, H</text:p>
          </table:table-cell>
          <table:table-cell office:value-type="string" calcext:value-type="string">
            <text:p>MATERNAL EFFECTS IN INSECT LIFE HISTOR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46/annurev.en.36.010191.002455</text:p>
          </table:table-cell>
          <table:table-cell office:value-type="string" calcext:value-type="string">
            <text:p>ANNUAL REVIEW OF ENTOMOLOGY</text:p>
          </table:table-cell>
          <table:table-cell office:value-type="float" office:value="1991" calcext:value-type="float">
            <text:p>199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10.1146/annurev.en.36.010191.002455</text:p>
          </table:table-cell>
          <table:table-cell table:formula="of:=COUNTIF([existing.A$1:.A$2391];[.B150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DENNIS, RLH; SHREEVE, TG</text:p>
          </table:table-cell>
          <table:table-cell office:value-type="string" calcext:value-type="string">
            <text:p>CLIMATIC-CHANGE AND THE BRITISH BUTTERFLY FAUNA - OPPORTUNITIES AND CONSTRAIN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0006-3207(91)90002-Q</text:p>
          </table:table-cell>
          <table:table-cell office:value-type="string" calcext:value-type="string">
            <text:p>BIOLOGICAL CONSERVATION</text:p>
          </table:table-cell>
          <table:table-cell office:value-type="float" office:value="1991" calcext:value-type="float">
            <text:p>199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016/0006-3207(91)90002-Q</text:p>
          </table:table-cell>
          <table:table-cell table:formula="of:=COUNTIF([existing.A$1:.A$2391];[.B15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OBRYCKI, JJ; GABRIEL, AD; ORR, CJ; BING, JW</text:p>
          </table:table-cell>
          <table:table-cell office:value-type="string" calcext:value-type="string">
            <text:p>DORMANCY IN THE STRAWBERRY LEAFROLLER (LEPIDOPTERA, TORTRIC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ee/19.4.932</text:p>
          </table:table-cell>
          <table:table-cell office:value-type="string" calcext:value-type="string">
            <text:p>ENVIRONMENTAL ENTOMOLOGY</text:p>
          </table:table-cell>
          <table:table-cell office:value-type="float" office:value="1990" calcext:value-type="float">
            <text:p>199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932" calcext:value-type="float">
            <text:p>932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10.1093/ee/19.4.932</text:p>
          </table:table-cell>
          <table:table-cell table:formula="of:=COUNTIF([existing.A$1:.A$2391];[.B152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NUTSON, AE; GILSTRAP, FE</text:p>
          </table:table-cell>
          <table:table-cell office:value-type="string" calcext:value-type="string">
            <text:p>LIFE-TABLES AND POPULATION-DYNAMICS OF THE SOUTHWESTERN CORN-BORER (LEPIDOPTERA, PYRALIDAE) IN TEXAS COR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ee/19.3.684</text:p>
          </table:table-cell>
          <table:table-cell office:value-type="string" calcext:value-type="string">
            <text:p>ENVIRONMENTAL ENTOMOLOGY</text:p>
          </table:table-cell>
          <table:table-cell office:value-type="float" office:value="1990" calcext:value-type="float">
            <text:p>199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684" calcext:value-type="float">
            <text:p>684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10.1093/ee/19.3.684</text:p>
          </table:table-cell>
          <table:table-cell table:formula="of:=COUNTIF([existing.A$1:.A$2391];[.B153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MCCAULEY, DE; BREDEN, FJ; CHIPPENDALE, GM; MIHM, JA</text:p>
          </table:table-cell>
          <table:table-cell office:value-type="string" calcext:value-type="string">
            <text:p>GENETIC DIFFERENTIATION OF POPULATIONS OF THE SOUTHWESTERN CORN-BORER (LEPIDOPTERA, PYRALIDAE) FROM THE UNITED-STATES AND MEXIC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aesa/83.3.586</text:p>
          </table:table-cell>
          <table:table-cell office:value-type="string" calcext:value-type="string">
            <text:p>ANNALS OF THE ENTOMOLOGICAL SOCIETY OF AMERICA</text:p>
          </table:table-cell>
          <table:table-cell office:value-type="float" office:value="1990" calcext:value-type="float">
            <text:p>1990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86" calcext:value-type="float">
            <text:p>58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10.1093/aesa/83.3.586</text:p>
          </table:table-cell>
          <table:table-cell table:formula="of:=COUNTIF([existing.A$1:.A$2391];[.B15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MURA, MT</text:p>
          </table:table-cell>
          <table:table-cell office:value-type="string" calcext:value-type="string">
            <text:p>QUANTITATIVE RESPONSE TO PHOTOPERIOD DURING REPRODUCTIVE DIAPAUSE IN THE DROSOPHILA-AURARIA SPECIES-COMPLEX</text:p>
          </table:table-cell>
          <table:table-cell/>
          <table:table-cell office:value-type="string" calcext:value-type="string">
            <text:p>10.1016/0022-1910(90)90115-V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90" calcext:value-type="float">
            <text:p>1990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0.1016/0022-1910(90)90115-V</text:p>
          </table:table-cell>
          <table:table-cell table:formula="of:=COUNTIF([existing.A$1:.A$2391];[.B155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DENNIS, RLH; SHREEVE, TG</text:p>
          </table:table-cell>
          <table:table-cell office:value-type="string" calcext:value-type="string">
            <text:p>BUTTERFLY WING MORPHOLOGY VARIATION IN THE BRITISH-ISLES - THE INFLUENCE OF CLIMATE, BEHAVIORAL POSTURE AND THE HOSTPLANT-HABIT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095-8312.1989.tb01581.x</text:p>
          </table:table-cell>
          <table:table-cell office:value-type="string" calcext:value-type="string">
            <text:p>BIOLOGICAL JOURNAL OF THE LINNEAN SOCIETY</text:p>
          </table:table-cell>
          <table:table-cell office:value-type="float" office:value="1989" calcext:value-type="float">
            <text:p>1989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0.1111/j.1095-8312.1989.tb01581.x</text:p>
          </table:table-cell>
          <table:table-cell table:formula="of:=COUNTIF([existing.A$1:.A$2391];[.B156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NUTSON, AE; JACKMAN, JA; CRONHOLM, GB; NG, SS; DAVIS, FM; MORRISON, WP</text:p>
          </table:table-cell>
          <table:table-cell office:value-type="string" calcext:value-type="string">
            <text:p>TEMPERATURE-DEPENDENT MODEL FOR PREDICTING EMERGENCE OF ADULT SOUTHWESTERN CORN-BORER (LEPIDOPTERA, PYRALIDAE) IN TEXA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jee/82.4.1230</text:p>
          </table:table-cell>
          <table:table-cell office:value-type="string" calcext:value-type="string">
            <text:p>JOURNAL OF ECONOMIC ENTOMOLOGY</text:p>
          </table:table-cell>
          <table:table-cell office:value-type="float" office:value="1989" calcext:value-type="float">
            <text:p>1989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1230" calcext:value-type="float">
            <text:p>1230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10.1093/jee/82.4.1230</text:p>
          </table:table-cell>
          <table:table-cell table:formula="of:=COUNTIF([existing.A$1:.A$2391];[.B157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HIPPENDALE, GM; CONNOR, KL</text:p>
          </table:table-cell>
          <table:table-cell office:value-type="string" calcext:value-type="string">
            <text:p>FACTORS CONTROLLING POPULATIONS AND DISPERSAL OF THE SOUTHWESTERN CORN-BORER, DIATRAEA-GRANDIOSELLA DYAR LEPIDOPTERA, PYRALIDAE, IN THE UNITED-STATE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SOUTHWESTERN ENTOMOLOGIST</text:p>
          </table:table-cell>
          <table:table-cell office:value-type="float" office:value="1989" calcext:value-type="float">
            <text:p>198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COUNTIF([existing.A$1:.A$2391];[.B15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ECK, SD</text:p>
          </table:table-cell>
          <table:table-cell office:value-type="string" calcext:value-type="string">
            <text:p>FACTORS INFLUENCING THE INTENSITY OF LARVAL DIAPAUSE IN OSTRINIA-NUBILAL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0022-1910(89)90039-5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89" calcext:value-type="float">
            <text:p>198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1016/0022-1910(89)90039-5</text:p>
          </table:table-cell>
          <table:table-cell table:formula="of:=COUNTIF([existing.A$1:.A$2391];[.B159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ULLIN, AS; BALE, JS</text:p>
          </table:table-cell>
          <table:table-cell office:value-type="string" calcext:value-type="string">
            <text:p>EFFECTS OF LOW-TEMPERATURE ON DIAPAUSING AGLAIS-URTICAE AND INACHIS-IO (LEPIDOPTERA, NYMPHALIDAE) - COLD HARDINESS AND OVERWINTERING SURVIV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0022-1910(89)90075-9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89" calcext:value-type="float">
            <text:p>198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0.1016/0022-1910(89)90075-9</text:p>
          </table:table-cell>
          <table:table-cell table:formula="of:=COUNTIF([existing.A$1:.A$2391];[.B160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MURA, MT</text:p>
          </table:table-cell>
          <table:table-cell office:value-type="string" calcext:value-type="string">
            <text:p>ADAPTATIONS TO TEMPERATE CLIMATES AND EVOLUTION OF OVERWINTERING STRATEGIES IN THE DROSOPHILA-MELANOGASTER SPECIES GROUP</text:p>
          </table:table-cell>
          <table:table-cell/>
          <table:table-cell office:value-type="string" calcext:value-type="string">
            <text:p>10.2307/2409012</text:p>
          </table:table-cell>
          <table:table-cell office:value-type="string" calcext:value-type="string">
            <text:p>EVOLUTION</text:p>
          </table:table-cell>
          <table:table-cell office:value-type="float" office:value="1988" calcext:value-type="float">
            <text:p>198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288" calcext:value-type="float">
            <text:p>1288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10.2307/2409012</text:p>
          </table:table-cell>
          <table:table-cell table:formula="of:=COUNTIF([existing.A$1:.A$2391];[.B161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MURA, MT</text:p>
          </table:table-cell>
          <table:table-cell office:value-type="string" calcext:value-type="string">
            <text:p>MALE MATING ACTIVITY AND GENETIC-ASPECTS IN IMAGINAL DIAPAUSE OF DROSOPHILA-TRIAURARIA</text:p>
          </table:table-cell>
          <table:table-cell/>
          <table:table-cell office:value-type="string" calcext:value-type="string">
            <text:p>10.1111/j.1570-7458.1988.tb02285.x</text:p>
          </table:table-cell>
          <table:table-cell office:value-type="string" calcext:value-type="string">
            <text:p>ENTOMOLOGIA EXPERIMENTALIS ET APPLICATA</text:p>
          </table:table-cell>
          <table:table-cell office:value-type="float" office:value="1988" calcext:value-type="float">
            <text:p>1988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0.1111/j.1570-7458.1988.tb02285.x</text:p>
          </table:table-cell>
          <table:table-cell table:formula="of:=COUNTIF([existing.A$1:.A$2391];[.B162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mura, M. T.</text:p>
          </table:table-cell>
          <table:table-cell office:value-type="string" calcext:value-type="string">
            <text:p>Interspecific and geographic variation of diapause intensity and seasonal adaptation in the Drosophila auraria species complex (Diptera: Drosophilidae)</text:p>
          </table:table-cell>
          <table:table-cell/>
          <table:table-cell office:value-type="string" calcext:value-type="string">
            <text:p>10.2307/2389693</text:p>
          </table:table-cell>
          <table:table-cell office:value-type="string" calcext:value-type="string">
            <text:p>FUNCTIONAL ECOLOGY</text:p>
          </table:table-cell>
          <table:table-cell office:value-type="float" office:value="1988" calcext:value-type="float">
            <text:p>19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0.2307/2389693</text:p>
          </table:table-cell>
          <table:table-cell table:formula="of:=COUNTIF([existing.A$1:.A$2391];[.B163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ONEK, A; KOCOUREK, F</text:p>
          </table:table-cell>
          <table:table-cell office:value-type="string" calcext:value-type="string">
            <text:p>THERMAL REQUIREMENTS FOR DEVELOPMENT OF APHIDOPHAGOUS COCCINELLIDAE (COLEOPTERA), CHRYSOPIDAE, HEMEROBIIDAE (NEUROPTERA), AND SYRPHIDAE (DIPTERA) - SOME GENERAL TRENDS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OECOLOGIA</text:p>
          </table:table-cell>
          <table:table-cell office:value-type="float" office:value="1988" calcext:value-type="float">
            <text:p>1988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COUNTIF([existing.A$1:.A$2391];[.B16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CHEN, CP; DENLINGER, DL; LEE, RE</text:p>
          </table:table-cell>
          <table:table-cell office:value-type="string" calcext:value-type="string">
            <text:p>RESPONSES OF NONDIAPAUSING FLESH FLIES (DIPTERA, SARCOPHAGIDAE) TO LOW REARING TEMPERATURES - DEVELOPMENTAL RATE, COLD TOLERANCE, AND GLYCEROL CONCENTRATIO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aesa/80.6.790</text:p>
          </table:table-cell>
          <table:table-cell office:value-type="string" calcext:value-type="string">
            <text:p>ANNALS OF THE ENTOMOLOGICAL SOCIETY OF AMERICA</text:p>
          </table:table-cell>
          <table:table-cell office:value-type="float" office:value="1987" calcext:value-type="float">
            <text:p>198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790" calcext:value-type="float">
            <text:p>790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10.1093/aesa/80.6.790</text:p>
          </table:table-cell>
          <table:table-cell table:formula="of:=COUNTIF([existing.A$1:.A$2391];[.B165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AUBER, CA; TAUBER, MJ; NECHOLS, JR</text:p>
          </table:table-cell>
          <table:table-cell office:value-type="string" calcext:value-type="string">
            <text:p>THERMAL REQUIREMENTS FOR DEVELOPMENT IN CHRYSOPA-OCULATA - A GEOGRAPHICALLY STABLE TRA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2307/1939231</text:p>
          </table:table-cell>
          <table:table-cell office:value-type="string" calcext:value-type="string">
            <text:p>ECOLOGY</text:p>
          </table:table-cell>
          <table:table-cell office:value-type="float" office:value="1987" calcext:value-type="float">
            <text:p>198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1479" calcext:value-type="float">
            <text:p>1479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10.2307/1939231</text:p>
          </table:table-cell>
          <table:table-cell table:formula="of:=COUNTIF([existing.A$1:.A$2391];[.B166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ALKA, BE; BRUST, RA</text:p>
          </table:table-cell>
          <table:table-cell office:value-type="string" calcext:value-type="string">
            <text:p>THE EFFECT OF TEMPERATURE AND PHOTOPERIOD ON THE INDUCTION OF LARVAL DIAPAUSE IN THE MOSQUITO AEDES-TOGOI (THEOBALD) (DIPTERA, CULICIDAE)</text:p>
          </table:table-cell>
          <table:table-cell/>
          <table:table-cell office:value-type="string" calcext:value-type="string">
            <text:p>10.1139/z87-341</text:p>
          </table:table-cell>
          <table:table-cell office:value-type="string" calcext:value-type="string">
            <text:p>CANADIAN JOURNAL OF ZOOLOGY-REVUE CANADIENNE DE ZOOLOGIE</text:p>
          </table:table-cell>
          <table:table-cell office:value-type="float" office:value="1987" calcext:value-type="float">
            <text:p>1987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262" calcext:value-type="float">
            <text:p>2262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10.1139/z87-341</text:p>
          </table:table-cell>
          <table:table-cell table:formula="of:=COUNTIF([existing.A$1:.A$2391];[.B167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ROCKEY, SJ; HAINZE, JH; SCRIBER, JM</text:p>
          </table:table-cell>
          <table:table-cell office:value-type="string" calcext:value-type="string">
            <text:p>A LATITUDINAL AND OBLIGATORY DIAPAUSE RESPONSE IN 3 SUBSPECIES OF THE EASTERN TIGER SWALLOWTAIL PAPILIO-GLAUCUS (LEPIDOPTERA, PAPILION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2307/2425639</text:p>
          </table:table-cell>
          <table:table-cell office:value-type="string" calcext:value-type="string">
            <text:p>AMERICAN MIDLAND NATURALIST</text:p>
          </table:table-cell>
          <table:table-cell office:value-type="float" office:value="1987" calcext:value-type="float">
            <text:p>1987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0.2307/2425639</text:p>
          </table:table-cell>
          <table:table-cell table:formula="of:=COUNTIF([existing.A$1:.A$2391];[.B16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WILLIAMS, TF; PLATT, AP</text:p>
          </table:table-cell>
          <table:table-cell office:value-type="string" calcext:value-type="string">
            <text:p>ABSENCE OF DIAPAUSE IN A LABORATORY STRAIN OF THE FLORIDA VICEROY BUTTERFL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2307/2425976</text:p>
          </table:table-cell>
          <table:table-cell office:value-type="string" calcext:value-type="string">
            <text:p>AMERICAN MIDLAND NATURALIST</text:p>
          </table:table-cell>
          <table:table-cell office:value-type="float" office:value="1987" calcext:value-type="float">
            <text:p>1987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10.2307/2425976</text:p>
          </table:table-cell>
          <table:table-cell table:formula="of:=COUNTIF([existing.A$1:.A$2391];[.B169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ULLIN, AS</text:p>
          </table:table-cell>
          <table:table-cell office:value-type="string" calcext:value-type="string">
            <text:p>ADULT FEEDING TIME, LIPID-ACCUMULATION, AND OVERWINTERING IN AGLAIS-URTICAE AND INACHIS-IO (LEPIDOPTERA, NYMPHALIDAE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111/j.1469-7998.1987.tb04476.x</text:p>
          </table:table-cell>
          <table:table-cell office:value-type="string" calcext:value-type="string">
            <text:p>JOURNAL OF ZOOLOGY</text:p>
          </table:table-cell>
          <table:table-cell office:value-type="float" office:value="1987" calcext:value-type="float">
            <text:p>1987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631" calcext:value-type="float">
            <text:p>631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10.1111/j.1469-7998.1987.tb04476.x</text:p>
          </table:table-cell>
          <table:table-cell table:formula="of:=COUNTIF([existing.A$1:.A$2391];[.B170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ANKINEN, P</text:p>
          </table:table-cell>
          <table:table-cell office:value-type="string" calcext:value-type="string">
            <text:p>GEOGRAPHICAL VARIATION IN CIRCADIAN ECLOSION RHYTHM AND PHOTOPERIODIC ADULT DIAPAUSE IN DROSOPHILA-LITTORALIS</text:p>
          </table:table-cell>
          <table:table-cell/>
          <table:table-cell office:value-type="string" calcext:value-type="string">
            <text:p>10.1007/BF00612503</text:p>
          </table:table-cell>
          <table:table-cell office:value-type="string" calcext:value-type="string">
            <text:p>JOURNAL OF COMPARATIVE PHYSIOLOGY A-SENSORY NEURAL AND BEHAVIORAL PHYSIOLOGY</text:p>
          </table:table-cell>
          <table:table-cell office:value-type="float" office:value="1986" calcext:value-type="float">
            <text:p>1986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0.1007/BF00612503</text:p>
          </table:table-cell>
          <table:table-cell table:formula="of:=COUNTIF([existing.A$1:.A$2391];[.B171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THORNTON, IWB</text:p>
          </table:table-cell>
          <table:table-cell office:value-type="string" calcext:value-type="string">
            <text:p>THE GEOGRAPHICAL AND ECOLOGICAL DISTRIBUTION OF ARBOREAL PSOCOPTER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ANNUAL REVIEW OF ENTOMOLOGY</text:p>
          </table:table-cell>
          <table:table-cell office:value-type="float" office:value="1985" calcext:value-type="float">
            <text:p>19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COUNTIF([existing.A$1:.A$2391];[.B172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PARKER, BM</text:p>
          </table:table-cell>
          <table:table-cell office:value-type="string" calcext:value-type="string">
            <text:p>EFFECTS OF PHOTOPERIOD ON THE INDUCTION OF EMBRYONIC DIAPAUSE IN AEDES-TAENIORHYNCHUS (DIPTERA, CULICIDAE)</text:p>
          </table:table-cell>
          <table:table-cell/>
          <table:table-cell office:value-type="string" calcext:value-type="string">
            <text:p>10.1093/jmedent/22.4.392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1985" calcext:value-type="float">
            <text:p>198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0.1093/jmedent/22.4.392</text:p>
          </table:table-cell>
          <table:table-cell table:formula="of:=COUNTIF([existing.A$1:.A$2391];[.B173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ALLAWAY, WJ</text:p>
          </table:table-cell>
          <table:table-cell office:value-type="string" calcext:value-type="string">
            <text:p>LARVAL DIAPAUSE IN AEDES-HENDERSONI AND AEDES-TRISERIATUS FROM SOUTHERN MANITOB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JOURNAL OF THE AMERICAN MOSQUITO CONTROL ASSOCIATION</text:p>
          </table:table-cell>
          <table:table-cell office:value-type="float" office:value="1985" calcext:value-type="float">
            <text:p>19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/>
          <table:table-cell table:formula="of:=COUNTIF([existing.A$1:.A$2391];[.B17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HODKOVA; PITTENDRIGH; SAUNDERS; CHIPPENDALE; REYNOLDS; SOKOLOVE; BOWEN; TRUMAN; BRADY; GILBERT; MORDUE; ROBERTS; TRUMAN; HARDIE</text:p>
          </table:table-cell>
          <table:table-cell office:value-type="string" calcext:value-type="string">
            <text:p>THE CIRCADIAN COMPONENT IN PHOTOPERIODIC INDUCTION - DISCUSSION</text:p>
          </table:table-cell>
          <table:table-cell table:number-columns-repeated="2"/>
          <table:table-cell office:value-type="string" calcext:value-type="string">
            <text:p>CIBA FOUNDATION SYMPOSIA</text:p>
          </table:table-cell>
          <table:table-cell office:value-type="float" office:value="1984" calcext:value-type="float">
            <text:p>198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/>
          <table:table-cell table:formula="of:=COUNTIF([existing.A$1:.A$2391];[.B175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BRADSHAW, WE; HOLZAPFEL, CM</text:p>
          </table:table-cell>
          <table:table-cell office:value-type="string" calcext:value-type="string">
            <text:p>SEASONAL DEVELOPMENT OF TREE-HOLE MOSQUITOS (DIPTERA, CULICIDAE) AND CHAOBORIDS IN RELATION TO WEATHER AND PREDATION</text:p>
          </table:table-cell>
          <table:table-cell/>
          <table:table-cell office:value-type="string" calcext:value-type="string">
            <text:p>10.1093/jmedent/21.4.366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1984" calcext:value-type="float">
            <text:p>198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66" calcext:value-type="float">
            <text:p>366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10.1093/jmedent/21.4.366</text:p>
          </table:table-cell>
          <table:table-cell table:formula="of:=COUNTIF([existing.A$1:.A$2391];[.B176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GRIMSTAD, PR</text:p>
          </table:table-cell>
          <table:table-cell office:value-type="string" calcext:value-type="string">
            <text:p>MOSQUITOS AND THE INCIDENCE OF ENCEPHALIT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16/S0065-3527(08)60727-7</text:p>
          </table:table-cell>
          <table:table-cell office:value-type="string" calcext:value-type="string">
            <text:p>ADVANCES IN VIRUS RESEARCH</text:p>
          </table:table-cell>
          <table:table-cell office:value-type="float" office:value="1983" calcext:value-type="float">
            <text:p>198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0.1016/S0065-3527(08)60727-7</text:p>
          </table:table-cell>
          <table:table-cell table:formula="of:=COUNTIF([existing.A$1:.A$2391];[.B177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LOUNIBOS, LP; ESCHER, RL</text:p>
          </table:table-cell>
          <table:table-cell office:value-type="string" calcext:value-type="string">
            <text:p>SEASONALITY AND SAMPLING OF COQUILLETTIDIA-PERTURBANS (DIPTERA, CULICIDAE) IN SOUTH FLORI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0.1093/ee/12.4.1087</text:p>
          </table:table-cell>
          <table:table-cell office:value-type="string" calcext:value-type="string">
            <text:p>ENVIRONMENTAL ENTOMOLOGY</text:p>
          </table:table-cell>
          <table:table-cell office:value-type="float" office:value="1983" calcext:value-type="float">
            <text:p>198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87" calcext:value-type="float">
            <text:p>1087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10.1093/ee/12.4.1087</text:p>
          </table:table-cell>
          <table:table-cell table:formula="of:=COUNTIF([existing.A$1:.A$2391];[.B178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KIKUKAWA, S; CHIPPENDALE, GM</text:p>
          </table:table-cell>
          <table:table-cell office:value-type="string" calcext:value-type="string">
            <text:p>SEASONAL ADAPTATIONS OF POPULATIONS OF THE SOUTHWESTERN CORN-BORER, DIATRAEA-GRANDIOSELLA, FROM TROPICAL AND TEMPERATE REGIONS</text:p>
          </table:table-cell>
          <table:table-cell/>
          <table:table-cell office:value-type="string" calcext:value-type="string">
            <text:p>10.1016/0022-1910(83)90021-5</text:p>
          </table:table-cell>
          <table:table-cell office:value-type="string" calcext:value-type="string">
            <text:p>JOURNAL OF INSECT PHYSIOLOGY</text:p>
          </table:table-cell>
          <table:table-cell office:value-type="float" office:value="1983" calcext:value-type="float">
            <text:p>1983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61" calcext:value-type="float">
            <text:p>56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10.1016/0022-1910(83)90021-5</text:p>
          </table:table-cell>
          <table:table-cell table:formula="of:=COUNTIF([existing.A$1:.A$2391];[.B179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IMS, SR; MUNSTERMANN, LE</text:p>
          </table:table-cell>
          <table:table-cell office:value-type="string" calcext:value-type="string">
            <text:p>EGG AND LARVAL DIAPAUSE IN 2 POPULATIONS OF AEDES-GENICULATUS (DIPTERA, CULICIDAE)</text:p>
          </table:table-cell>
          <table:table-cell/>
          <table:table-cell office:value-type="string" calcext:value-type="string">
            <text:p>10.1093/jmedent/20.3.263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10.1093/jmedent/20.3.263</text:p>
          </table:table-cell>
          <table:table-cell table:formula="of:=COUNTIF([existing.A$1:.A$2391];[.B180]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HROYER, DA; CRAIG, GB</text:p>
          </table:table-cell>
          <table:table-cell office:value-type="string" calcext:value-type="string">
            <text:p>EGG DIAPAUSE IN AEDES-TRISERIATUS (DIPTERA, CULICIDAE) - GEOGRAPHIC-VARIATION IN PHOTOPERIODIC RESPONSE AND FACTORS INFLUENCING DIAPAUSE TERMINATION</text:p>
          </table:table-cell>
          <table:table-cell/>
          <table:table-cell office:value-type="string" calcext:value-type="string">
            <text:p>10.1093/jmedent/20.6.601</text:p>
          </table:table-cell>
          <table:table-cell office:value-type="string" calcext:value-type="string">
            <text:p>JOURNAL OF MEDICAL ENTOMOLOGY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10.1093/jmedent/20.6.601</text:p>
          </table:table-cell>
          <table:table-cell table:formula="of:=COUNTIF([existing.A$1:.A$2391];[.B181])" office:value-type="float" office:value="2" calcext:value-type="float">
            <text:p>2</text:p>
          </table:table-cell>
          <table:table-cell table:number-columns-repeated="1012"/>
        </table:table-row>
        <table:table-row table:style-name="ro1" table:visibility="filter">
          <table:table-cell office:value-type="string" calcext:value-type="string">
            <text:p>SAUNDERS, DS</text:p>
          </table:table-cell>
          <table:table-cell office:value-type="string" calcext:value-type="string">
            <text:p>INSECT PHOTOPERIODISM - THE CLOCK AND THE COUNTER - A REVIEW</text:p>
          </table:table-cell>
          <table:table-cell/>
          <table:table-cell office:value-type="string" calcext:value-type="string">
            <text:p>10.1111/j.1365-3032.1981.tb00264.x</text:p>
          </table:table-cell>
          <table:table-cell office:value-type="string" calcext:value-type="string">
            <text:p>PHYSIOLOGICAL ENTOMOLOGY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0.1111/j.1365-3032.1981.tb00264.x</text:p>
          </table:table-cell>
          <table:table-cell table:formula="of:=COUNTIF([existing.A$1:.A$2391];[.B182]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ELL, CH; BOWLEY, CR; COGAN, PM; SHARMA, S</text:p>
          </table:table-cell>
          <table:table-cell office:value-type="string" calcext:value-type="string">
            <text:p>DIAPAUSE IN 23 POPULATIONS OF PLODIA-INTERPUNCTELLA (HUBNER) (LEP, PYRALIDAE) FROM DIFFERENT PARTS OF THE WORL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0.1111/j.1365-2311.1979.tb00575.x</text:p>
          </table:table-cell>
          <table:table-cell office:value-type="string" calcext:value-type="string">
            <text:p>ECOLOGICAL ENTOMOLOGY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10.1111/j.1365-2311.1979.tb00575.x</text:p>
          </table:table-cell>
          <table:table-cell table:formula="of:=COUNTIF([existing.A$1:.A$2391];[.B183])" office:value-type="float" office:value="0" calcext:value-type="float">
            <text:p>0</text:p>
          </table:table-cell>
          <table:table-cell office:value-type="string" calcext:value-type="string">
            <text:p>Only 3 dl</text:p>
          </table:table-cell>
          <table:table-cell table:number-columns-repeated="1011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isting" table:style-name="ta1">
        <table:table-column table:style-name="co8" table:default-cell-style-name="ce3"/>
        <table:table-column table:style-name="co9" table:number-columns-repeated="1023" table:default-cell-style-name="ce3"/>
        <table:table-row table:style-name="ro1">
          <table:table-cell office:value-type="string" calcext:value-type="string">
            <text:p>''Month of birth effect'' does not alter longitudinal growth in an experimental animal 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-HOUR RHYTHMS IN RELATION TO THE NATURAL PHOTOPERIOD - A FIELD-STUDY IN HUM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-hydroxyoxindole, an indole metabolite, is present at high concentrations in b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ircadian Clock in Antarctic Krill: An Endogenous Timing System Governs Metabolic Output Rhythms in the Euphausid Species Euphausia super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ircadian Clock Is Not Required in an Arctic Mamm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ommon thermal niche among geographically diverse populations of the widely distributed tree species Eucalyptus tereticornis: No evidence for adaptation to climate-of-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omparative ideotype, yield component and cultivation value analysis for spring wheat adaptation in Fin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omparison of Four Geographic Sources of the Biocontrol Agent Prokelisia marginata (Homoptera: Delphacidae) Following Introduction Into a Common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omparison of Frost expression among species and life stages of Drosophi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omparison of photoperiodic control of diapause between aestivation and hibernation in the cabbage butterfly Pieris mel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OUPLED PACEMAKER-SLAVE MODEL FOR THE INSECT PHOTOPERIODIC CLOCK - INTERPRETATION OF OVARIAN DIAPAUSE DATA IN DROSOPHILA-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cross-seasonal perspective on local adaptation: metabolic plasticity mediates responses to winter in a thermal-generalist m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DAMPED CIRCADIAN OSCILLATOR MODEL OF AN INSECT PHOTOPERIODIC CLOCK .1. DESCRIPTION OF THE MODEL BASED ON A FEEDBACK-CONTROL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DAMPED CIRCADIAN OSCILLATOR MODEL OF AN INSECT PHOTOPERIODIC CLOCK .2. SIMULATIONS OF THE SHAPES OF THE PHOTOPERIODIC RESPONSE CUR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DAMPED CIRCADIAN OSCILLATOR MODEL OF AN INSECT PHOTOPERIODIC CLOCK .3. CIRCADIAN AND HOURGLASS RESPON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decade of colonization: the spread of the Asian tiger mosquito in Pennsylvania and implications for disease ris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delayed flowering barrier to higher soybean yie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DIAPAUSE INDUCTION TERMINATION ASYMMETRY IN THE PHOTOPERIODIC RESPONSES OF THE LINDEN BUG, PYRRHOCORIS-APTERUS AND AN EFFECT OF NEAR-CRITICAL PHOTOPERIODS ON DEVELO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double circadian oscillator model for quantitative photoperiodic time measurement in insects and m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DOUBLE-CLOCK OR JETLAG MECHANISM IS UNLIKELY TO BE INVOLVED IN DETECTION OF EAST-WEST DISPLACEMENTS IN A LONG-DISTANCE AVIAN MIGR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flight cylinder bioassay as a simple, effective quality control test for Cydia pomon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genetic analysis of diapause in crosses of a southern and a northern strain of the cabbage beetle Colaphellus bowringi (Coleoptera: chrysome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genetic analysis of diapause in crosses of a southern and a northern strain of the cabbage beetle Colaphellus bowringi (Coleoptera: chrysome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genetic perspective on insect climate speciali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GENETIC-ANALYSIS OF PHOTOPERIODIC REPRODUCTIVE DIAPAUSE IN DROSOPHILA-TRI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GENETIC-ANALYSIS OF PHOTOPERIODIC REPRODUCTIVE DIAPAUSE IN DROSOPHILA-TRI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genotype, environment and management (GxExM) analysis of adaptation in winter wheat to climate change in Denma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global assessment of climatic niche shifts and human influence in insect inva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global view of genetic diversity in cultivated sorghums using a core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large-scale latitudinal pattern of life-history traits in a strictly univoltine damsel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latitudinal cline in flowering time in Arabidopsis thaliana modulated by the flowering time gene FRIG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latitudinal cline in the Chinook salmon (Oncorhynchus tshawytscha) Clock gene: evidence for selection on PolyQ length vari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latitudinal cline in the efficacy of endogenous signals: evidence derived from retinal cone contraction in f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long photoperiod overrides non-photoperiodic factors in blue tits' timing of re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maize CONSTANS-like gene, conz1, exhibits distinct diurnal expression patterns in varied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major gene for flowering time in chickp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mechanism for the decrease in developmental period of a trivoltine population of Hyphantria cunea (Lepidoptera: Arct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methodology and an optimization tool to calibrate phenology of short-day species included in the APSIM PLANT model: Application to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model species for agricultural pest genomics: the genome of the Colorado potato beetle, Leptinotarsa decemlineata (Coleoptera: Chrysome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Moderate to High Red to Far-red Light Ratio from Light-emitting Diodes Controls Flowering of Short-day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molecular-genetic understanding of diapause in spider mites: current knowledge and future dire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molecular-genetic understanding of diapause in spider mites: current knowledge and future dire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multiyear evaluation of a Dynamic Global Vegetation Model at three AmeriFlux forest sites: Vegetation structure, phenology, soil temperature, and CO2 and H2O vapor ex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neotropical forest bird can measure the slight changes in tropical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New Dominant Gene E9 Conditions Early Flowering and Maturity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nondiapausing variant of the flesh fly, Sareophaga bullata, that shows arrhythmic adult eclosion and elevated expression of two circadian clock genes, period and timel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Norway spruce FLOWERING LOCUS T homolog is implicated in control of growth rhythm in conif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novel gene ef1-h conferring an extremely long basic vegetative growth period in 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Photoreceptor Contributes to the Natural Variation of Diapause Induction in Daphnia mag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Photoreceptor Contributes to the Natural Variation of Diapause Induction in Daphnia mag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point mutation in the zinc finger motif of RID1/EHD2/OsID1 protein leads to outstanding yield-related traits in japonica rice variety Wuyunjing 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predicted niche shift corresponds with increased thermal resistance in an invasive mite, Halotydeus destru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PSEUDOSEASONAL REPRODUCTIVE STRATEGY IN A TROPICAL RODENT, PEROMYSCUS-NUDI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QTL for flowering time in Arabidopsis reveals a novel allele of CRY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radiological study on the development of vertebral deformities in cultured Atlantic salmon (Salmo salar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recessive allele for delayed flowering at the soybean maturity locus E9 is a leaky allele of FT2a, a FLOWERING LOCUS T ortho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REPRODUCTIVE-RESTING STAGE IN AN HARPACTICOID COPEPOD, AND THE SIGNIFICANCE OF GENETICALLY BASED DIFFERENCES AMONG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review of climate-driven mismatches between interdependent phenophases in terrestrial and aquatic ecosys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Review of Photoperiodic Flowering Research in Strawberry (Fragaria sp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review of the pest status and control options for Thrips palm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Role for Protein Kinase Casein Kinase2 alpha-Subunits in the Arabidopsis Circadian C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SEARCH FOR PATTERN IN FAUNISTICAL RECORDS OF DROSOPHILID SPECIES IN SWITZER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series of population models for Hyphantria cunea with delay and seasona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set of three genes regulates photoperiodic responses of flowering in rice (Oryza sativ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simple mass-rearing method for predaceous Orius bugs in the labora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simple method to estimate the potential increase in the number of generations under global warming in temperate z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SIMULATION-MODEL OF KENAF FOR ASSISTING FIBER INDUSTRY PLANNING IN NORTHERN AUSTRALIA .1. GENERAL INTRODUCTION AND PHENOLOGICAL 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soybean quantitative trait locus that promotes flowering under long days is identified as FT5a, a FLOWERING LOCUS T ortholo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test of genomic modularity among life-history adaptations promoting speciation with gene f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tropical bird can use the equatorial change in sunrise and sunset times to synchronize its circannual c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true summer diapause induced by high temperatures in the cotton bollworm, Helicoverpa armigera (Lepidoptera 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unidirectional change in daylength: A token for photoperiodic regulation of prepupal diapause in Athalia japonica (Tenthredi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ility for Aedes albopictus (Diptera: Culicidae) to Survive at the Climatic Limits of Its Potential Range in Eastern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iotic correlates of bee diversity and composition along eastern Neotrop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iotic effects on the distributions of major insect species in agricultural fiel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undance trumps quality: bi-trophic performance and parasitism risk fail to explain host use in the fall webw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undant mesopelagic fauna at oceanic high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elerating research on Spotted Wing Drosophila management using genomic technolo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umulation of additive effects generates a strong photoperiod sensitivity in the extremely late-heading rice cultivar 'Nona Bokr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UMULATION OF PHOTOPERIODIC INFORMATION DURING DIAPAUSE DEVELOPMENT IN THE SPIDER-MITE TETRANYCHUS-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UMULATION OF PHOTOPERIODIC INFORMATION DURING DIAPAUSE DEVELOPMENT IN THE SPIDER-MITE TETRANYCHUS-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curate Evaluation of Photoperiodic Sensitivity and Genetic Diversity in Common Buckwheat under a Controlled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etolactate Synthase-Inhibitor Resistance in Yellow Nutsedge (Cyperus esculentus): II-Physiognomy and Photoperiodic Respo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on Spectrum for the Suppression of Arylalkylamine N-acetyltransferase Activity in the Two-spotted Spider Mite Tetranychus 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vity Patterns of Eurasian Lynx Are Modulated by Light Regime and Individual Traits over a Wide Latitudinal 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ctivity, habitat use, density, and reproductive biology of the crab-eating fox (Cerdocyon thous) and comparison with the pampas fox (Lycalopex gymnocercus) in a Restinga area in the southern Brazilian Atlantic Fo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and evolution of photoperiod response systems in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of Circadian Neuronal Network to Photoperiod in High-Latitude European Drosophili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of Drosophila to temperature extremes: bringing together quantitative and molecular approac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of flowering-time by natural and artificial selection in Arabidopsis and 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of Malian sorghums to climate varia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of mammalian host-pathogen interactions in a changing arctic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of sorghum: characterisation of genotypic flowering responses to temperature and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to a seasonally varying environment: a strong latitudinal cline in reproductive diapause combined with high gene flow in Drosophila mont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to a seasonally varying environment: a strong latitudinal cline in reproductive diapause combined with high gene flow in Drosophila mont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to climate in common bean (Phaseolus vulgaris L.): Photothermal flowering responses in the Eastern, Southern and Great Lakes regions of Af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to temperate clim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to temperate clim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to the Local Environment by Modifications of the Photoperiod Response in Cr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to the new land or effect of global warming? An age-structured model for rapid voltinism change in an alien lepidopteran p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to the new land or effect of global warming? An age-structured model for rapid voltinism change in an alien lepidopteran p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to the thermal climate of North America by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 to the thermal climate of North America by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s for life in the Arctic: evidence that melatonin rhythms in reindeer are not driven by a circadian oscillator but remain acutely sensitive to environmental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s to polar life in mammals and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ONS TO TEMPERATE CLIMATES AND EVOLUTION OF OVERWINTERING STRATEGIES IN THE DROSOPHILA-MELANOGASTER SPECIES 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ATIVE SIGNIFICANCE OF A TEMPERATURE INDUCED DIAPAUSE IN A COSMOPOLITAN PARASITOID OF DROSOPHI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Evolution Involving Gene Duplication and Insertion of a Novel Ty1/copia-Like Retrotransposon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evolution of the Populus tremula photoperiod pathw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growth decisions in butterfl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latitudinal cline of photoperiodic diapause induction in the parasitoid Nasonia vitripennis in Eur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latitudinal cline of photoperiodic diapause induction in the parasitoid Nasonia vitripennis in Eur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patterns of phenotypic plasticity in laboratory and field environments in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phenotypic plasticity and its difference between univoltine and multivoltine populations in a bruchid beetle, Kytorhinus sharpian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PLASTICITY AND PLASTICITY AS AN ADAPTATION - A SELECTIVE REVIEW OF PLASTICITY IN ANIMAL MORPHOLOGY AND LIFE-HI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responses of wild mungbean (Vigna radiata ssp sublobata) to photo-thermal environment. I. Phenolo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significance of circadian c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specialization, conditional plasticity and phylogenetic history in the reproductive cue response systems of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strategies in seedlings of three co-occurring, ecologically distinct northern coniferous tree species across an elevational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variation among Drosophila species in their circadian rhy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APTIVE VARIATION IN SEX DETERMINATION IN A CRUSTACEAN, GAMMARUS-DUEBE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itional confirmation for the effect of environmental light intensity on the seasonality of human concep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justment of pigment composition in Desmarestia (Desmarestiaceae) species along a sub-Antarctic to Antarctic latitudinal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mixture facilitates adaptation from standing variation in the European aspen (Populus tremula L.), a widespread forest tr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ULT DIAPAUSE IN PREDACEOUS COCCINELLID, CHILOCORUS-BIPUSTULATUS - PHOTOPERIODIC IN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ULT EMERGENCE PATTERNS IN MUSCA-AUTUMNALIS (DIPTERA, MUS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ULT LOCOMOTOR RHYTHMICITY AS HANDS OF THE MATERNAL PHOTOPERIODIC CLOCK REGULATING LARVAL DIAPAUSE IN THE BLOWFLY, CALLIPHORA-VIC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ANCES IN MOSQUITO-BORNE ARBOVIRUS VECTOR RESEA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vancing from opportunistic sexual recombination in sugarcane: Lessons from tropical photoperiodic resea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DES-ALBOPICTUS (DIPTERA, CULICIDAE) - A STATISTICAL-MODEL OF THE ROLE OF TEMPERATURE, PHOTOPERIOD, AND GEOGRAPHY IN THE INDUCTION OF EGG DIA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DES-ALBOPICTUS (DIPTERA, CULICIDAE) - A STATISTICAL-MODEL OF THE ROLE OF TEMPERATURE, PHOTOPERIOD, AND GEOGRAPHY IN THE INDUCTION OF EGG DIA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DES-ALBOPICTUS (DIPTERA, CULICIDAE) EGGS - FIELD SURVIVORSHIP DURING NORTHERN INDIANA WIN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EDES-ALBOPICTUS IN THE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ffective and adrenocorticotrophic responses to photoperiod in Wistar r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e-related changes in 2-[I-125]-Iodomelatonin binding sites in the brain of sea breams (Sparus aurata, 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roecosystern responses to combinations of elevated CO2, ozone, and global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ronomic performance of hard red spring wheat isolines sensitive and insensitive to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ronomic studies on irrigated soybean in southern New South Wales. I. Phenological adaptation of genotypes to sowing 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elic Combinations of Soybean Maturity Loci E1, E2, E3 and E4 Result in Diversity of Maturity and Adaptation to Different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elic Variation in the Perennial Ryegrass FLOWERING LOCUS T Gene Is Associated with Changes in Flowering Time across a Range of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elic Variations at Four Major Maturity E Genes and Transcriptional Abundance of the E1 Gene Are Associated with Flowering Time and Maturity of Soybean Cultiv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eration of the phenology of leaf senescence and fall in winter deciduous species by climate change: effects on nutrient profici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ernative seasonal reproductive strategies in wild rodent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ernative sources for photoperiodic lighting of Gypsophi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itudinal body size clines: latitudinal effects associated with changing seasona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itudinal differentiation in the diapause response of two species of dung fl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itudinal patterns of abundances and parasitism in frugivorous drosophilids in west Java, Indones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titudinal variation in the circadian rhythm of oviposition in Drosophila ananass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bient temperature effects on photo induced gonadal cycles and lehormonal secretion patterns in Great Tits from three different breeding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mbient temperature signalling in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altitudinal transect as an indicator of responses of a spittlebug (Auchenorrhyncha: Cercopidae) to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assessment of morphogenetic fluctuation during reproductive phase change in Arabidop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AUTECOLOGICAL STUDY OF PHOTOPERIODIC RESPONSE OF GEOGRAPHIC STRAINS OF POLYGONUM THUNBERGII SIEBOLD ET ZUCCARIN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ENDOGENOUS BASIS FOR DIFFERENTIAL MIGRATION IN THE DARK-EYED JUN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ENDOGENOUS CIRCANNUAL RHYTHM OF REPRODUCTION IN A TROPICAL BAT, ANOURA-GEOFFROYI, IS NOT ENTRAINED BY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Experimental and Bioinformatics Protocol for RNA-seq Analyses of Photoperiodic Diapause in the Asian Tiger Mosquito,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improved space-saving system for testing photoperiodic responses of insects and mites: its use for diapause experiments in the two-spotted spider mite, Tetranychus urticae (Acari: Tetranych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 initial examination of the Population genetic structure of Cydia pomonella (Lepidoptera: Tortricidae) in Croatian,apple orcha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es of the Northern Distributional Limit of Aedes albopictus (Diptera: Culicidae) With a Simple Thermal Ind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is of phase of LUCIFERASE expression reveals novel circadian quantitative trait loci in Arabidop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is of photoperiod sensitivity within a collection of tropical maize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is of simple sequence repeats (SSRs) in wild barley from the Fertile Crescent: associations with ecology, geography and flowering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is of the Geometridae Leach, 1815 from Sierra Maria-Los Velez Natural Park (Almeria, Spain) (Lepidoptera: Geomet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is of the independent- and interactive-photo-thermal effects on soybean flow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lysis of the potential for survival and seasonal activity of Aedes albopictus (Diptera : Culicidae) in the United Kingd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omical distribution and daily profile of gper1b gene expression in brain and peripheral structures of goldfish (Carassius aurat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UAL AND SUBANNUAL RHYTHMS IN HUMAN CONCEPTION RATES .1. EFFECTIVE CORRECTION AND USE OF PUBLIC RECORD LMP D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ual gonadal cycles in birds: Modeling the effects of photoperiod on seasonal changes in GnRH-1 secre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ual growth rhythm of Larix sibirica and Larix gmelinii provenances in a field trial in southern Fin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ual molt cycle of arctic warbler (Phylloscopus borealis) from northwestern siberia and its geographic var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ual pattern of plasma melatonin and progesterone concentrations in hair and wool ewe lambs kept under natural photoperiod at lower latitudes in the southern hemisph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ual profile of fecal androgen and glucocorticoid levels in free-living male American kestrels from southern mid-latitude are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ual reproductive activity of ewes from Jezersko-Solchava, Bovec and Istrian breeds under variable field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ual rhythms of demand-feeding activity in sea bass: Evidence of a seasonal phase inversion of the diel feeding patter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nual variation in daily light exposure and circadian change of melatonin and cortisol concentrations at a northern latitude with large seasonal differences in photoperiod 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tibody-Mediated Inhibition of the FGFR1c Isoform Induces a Catabolic Lean State in Siberian Ham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hid photoperiodic c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ation of physiological understanding in soybean improvement. I. Understanding phenological constraints to adaptation and yield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ation of physiological understanding in soybean improvement. II. Broadening phenological adaptation across regions and sowing d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PPLICATIONS OF THE BOOTSTRAP TO INSECT PHYSIOLO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hitectural constraints on flower number in a photoperiodic annu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ctic plant diversity in the Early Eocene greenh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 aphid parasitoids from mild winter climates losing their winter diapaus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 DEVELOPMENT AND GROWTH OF PEA APHIDS, ACYRTHOSIPHON-PISUM, IN NORTH-AMERICA ADAPTED TO LOCAL TEMPER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 humans seasonally photoperiodic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ea-wide management of Aedes albopictus. Part 2: Gauging the efficacy of traditional integrated pest control measures against urban container mosquito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hythmic adult ecdysis but rhythmic emergence from the host chorion in Trichogramma embryophagum (Hymenoptera : Trichogrammat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tificial long days induce anoestrus in pelibuey ewes with continuous reproductive activ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essing the frequency and drivers of early-greening in broad-leaved woodlands along a latitudinal gradient in southern Af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essing the Global Risk of Establishment of Cydia pomonella (Lepidoptera: Tortricidae) using CLIMEX and MaxEnt Niche Mod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essing the risk of establishment by pink bollworm (Lepidoptera : Gelechiidae) in the southeastern United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ociation between Circadian Clock Genes and Diapause Incidence in Drosophila tri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ociation between Circadian Clock Genes and Diapause Incidence in Drosophila tri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ociation between the allele compositions of major plant developmental genes and frost tolerance in barley (Hordeum vulgare L.) germplasm of different 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ociation mapping for photoperiod insensitivity trait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ociation of FLOWERING LOCUS T/TERMINAL FLOWER 1-like gene FTL2 expression with growth rhythm in Scots pine (Pinus sylvestri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ociation of the circadian rhythmic expression of GmCRY1a with a latitudinal cline in photoperiodic flowering of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sociations between seasonal variations in day length (photoperiod), sleep timing, sleep quality and mood: a comparison between Ghana (5 degrees) and Norway (69 degre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ymmetric evolution of photoperiodic diapause in temperate and tropical invasive populations of Aedes albopictus (Diptera :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ymmetric evolution of photoperiodic diapause in temperate and tropical invasive populations of Aedes albopictus (Diptera :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YNCHRONY WITHIN ESTROUS SYNCHRONY AMONG RINGTAILED LEMURS (PRIMATES, LEMU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ttainment of puberty in winter-born hair-ewe lambs under natural photoperiod (22 degrees NL): Preliminary resul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umn photosynthetic decline and growth cessation in seedlings of white spruce are decoupled under warming and photoperiod mani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utumn temperature affects the induction of dormancy in first-year seedlings of Acer platanoides 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ian circannual clocks: adaptive significance and possible involvement of energy turnover in their proximate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vian Clock gene polymorphism: evidence for a latitudinal cline in allele frequen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haviour genetics of Drosophila: Non-sexual behavi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nch-top Root-zone Heating Hastens Development of Petunia under a Lower Air Temper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gmann's rule in the ant lion Myrmeleon immaculatus DeGeer (Neuroptera : Myrmeleontidae): geographic variation in body size and heterozygo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yond seasonal climate: statistical estimation of phenological responses to weat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yond the Bioclimatic Law: Geographic adaptation patterns of temperate plant phenolo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yond ubiquitination: proteolytic and nonproteolytic roles of HOS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climatic requirements for olive flowering in two Mediterranean Regions located at the same latitude (Andalucia, Spain, and Sicily, Italy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diversity of marine plants in an era of climate change: Some predictions based on physiological perfor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geographic origin and thermal acclimation interact to determine survival and hsp90 expression in Drosophila species submitted to thermal st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geography, local adaptation, vavilov, and genetic diversity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logical and Environmental Influences on Parturition Date and Birth Mass of a Seasonal Bree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logical aspects of Tiracola grandirena (Herrich-Schaffer, 1868) (Lepidoptera: Noctuidae): a polyphagous armyw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LOGICAL CLOCKS - MECHANISMS AND DEVELOP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logical clocks help reduce the physiological conflicts in avian migr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logical Rhythms During Residence in Polar Re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LOGICAL RHYTHMS IN TERRESTRIAL ARTHROP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logy and Life History of Paddlefish in North America: An Up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ology and Management of the Fall Webworm, Hyphantria cunea (Lepidoptera: Ereb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rdsfoot trefoil flowering response to photoperiod 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rth seasonality of Cebus apella (Platyrrhini, Cebidae) in Brazilian zoos along a latitudinal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IRTH SEASONALITY, PHOTOPERIOD, AND SOCIAL-CHANGE IN THE CENTRAL CANADIAN ARC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currant physiology in a changing cli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ood serum retinol levels in Asinara white donkeys reflect albinism-induced metabolic adaptation to photoperiod at Mediterranean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dy composition in a seasonal model of obesity: Longitudinal measures and validation of DX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dy mass and wing geometric morphology of the codling moth (Lepidoptera: Tortricidae) according to sex, location and host plant in the region of Maule, C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dy size dependency of ovariole number and timing of reproductive maturation in Semanotus japonicus (Coleoptera: Ceramby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dy size response to warming: time of the season matters in a tephritid 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aking the rule: multiple patterns of scaling of sexual size dimorphism with body size in orthopteroid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eding for Earliness in Pigeonpea: Development of New Determinate and Nondeterminate L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eding low-chill blueberries and peaches for subtropical are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eding plans in case of global war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eeding season of the South American fur seal (Arctocephalus australis, Otariidae: Carnivora): New data for establishing independent evolutionary historie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idging Inter- and Intraspecific Trait Evolution with a Hierarchical Bayesian Appro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ight light therapy for seasonal affective disorder in Israel (latitude 32.6 degrees N): a single case placebo-controlled stu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d phenology and growth are subject to divergent selection across a latitudinal gradient in Populus angustifolia and impact adaptation across the distributional range and associated arthrop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lbing response of Allium X wakegi Araki to temperature experienced prior to bulb for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ge evaluation of augmentative biological control of Thrips palmi with Wollastoniella rotunda in winter greenhou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CULATION OF THE PHOTOPERIOD 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lling behaviour in M-convecta females under different temperature and photoperiodic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 long-distance migratory birds adjust to the advancement of spring by shortening migration distance? The response of the pied flycatcher to latitudinal photoperiodic var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 Photoperiod Predict Mortality in the 1918-1920 Influenza Pandemic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 plasticity compensate for architectural constraints on reproduction? Patterns of seed production and carbohydrate translocation in Perilla frutesc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nnibalism and activity rate in larval damselflies increase along a latitudinal gradient as a consequence of time constrai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rbon loss by deciduous trees in a CO2-rich ancient polar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e studies of spinal deformities in ornamental koi, Cyprinus carpio 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tor yield in response to planting date at four locations in the south-central United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LLULAR-CHANGES INDUCED BY EXOGENOUS AND ENDOGENOUS GIBBERELLINS IN SHOOT TIPS OF THE LONG-DAY PLANT SILENE-ARME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 in significance of feeding during larval development in the yellow-spotted longicorn beetle, Psacothea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 in significance of feeding during larval development in the yellow-spotted longicorn beetle, Psacothea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s in autumn senescence in northern hemisphere deciduous trees: a meta-analysis of autumn phenology stud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s in brain peptides associated with reproduction and energy homeostasis in photosensitive and photorefractory migratory redheaded bun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s in life-history traits in the Fall Webworm within half a century of introduction to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s in life-history traits in the Fall Webworm within half a century of introduction to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s in requirements on vernalization of winter wheat varieties in the Czech Republic in 1950-2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s in soluble carbohydrates in polar Caryophyllaceae and Poaceae plants in response to chill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es in voltinism in a pine moth Dendrolimus spectabilis (Lepidoptera: Lasiocampidae) population: implications of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nging climate cues differentially alter zooplankton dormancy dynamics across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isation, analysis of expression and localisation of the opsin gene repertoire from the perspective of photoperiodism in the aphid Acyrthosiphon pis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ISTIC MODES OF ADAPTATION IN THE CANADIAN INSECT FAU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istics and control of reproduction in the Cervida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ISTICS OF LARVAE OF THE SOUTHWESTERN CORN-BORER, DIATRAEA-GRANDIOSELLA, OBTAINED FROM POPULATIONS PRESENT IN TROPICAL AND TEMPERATE RE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ization and polymorphism analysis of phosphoglucose isomerase gene in the fall webwomt (Hyphantria cune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IZATION OF LINNE, A NEW AUTOSOMAL ECLOSION RHYTHM MUTANT IN DROSOPHILA-SUBOBSC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aracterization of novel microsatellites from Drosophila transver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ronobiology: Relevance for tuberculo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and Plastid Signaling Pathways Are Integrated to Ensure Correct Expression of the CBF and COR Genes during Photoperiodic Grow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basis from population differences in photoperiodic control over fat deposition in chaffinches during spring mig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clock of Drosophila montana is adapted to high variation in summer day lengths and temperatures prevailing at high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clock of Drosophila montana is adapted to high variation in summer day lengths and temperatures prevailing at high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clock-regulated physiological outputs: Dynamic responses in n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desynchrony and metabolic dysfunction; did light pollution make us fa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genes polymorphism and breeding phenology in a resident bird, the yellow-legged gu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regulation of abiotic stress tolerance in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Rhythm and Sleep During Prolonged Antarctic Residence at Chinese Zhongshan S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rhythmicity and photoperiodism in the pitcher-plant mosquito: Adaptive response to the photic environment or correlated response to the seasonal environme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rhythmicity and photoperiodism in the pitcher-plant mosquito: Adaptive response to the photic environment or correlated response to the seasonal environme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rhythmicity and photoperiodism in the pitcher-plant mosquito: Can the seasonal timer evolve independently of the circadian clock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rhythmicity in photoperiodic regulation of reproductive responses in the Yellow-breasted bun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rhythms and the evolution of photoperiodic timing in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rhythms and the evolution of photoperiodic timing in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 rhythms of pollen and nectar collection by bees on the flowers of Ludwigia elegans (Onagra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DIAN-RHYTHM OF PHOTOSENSITIVITY AND THE ADAPTATION OF REPRODUCTIVE FUNCTION TO THE ENVIRONMENT IN 2 POPULATIONS OF ARVICANTHIS-NILOTICUS FROM MALI AND BURKINA-FA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nnual basis of geographically distinct bird schedu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nnual clocks in avian reproduction and mig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NNUAL INTERRELATIONSHIPS AMONG REPRODUCTIVE HORMONES, GROSS MORPHOMETRY, BEHAVIOR, EJACULATE CHARACTERISTICS AND TESTICULAR HISTOLOGY IN ELDS DEER STAGS (CERVUS-ELDI-THAMI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nnual Variation in Thyroid Hormone Deiodinases in a Short-Day Bree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ircaseptan rhythms of semen characteristics of a Brazilian breed (''mangalarga'') stall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 adaptation is not enough: warming does not facilitate success of southern tundra plant populations in the high Arc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 and biological control in organic cr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 Change and Evolutionary Adaptations at Species' Range Marg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 CHANGE AND ISOPRENE EMISSIONS FROM VEGE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 change and seasonal reproduction in mamm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 change-driven species' range shifts filtered by photoperiod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 warming postpones senescence in High Arctic tund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e-induced increase of moth multivoltinism in boreal re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IC ADAPTATIONS AND DISTRIBUTIONS IN THE DROSOPHILA-TAKAHASHII SPECIES SUBGROUP (DIPTERA,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ic adaptations of body melanisation in Drosophila melanogaster from Western Himalay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ic control of bud burst in young seedlings of nine provenances of Norway spru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ic indices in the interpretation of the phenological phases of the olive in mediterranean areas during its biological cy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matic warming increases voltinism in European butterflies and mot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nal Variation at Phenology-Related Genes in Spruce: Parallel Evolution in FTL2 and Gigantea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nal variation in phyB2, a candidate gene for day-length-induced growth cessation and bud set, across a latitudinal gradient in European aspen (Populus tremul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nal variation of dormancy progression in apric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INES REVISITED - THE TIMING OF PUPPING IN THE HARBOR SEAL (PHOCA-VITULIN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ck gene polymorphism and scheduling of migration: a geolocator study of the barn swallow Hirundo rust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ck gene polymorphism, migratory behaviour and geographic distribution: a comparative study of trans-Saharan migratory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ck gene variation in Tachycineta swall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ck Gene Variation Is Associated with Breeding Phenology and Maybe under Directional Selection in the Migratory Barn Swallo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ck genes in calendar cells as the basis of annual timekeeping in mammals - a unifying hypoth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ck polymorphism in Pacific salmon: evidence for variable selection along a latitudinal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nal variability in sequences of morph production during the transition from parthenogenetic to sexual reproduction in the aphid Rhopalosiphum padi (Sternorrhyncha : Aphid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NAL VARIATION IN APICAL GROWTH AND CONTENT IN VEGETATIVE STORAGE PROTEINS IN POPU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nal variation in morphological and physiological responses to irradiance and photoperiod for the aquatic angiosperm Potamogeton pectin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oning, phylogeny, and expression analysis of the Broad-Complex gene in the longicorn beetle Psacothea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existence of similar genotypes of Daphnia magna in intermittent populations: response to thermal st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gnitive ecology: field or label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d acclimation in warmer extended autumns impairs freezing tolerance of perennial ryegrass (Lolium perenne) and timothy (Phleum praten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D ADAPTATIONS IN DROSOPHILA - QUALITATIVE CHANGES OF TRIACYLGLYCEROLS WITH RELATION TO OVERWINT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d and dark or warm and light: variations on the theme of environmental control of re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d and heat tolerance of drosophilid flies with reference to their latitudinal distribu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d hardiness and sugar content in photo-insensitive individuals of the cotton bollworm Helicoverpa armig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D HARDINESS OF TREE-HOLE MOSQUITOS IN THE GREAT-LAKES REGION OF THE UNITED-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d tolerance of the Asian tiger mosquito Aedes albopictus and its response to epigenetic alter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d treatment modifies the photoperiodic flowering response of Lobelia x specio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IC, SLEEP INERTIA, MELATONIN AND CIRCANNUAL RHY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oured Covering Materials for Peach Protected Cultiv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inations of the Ghd7, Ghd8 and Hd1 genes largely define the ecogeographical adaptation and yield potential of cultivated 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ined effects of rising [CO2] and temperature on boreal forests: growth, physiology and limit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ined effects of short-day treatment and fall fertilization on growth, nutrient status, and spring bud break of Pinus tabulaeformis seedl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unal Nesting and Reproduction of the Southern Flying Squirrel in Montane Virgi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ative analysis of maternal and grand-maternal photoperiodic responses of Trichogramma species (Hymenoptera: Trichogrammat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ative overviews of clock-associated genes of Arabidopsis thaliana and Oryza sati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ative physiology of allopatric Populus species: geographic clines in photosynthesis, height growth, and carbon isotope discrimination in common gard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ative proteomic analysis of leaves between photoperiod-sensitive and photoperiod-insensitive maize inbred seedlings under long day treat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ative regulation of prolactin secre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ATIVE REPRODUCTIVE-BIOLOGY OF THE GULF OF FINLAND AND THE IRISH SEA FUCUS-VESICULOSUS 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ative studies of reaction norms in Arabidopsis. I. Evolution of response to day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ative transcriptomics support evolutionary convergence of diapause responses across Insec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ng the genetic structure of codling moth Cydia pomonella (L.) from Greece and France: long distance gene-flow in a sedentary pest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cold hardiness and sugar content between diapausing and nondiapausing pupae of the cotton bollworm, Helicoverpa armigera (Lepidoptera 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diapause and non-diapause induced Orius sauteri (Hemiptera: Anthocoridae) based on a two-sex life table in the labora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different models predicting the date of beginning of flowering in pea (Pisum sativum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GLOBAL SOLAR RADIATION AVAILABILITY AND PHOTOPERIOD BETWEEN WINEMAKING REGIONS OF CAMPO BELO DO SUL, STATE OF SANTA CATARINA IN BRAZIL AND PECH ROUGE IN FR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laboratory and field bioassays of laboratory-reared Cydia pomonella (Lepidoptera: Tortricidae) quality and field perfor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MODELS TO SIMULATE LEAF APPEARANCE IN WH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oxygen consumption in drosophilid flies from different clim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Supplemental Lighting from High-pressure Sodium Lamps and Light-emitting Diodes during Bedding Plant Seedling 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the circadian eclosion rhythm between non-diapause and diapause pupae in the onion fly, Delia antiqu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the circadian eclosion rhythm between non-diapause and diapause pupae in the onion fly, Delia antiqua: the change of rhythmi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the reproductive potential of three Orius species, O-strigicollis, O-sauteri, and O-minutus (Heteroptera : Anthocoridae), using eggs of the Mediterranean flour moth as a food 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 of vegetative development in soybean cultivars for low-latitude environ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s between laboratory and field results of frost tolerance of pines from the southern USA and Mesoamerica planted as exo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arisons of calling behaviour of different geographical populations of Helicoverpa armig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etitive success of southern populations of Betula pendula and Sorbus aucuparia under simulated southern climate experiment in the subarc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x effects of thermoperiod and temperature pulse on the photoperiodic clock in Drosophila triauraria (Diptera :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x growth rate evolution in a latitudinally widespread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x responses of insect phenology to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xity of the cold acclimation response in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ceptual issues in local adap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quences of Narrow Temperature Tolerance for a Pinyon Pine Sawfly, Neodiprion edulico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ervation of Arabidopsis thaliana Photoperiodic Flowering Time Genes in Onion (Allium cepa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SIDERING EFFECTS OF TEMPERATURE AND PHOTOPERIOD ON GROWTH AND DEVELOPMENT OF LABLAB PURPUREUS (L.) SWEET IN THE SEARCH OF SHORT-SEASON ACCESSIONS FOR SMALLHOLDER FARMING SYS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inental-scale patterns and climatic drivers of fruiting phenology: A quantitative Neotropical 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inuous light after 2 months of long days stimulates ram testis volume and increases fertility in sp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ception can Lead to Trophic Asynchrony between Birth Pulse and Resour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ing allelic distribution of CO/Hd1 homologues in Miscanthus sinensis from the East Asian mainland and the Japanese archipela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asting responses in two populations of Zostera noltii Hornem. to experimental photoperiod manipulation at two salin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 of early development in winter and facultative wheats in contrasting field environ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 of environmental variables in a field study using a chronobiological protoc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 OF FLOWERING AND REPRODUCTION IN TEMPERATE GRA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 of flowering and storage organ formation in potato by FLOWERING LOCUS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 of pulsatile LH secretion during seasonal anoestrus in the ew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 of reproductive and energetic status by environmental cues in a desert rodent, Shaw's j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 OF SHEEP AND GOAT REPRODUCTION - USE OF LIGHT AND MELATO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ling reproduction in selection schemes of dairy go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ling reproductive seasonality in the geese: a 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ls over reproductive phenology among ungulates: allometry and tropical-temperate contra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versial aspects of diapause develo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troversial aspects of photoperiodism in insects and m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ordination of Cryptochrome and Phytochrome Signals in the Regulation of Plant Light Respon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ping with Temperature at the Warm Edge - Patterns of Thermal Adaptation in the Microbial Eukaryote Paramecium caudat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e collection of sorghum: I. Stratification based on eco-geographical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e collection of sorghum: II. Comparison of three random sampling strate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rrelations between Circadian Rhythms and Growth in Challenging Environ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st of Diapause on Life-History Traits Under Restricted Resources in Multivoltine Bruchid Acanthoscelides pallidipennis (Coleoptera: Bruch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st of male diapause indirectly affects female reproductive perfor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sts of pair-bonding and paternal care in male prairie voles (Microtus ochrogas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LD AEDES-ALBOPICTUS (DIPTERA, CULICIDAE) BECOME ESTABLISHED IN CALIFORNIA TREE HO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ergradient vs. cogradient variation in growth and diapause in a lichen-feeding moth, Eilema depressum (Lepidoptera: Arct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ergradient vs. cogradient variation in growth and diapause in a lichen-feeding moth, Eilema depressum (Lepidoptera: Arct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pling Developmental Physiology, Photoperiod, and Temperature to Model Phenology and Dynamics of an Invasive Heteropteran, Halyomorpha hal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TICAL DAY LENGTHS FOR EGG-PRODUCTION AND HOTOREFRACTORINESS IN THE DOMESTIC TUR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tical day-length and photoinductive cycles for the induction of flowering in halophyte Suaeda sal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itical night length for bud set and its variation in two photoperiodic ecotypes of Betula pend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p responses to temperature and precipitation according to long-term multi-location trials at high-latitude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-national survey of winter and summer patterns of mood seasonality: a comparison between Italy and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YCLE-CORRELATED CHANGES IN THE ACTIVITY BEHAVIOR OF FIELD VOLES, MICROTUS-AGRES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ily Activity of the Housefly, Musca domestica, Is Influenced by Temperature Independent of 3 ' UTR period Gene Splic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ily and circadian variations in 2-[(125)I]-iodomelatonin binding sites in the pike brain (Esox luci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ily light regulates seasonal responses in the migratory male redheaded bunting (Emberiza brunice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ily rhythms of oxygen consumption, body temperature, activity and melatonin in the Norwegian lemming Lemmus lemmus under northern summer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ily torpor in relation to photoperiod in a subtropical blossom-bat, Syconycteris australis (Megachiropter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wn-song onset coincides with increased HVC androgen receptor expression but is decoupled from high circulating testosterone in an equatorial song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 length unlikely to constrain climate-driven shifts in leaf-out times of northern woody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 length variation and seasonal analysis of behavio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 light quality affects the night-break response in the short-day plant chrysanthemum, suggesting differential phytochrome-mediated regulation of flow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-night temperature differential, rather than mean temperature, determines age of sexual maturation in Straicosta albicosta (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LENGTH AND HUMIDITY AS ENVIRONMENTAL CUES FOR DIAPAUSE TERMINATION IN A TROPICAL BEE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length influences the response of three clover species (Trifolium spp.) to short-term ozone st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ylength, Temperature and Solar Radiation Effects on the Phenology and Yield Formation of Spring Durum Wh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iphering reproductive polyphenism in aphi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iphering time measurement: The role of circadian 'clock' genes and formal experimentation in insect photoperiod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clining insolation induces synchronous flowering of Montanoa and Simsia (Asteraceae) between Mexico and the Equ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 sequencing reveals complex mechanisms of diapause preparation in the invasive mosquito,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ep sequencing reveals complex mechanisms of diapause preparation in the invasive mosquito,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hardening and second-year growth of white spruce provenances in response to duration of long-night treat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hardening of mountain birch (Betula pubescens ssp czerepanovii) ecotypes at elevated winter temper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lineating Soybean Maturity Groups across the United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graphic effects of artificial nighttime lighting on animal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graphic effects of artificial nighttime lighting on animal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mographic history and adaptation account for clock gene diversity in hum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nsity dependence and microevolution interactively determine effects of phenology mismatch on population dynam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nsity-Dependent Oviposition by Female Aedes albopictus (Diptera: Culicidae) Spreads Eggs Among Containers During the Summer but Accumulates Them in the F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nsity-Dependent Oviposition by Female Aedes albopictus (Diptera: Culicidae) Spreads Eggs Among Containers During the Summer but Accumulates Them in the Fa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pendence of photoperiodic response of growth cessation on the stage of development in Picea abies and Betula pendula seedl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tection and resolution of genetic loci affecting circadian period in Brassica olerac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tection of novel QTLs qDTH4.5 and qDTH6.3, which confer late heading under short-day conditions, by SSR marker-based and QTL-seq analy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terminants of the annual pattern of reproduction in mature male Merino and Suffolk sheep: modification of endogenous rhythms by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termination of effective light pulse and classical Bunsow experiment in the larval diapause of the Indian meal moth Plodia interpunct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ing birdsfoot trefoil (Lotus corniculatus L.) varieties for permanent pasture applications in low latitude regions of eastern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ing fundamentals for breeding of new ornamentals using the example of midday fl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ing strategies for automated remote plant production systems: Environmental control and monitoring of the Arthur Clarke Mars Greenhouse in the Canadian High Arc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 and Evaluation of a New Predictive Model for Metamorphosis of Great Lakes Larval Sea Lamprey (Petromyzon marinus)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 and survival of immature Aedes albopictus and Aedes triseriatus (Diptera : Culicidae) in the laboratory: Effects of density, food, and competition on response to temper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 in cowpea (Vigna unguiculata) .3. Effects of temperature and photoperiod on time to flowering in photoperiod-sensitive genotypes and screening for photothermal respon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 of a meridic diet for adults of the West Indian sweetpotato weevil, Euscepes postfasciatus (Fairmaire) (Coleoptera : Curculionidae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 of a Nasonia vitripennis outbred laboratory population for genetic analy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 OF COLD TOLERANCE IN WHITE CLOVER (TRIFOLIUM-REPENS L) IN RELATION TO CARBOHYDRATE AND FREE AMINO-ACID CON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 of defoliating insects and their preferences for host plants under varying temperatures in a subtropical evergreen forest in eastern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 of durum wheat and triticale cultivars as affected by thermo-photoperiodic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 of Geocoris varius and G-proteus (Hemiptera: Geocoridae) provided with Ephestia kuehniella (Lepidoptera: Pyralidae) eg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 of microsatellite markers for the minute pirate bug Orius sauteri (Poppius), and their cross-species amplification in O-minutus (L.) and O-strigicollis (Poppius) (Heteroptera: Anthoco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, survivorship and reproduction of Helicoverpa armigera (Lepidoptera: Noctuidae) under fluctuating temper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AL PERIODS IN SOYBEAN - PHOTOPERIOD-SENSITIVE X INSENSITIVE CROSSES EVALUATED AT DIVERSE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al strategies of Koenigia islandica, a high-arctic annual pl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VELOPMENTAL-CHANGES OF COTTON ROOT PRIMARY TISSUES INDUCED BY SALIN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and cold tolerance in Asian species of the parasitoid Leptopilina (Hymenoptera: Figit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and overwintering of two spruce bark beetle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and quiescence: dormancy mechanisms that contribute to the geographical expansion of mosquitoes and their evolutionary suc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and winter survival of two Orius species from southern Af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avoidance induced by low temperature in the yellow-spotted longicorn beetle, Psacothea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avoidance induced by low temperature in the yellow-spotted longicorn beetle, Psacothea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CHARACTERISTICS OF 2 GEOGRAPHICAL STRAINS OF TOBACCO HORNWORM AND THEIR RECIPROCAL CRO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development and cold hardiness of Pectinophora gossypiella (Lepidoptera : Gelechiidae) larvae in Gree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development and cold hardiness of Pectinophora gossypiella (Lepidoptera : Gelechiidae) larvae in Gree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dynamics, seasonal phenology, and pupal color dimorphism of Papilio polyxenes in southern Florida, 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dynamics, seasonal phenology, and pupal color dimorphism of Papilio polyxenes in southern Florida, 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 A TROPICAL STRAIN OF TOBACCO HORNW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 Drosophila melanogaster - Photoperiodicity, cold tolerance and metabol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 DROSOPHILA-MELANOGASTER FEMALES - A GENETIC-ANALY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 tarnished plant bug (Heteroptera : Miridae) reared in dynamic photoperiod environmental cabin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 ticks of the medically important Ixodes ricinus species comp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cidence in the two-spotted spider mite increases due to predator presence, not due to selective pred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cidence of progeny in relation to parental geographic origin, host plant and rearing density in the cabbage beetle, Colaphellus bowring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clock mechanism in the cabbage beetle, Colaphellus bowringi (Coleoptera : Chrysome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relaxed selection on alternative developmental pathways in a butter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termination in a commonly univoltine leaf beetle (Phratora vulgatissim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termination in a commonly univoltine leaf beetle (Phratora vulgatissim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termination in eggs of the fruit tree red spider mite Panonychus ulmi in northern Gree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termination in eggs of the fruit tree red spider mite Panonychus ulmi in northern Gree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Termination in Hyphantria cunea (Drury) (Lepidoptera: Arctiin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Termination in Hyphantria cunea (Drury) (Lepidoptera: Arctiin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termination in the parasitoid Colpoclypeus florus (Hymenoptera : Eulophidae): Role of photoperiod and temper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Termination in the Small Brown Planthopper, Laodelphax striatellus (Hemiptera: Delpha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nd Termination in the Small Brown Planthopper, Laodelphax striatellus (Hemiptera: Delpha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as an interplay between seasonal token stimuli, and modifying and directly limiting factors: hibernation in Chymomyza cost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in Apolygus lucorum and Adelphocoris suturalis (Hemiptera: Miridae) in Northern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in Apolygus lucorum and Adelphocoris suturalis (Hemiptera: Miridae) in Northern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under greenhouse conditions in two populations of Dicyphus hesperus (Hemiptera : Mi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 under greenhouse conditions in two populations of Dicyphus hesperus (Hemiptera : Mi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induction, maintenance and termination in the rice stem borer Chilo suppressalis (Walk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pupal color diphenism induced by temperature and humidity conditions in Byasa alcinous (Lepidoptera: Papilio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termination in overwintering larvae of a Greek strain of Adoxophyes orana (Lepidoptera : Tortr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 termination of Rhagoletis cerasi pupae is regulated by local adaptation and phenotypic plasticity: escape in time through bet-hedging strate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pause, signal and molecular characteristics of overwintering Chilo suppressalis (Insecta: Lepidoptera: Pyra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ATOM GROWTH RESPONSES TO PHOTOPERIOD AND LIGHT ARE PREDICTABLE FROM DIEL REDUCTANT GENE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l emergence patterns of the parasitoid Bathyplectes curculionis (Thomson) (Hymenoptera: Ichnenmonidae) at two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el pattern of corticosterone metabolites in Arctic barnacle goslings (Branta leucopsis) under continuous natural 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s in dormancy characteristics among populations of Aphelinus asychis (Hymenoptera : Apheli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S IN KETANSERIN BINDING IN THE VENTROMEDIAL HYPOTHALAMUS OF EWES RESPONSIVE OR REFRACTORY TO SHORT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s in life-cycle traits of Calanus finmarchicus originating from 60 degrees N and 69 degrees N, when reared in mesocosms at 69 degrees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s in photoperiod-induced diapause plasticity among different populations of the bark beetle Ips typographus and its predator Thanasimus formicar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s in photoperiod-induced diapause plasticity among different populations of the bark beetle Ips typographus and its predator Thanasimus formicar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s in protein expression among five species of stream stonefly (Plecoptera) along a latitudinal gradient i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ces in sun time within the same time zone affect sleep-wake and social rhythms, but not morningness preference: Findings from a Polish-German comparison stu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t responses to photoperiod in non-diapausing colonies of the flesh fly, Boettcherisca peregr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tial contribution of two Ppd-1 homoeoalleles to early-flowering phenotype in Nepalese and Japanese varieties of common wh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tial effects of multiple short day lengths on body weights of gonadectomized Siberian ham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tial expression of genes important for adaptation in Capsella bursa-pastoris (Brassica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tial responses of silver birch (Betula pendula) ecotypes to short-day photoperiod and low temper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TIAL-EFFECTS OF PHOTOPERIOD ON DEVELOPMENT AND REPRODUCTION IN MONTANE AND PRAIRIE STRAINS OF THE ROCKY-MOUNTAIN WOOD TICK (ACARI, IXOD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tiation in developmental rate across geographic regions: a photoperiod driven latitude compensating mechanism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fferentiation in life cycle of sympatric populations of two forms of Hyphantria moth in central Missou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rect observation of the crystallization of fat in a Drosophila fly body by small- and wide-angle X-ray scatt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CORDANT LONGITUDINAL CLINES IN FLOWERING TIME AND PHYTOCHROME C IN ARABIDOPSIS THALI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CORDANT LONGITUDINAL CLINES IN FLOWERING TIME AND PHYTOCHROME C IN ARABIDOPSIS THALI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covery of latitudinal gradient of triidothyronine concentrations in ectotherms as revealed from a cyprinid fish, the common roach Rutilus ruti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covery, evaluation and distribution of haplotypes of the wheat Ppd-D1 g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entangling a Holobiont - Recent Advances and Perspectives in Nasonia Was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JUNCTIVE CLINE OF CRITICAL PHOTOPERIOD IN THE REPRODUCTIVE DIAPAUSE OF DROSOPHILA LACERTO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JUNCTIVE CLINE OF CRITICAL PHOTOPERIOD IN THE REPRODUCTIVE DIAPAUSE OF DROSOPHILA-LACERTO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arate effects of constant and annually-cycling daylength and water temperature on reproductive maturation of striped bass (Morone saxatili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ersal ability in codling moth: mark-release-recapture experiments and kinship analy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persal patterns of exotic forest pests in South Ko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ruption of a horizontally transferred phytoene desaturase abolishes carotenoid accumulation and diapause in Tetranychus 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secting chill coma recovery as a measure of cold resistance: evidence for a biphasic response in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inct Patterns of Genetic Variation Alter Flowering Responses of Arabidopsis Accessions to Different Daylengt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ION OF LAMBORNELLA-CLARKI (CILIOPHORA, TETRAHYMENIDAE) AND OTHER MOSQUITO PARASITES IN CALIFORNIA TREEHO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ION OF PINK BOLLWORM, PECTINOPHORA-GOSSYPIELLA (SAUND), IN AUSTRALIA AND ITS STATUS AS A PEST IN ORD IRRIGATIO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ION OF THE IMMATURE STAGES OF AEDES-VIGILAX ON A COASTAL SALT-MARSH IN SOUTHEAST QUEENS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ion of the photoperiod insensitive Ppd-D1a allele in Chinese wheat cultiv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ional pattern and development of the winter-active beetle Quedius pellax (Staphyli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uraphis noxia: reproductive behaviour in Argent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urnal and annual rhythms in tr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urnal Fluctuation in Tissue Nitrate Concentration of Field-grown Leafy Greens at Two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urnal profiles of blood glucose in relation to time of administration of melatonin in male spotted munia (Lonchura punctul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ergent timing of egg-laying may maintain life history polymorphism in potentially multivoltine insects in seasonal environ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versity of floral regulatory genes of japonica rice cultivated at northern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NA barcodes and citizen science provoke a diversity reappraisal for the "ring" butterflies of Peninsular Malaysia (Ypthima: Satyrinae: Nymphalidae: Lepidopter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 Perinatal Photoperiods Imprint Human Chronobiology? Suggestion for a study into the possible signature of light in the Northern and Southern Hemisphe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es a melatonin-dependent circadian oscillator in the pars tuberalis drive prolactin seasonal rhythmicity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es artificial selection on diapause incidence cause correlational changes in other life-history traits? Case study in a spider mite pop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es human evolution in different latitudes influence susceptibility to obesity via the circadian pacemaker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es light pollution alter daylength? A test using light loggers on free-ranging European blackbirds (Turdus merul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es low temperature prevent Spartina alterniflora from expanding toward the austral-most salt marshe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es the Tachet trait database report voltinism variability of aquatic insects between Mediterranean and Scandinavian region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estic queens under natural temperate photoperiod do not manifest seasonal anest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minant and Recessive Inheritance Patterns of Diapause in the Two-Spotted Spider Mite Tetranychus 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pamine and serotonin in the larval CNS of a drosophilid fly, Chymomyza costata: Are they involved in the regulation of diapaus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rmancy and Cold Hardiness Transitions in Winegrape Cultivars Chardonnay and Cabernet Sauvign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rmancy in invertebr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RMANCY IN THE COPEPODA - AN OVER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RMANCY IN TROPICAL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RMANCY RELEASE AND CHILLING REQUIREMENT OF BUDS OF LATITUDINAL ECOTYPES OF BETULA-PENDULA AND B-PUBESC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RMANCY RELEASE IN BEECH BUDS (FAGUS-SYLVATICA) REQUIRES BOTH CHILLING AND LONG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sophila americana Diapausing Females Show Features Typical of Young Fl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sophila americana Diapausing Females Show Features Typical of Young Fl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sophila as models to understand the adaptive process during inva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sophila ezoana uses an hour-glass or highly damped circadian clock for measuring night length and inducing dia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sophila ezoana uses an hour-glass or highly damped circadian clock for measuring night length and inducing dia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al entrainment by light and food in the Svalbard ptarmigan (Lagopus mutus hyperbore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uration of vegetative and generative development phases in oat cultivars released since 19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ynamics of production of sexual forms in aphids: Theoretical and experimental evidence for adaptive "coin-flipping" plasti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-6, a dominant gene conditioning early flowering and maturity in soybe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 and eye in subterranean mole-rats, Fukomys anselli (Bathyergidae) and Spalax ehrenbergi (Spalacidae): progressive specialisation or regressive degenerati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liness and fruit yield and quality of annual-fruiting red raspberry (Rubus idaeus L.): Effects of temperature and geno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ly Cretaceous Gleicheniaceae and Matoniaceae (Gleicheniales) from Alexander Island, Antarct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arly spring sex differences in luteinizing hormone response to gonadotropin releasing hormone in co-occurring resident and migrant dark-eyed juncos (Junco hyemali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losion behaviour of three species of Drosophila under different light reg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-physiological potential of jack pine (Pinus banksiana) for assisted northward migration: interactions among photoperiod, [CO2] and moisture st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geographic Factors Affecting Inflorescence Emergence of Cool-Season Forage Gra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logical genomics of local adap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logical limits can obscure expansion history: patterns of genetic diversity in a temperate mosquito in Hawa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logical studies for harvesting and culturing Gymnogongrus furcellatus (Rhodophyta, Gigartinales) in Central C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LOGY AND EVOLUTION OF THE PITCHER-PLANT MOSQUITO .4. LARVAL INFLUENCE OVER ADULT REPRODUCTIVE-PERFORMANCE AND LONGEV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PHYSIOLOGICAL AND ENZYMATIC VARIABILITY OF CYDIA-POMONELLA L ACCORDING TO GEOGRAPHICAL ORIGIN AND HOST-PL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physiological consequences of variability in diapause inten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physiology of Anopheles gambiae s.l.: Persistence in the Sah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typic and genetic variation in poplar bark storage protein gene expression and accum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typic differentiation in Medicago polymorpha L. along an environmental gradient in central Chile. I. Phenology, biomass production and reproductive patte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TYPIC DIFFERENTIATION OF DRY-MATTER PRODUCTION PROCESSES IN RELATION TO SURVIVORSHIP AND REPRODUCTIVE POTENTIAL IN PLANTAGO-ASIATICA POPULATIONS ALONG CLIMATIC GRAD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typic variation among European arctic and alpine populations of Oxyda digy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typic variation among switchgrass populations from the northern 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typic variation in response to light spectra in Scots pine (Pinus sylvestris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aging on circadian activity in gray mouse lem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alternating day and night temperature on short day-induced bud set and subsequent bud burst in long days in Norway spru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an ecdysteroid agonist, tebufenozide, on the completion of diapause in susceptible and resistant strains of the codling moth, Cydia pomon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an inverse subtropical (19 degrees 13 ' N) photoperiod on ovarian activity, melatonin and prolactin secretion in Pelibuey ew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antiandrogen cyproterone acetate on the development of the antler cycle in Southern Pudu (Pudu pud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artificial long days and/or melatonin treatment on the sexual activity of Mediterranean bu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Birth Season on Circadian Typology Appearing in Japanese Young Children Aged 2 to 12 Years Disappears in Older Students Aged 18 to 25 Ye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cold exposure and photoperiod on diapause termination of the predatory mite Euseius finlandicus (Acari : Phytose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DAYLENGTH AND AIR-TEMPERATURE ON THE MATURATION OF OVARIES IN DROSOPHILA-LUTESCENS KIKKAWA AND PENG AND DROSOPHILIA-TAKAHASHII STURTEV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different light regimes on eclosion rhythm of Drosophila agumbensis and Drosophila nagarhol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different light regimes on pre-adult fitness in Drosophila melanogaster populations reared in constant light for over six hundred gener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DIFFERENT PHOTOPERIODIC LENGTHS ON TAIL REGENERATION IN GEKKONID LIZARD HEMIDACTYLUS-FLAVIVIRID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genotype and photoperiod on diapause strategies in Eucypris virens (Jurine, 1820) (Crustacea : Ostracod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GEOGRAPHICAL ORIGIN ON THE PHOTOPERIODIC CONTROL OF REPRODUCTION IN THE WHITE-FOOTED MOUSE, PEROMYSCUS LEUCOP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GEOGRAPHICAL ORIGIN ON THE PHOTOPERIODIC CONTROL OF REPRODUCTION IN THE WHITE-FOOTED MOUSE, PEROMYSCUS LEUCOP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GEOGRAPHICAL TRANSFER ON GROWTH AND SURVIVAL OF JACK PINE PINUS-BANKSIANA LAMB)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La Crosse virus infection on overwintering of Aedes triseri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latitude on flavonoid biosynthesis in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LATITUDE ON THE CRITICAL PHOTOPERIOD FOR DIAPAUSE INDUCTION IN THE BERTHA ARMYWORM, MAMESTRA-CONFIGURATA (LEPIDOPTERA,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light intensity on the oviposition rhythm of the altitudinal strains of Drosophila ananass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LIGHT PERIOD ON DARK-TIME MEASUREMENT FOR DIAPAUSE INDUCTION IN MAMESTRA-BRASS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LIGHT, RANGE OF TEMPERATURE AND PHOTOPERIODIC INDUCTION ON GERMINATING-SEEDS AND CARYOPSES OF AVENA-FATUA 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Maternal Soil Treatment on First Year Growth and Autumn Frost Hardiness of Pinus sylvestris L. Full-sib Famil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nutritional state on semen characteristics, testicular size and serum testosterone concentration in Sanjabi ram lambs during the natural breeding sea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orexin-A on prolactin secretion in lambs born under different photoperiod conditions - in vitro stu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and Sowing Time Interaction on Growth and Flowering of Consolida orientalis Native to South Anato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AND TEMPERATURE ON COMMON BLIGHT DISEASE OF COMMON BEANS (PHASEOLUS-VULGARIS 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AND TEMPERATURE ON NYMPHAL DEVELOPMENT AND ADULT REPRODUCTION OF PIEZODORUS GUILDINII (HETEROPTERA: PENTATOM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AND TEMPERATURE ON THE LIFE-CYCLE OF DIFFERENT POPULATIONS OF THE PEACOCK BUTTERFLY INACHIS-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on adult size and weight in Harmonia axyridis (Coleoptera: Coccinel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on characteristics of semen obtained by electroejaculation in stump-tailed macaques (Macaca arctoid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ON DEVELOPMENT AND NUMBER OF SPIKELETS OF A TEMPERATE AND SOME LOW-LATITUDE WHE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on flower bud initiation and development in myoga (Zingiber mioga Rosco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on growth, physiologica and Hematological indices of juvenile Siberian sturgeon Acipenser baer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on incubation period in a wild passerine, Sylvia atricapi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on semen production and quality in bucks of Verata and Malaguena bree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on semen production and quality in bucks of Verata and Malaguena bree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on the duration of summer and winter diapause in the cabbage butterfly, Pieris melete (Lepidoptera : Pie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 on the mechanical response of the pregnant rabbit uterus to oxytoc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PERIODIC REGIMES ON THE OVIPOSITION OF ARTIFICIALLY OVERWINTERED BOMBUS-TERRESTRIS L QUEENS AND THE PRODUCTION OF SEXU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hotostimutation on concentrations of plasma prolactin in castrated bantams (Gallus domestic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lane of nutrition on seasonality of reproduction in Spanish Payoya go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olar day on plasma profiles of melatonin, testosterone, and estradiol in high-Arctic Lapland Longspu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Ppd-1 genes on durum wheat flowering time and grain filling duration in a wide range of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seasonal variation on the clinical course of chronic hepatitis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SHORT-DAY TREATMENT ON FLOWERING TIME AS AFFECTED BY PLANT AGES AND ITS VARIETAL DIFFERENCES IN SOYBEAN (GLYCINE-MAX (L) MER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soil temperature on phenology, canopy development, biomass and yield of maize in a cool-temperate cli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stock plant lighting on bulk vegetative propagation of hybrid larch (Larix x Eurolepis Henry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TANNIC-ACID CONCENTRATION ON DEVELOPMENT OF THE WESTERN TREEHOLE MOSQUITO, AEDES-SIERRENSIS (DIPTERA,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TEMPERATURE AND PHOTOPERIOD ON THE CALLING BEHAVIOR OF A MIGRATORY INSECT, THE ORIENTAL ARMYWORM MYTHIMNA-SEPAR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temperature on development of Orius strigicollis (Heteroptera : Anthocoridae) fed on Frankliniella occidentalis (Thysanoptera : Thrip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TEMPERATURE ON DIAPAUSE RESPONSE TO PHOTOPERIOD IN HYPHANTRIA-CUNEA WITH SPECIAL REFERENCE TO LOCAL DIVERG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TEMPERATURE ON DIAPAUSE RESPONSE TO PHOTOPERIOD IN HYPHANTRIA-CUNEA WITH SPECIAL REFERENCE TO LOCAL DIVERG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TEMPERATURE ON KERNEL GROWTH-RATE OF MAIZE GROWN IN A TEMPERATE MARITIME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temperature on photoperiodic response in a selected 'non-diapause' strain of Pyrrhocoris apterus (Heteropter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temperature on the duration of sensitive period and on the number of photoperiodic cycles required for the induction of reproductive diapause in Drosophila mont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thermoperiod on immature development of powdered oakblue, Narathura bazalus (Hewitson) (Lepidoptera : Lycaenidae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variation in photoperiodic response on diapause induction and developmental time in the willow leaf beetle, Plagiodera versicol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variation in photoperiodic response on diapause induction and developmental time in the willow leaf beetle, Plagiodera versicolo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 OF VERNALIZATION ON GRAIN FILL DURATION AND GRAIN WEIGHT IN SPRING WH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a social cue on reproductive development and pre-alternate molt in seasonally breeding migrant and resident female songbirds (Zonotrichia leucophry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acclimation and diapause on the thermal tolerance of the two-spotted spider mite Tetranychus 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climatic variation and warming on rice development across South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constant and changing temperature conditions on diapause induction in Helicoverpa armigera (Lepidoptera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constant and changing temperature conditions on diapause induction in Helicoverpa armigera (Lepidoptera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controlled post-flowering temperature and daylength on chemical composition of four black currant (Ribes nigrum L.) cultivars of contrasting 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culture density and shelter on growth and survival of juvenile spider crab, Maja brachydactyla (Balss, 192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daylength and temperature on the growth and photosynthesis of an Arctic cyanobacterium, Schizothrix calcicola (Oscillatoria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diet on life-history traits in a trivoltine Kobe population of Hyphantria cunea (Drury) (Lepidoptera : Arct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diet on life-history traits in a trivoltine Kobe population of Hyphantria cunea (Drury) (Lepidoptera : Arct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environmental conditions on onset of xylem growth in Pinus sylvestris under drou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geographic location and habitat on breeding parameters of Great T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heat stress on development, reproduction and activities of protective enzymes in Mononychellus mcgrego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host-plant species on diapause induction of the Kanzawa spider mite, Tetranychus kanzaw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initial plant spacing and applied nutrients on stand development and productivity of Texas bluegrass in the Louisiana Coastal Pl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INTRACISTERNALLY INJECTED SEROTONIN ON CEREBRAL BLOOD-FLOW IN CATS DURING WINTER AND SUMMER, AND AFTER DARK EXPOS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Latitude in Morphological and Physiologic Parameters and Plant Harvest Index in Fresh Plants of Strawberry cv. 'Camaros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light and temperature on seed germination of Poa pratensis from high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low temperature and photoperiod on reproduction in the female wild guinea pig (Cavia apere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maternal and offspring environmental conditions on growth, development and diapause in latitudinal yellow dung fly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maternal and offspring environmental conditions on growth, development and diapause in latitudinal yellow dung fly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maturity stage, temperature and photoperiod on growth and nutritive value of timothy (Phleum pratense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MODIFIED CIRCULATING PROLACTIN LEVELS ON SEASONAL WOOL GROWTH IN ROMNEY EW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mother presence and photoperiod on egg production and hatching of two asexual lineages of Eucypris virens (Crustacea: Ostracod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N-METHYL-D,L-ASPARTATE ON BETA-ENDORPHIN AND PROLACTIN SECRETION IN RAMS EXPOSED TO LONG OR SHORT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intensity and photoperiod on milk yield and reproductive performance of Norwegian Red cat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age of rice plant on larval development in two geographic ecotypes of Chlorops oryzae MATSUMURA (Diptera: Chlorop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low temperature on diapause termination in the yellow-spotted longicorn bee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temperature on diapause induction in Conogethes punctiferalis (Lepidoptera: Pyra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temperature on growth and flowering in the annual (primocane) fruiting raspberry (Rubus idaeus L.) cultivar 'Polka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Temperature on Growth, Flowering and Fruit Yield in Annual-Fruiting Red Raspberry Cultivars (Rubus idaeus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temperature on larval development and summer diapause in two geographic ecotypes of the rice stem maggot, Chlorops oryzae Matsumura (Diptera: Chlorop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temperature on pupal diapause induction of grape berry moth Lobesia botr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TEMPERATURE ON REPRODUCTIVE DIAPAUSE IN DROSOPHILA-TESTAC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temperature on shoot, root and rhizome growth in three Lotus uliginosus Schkuhr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temperature on the development and diapause of the endangered butterfly Zizina emelina (Lepidoptera: Lycae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and thermal time on the growth rhythm of Pinus sylvestris seedl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on egg production in Eurytemora affinis Poppe, 1880 (Copepoda: Calanoida) from the Seine Estuary (Franc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on Embryos and Larvae of Tawny Puffer, Takifugu flavid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on flower bud initiation of some okra (Abelmoschus esculentus) cultivars in spring and autum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on population performance and sexually dimorphic responses in two major arbovirus mosquito vectors, Aedes albopictus and Aedes aegypti (Diptera: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on population performance and sexually dimorphic responses in two major arbovirus mosquito vectors, Aedes albopictus and Aedes aegypti (Diptera: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ON REPRODUCTIVE DEVELOPMENT IN VELVETLEAF (ABUTILON-THEOPHRAST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 ON THE INDUCTION OF EMBRYONIC DIAPAUSE IN AEDES-TAENIORHYNCHUS (DIPTERA,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, growth temperature and cold acclimatisation on glucosinolates, sugars and fatty acids in k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ic manipulation during the dry period of dairy c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eriodically induced reproductive diapause and cold hardening on the cold tolerance of Drosophila mont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hotophase and altitude on oviposition rhythm of the himalayan strains of Drosophila ananass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lant species on development of Wollastoniella rotunda (Hemiptera : Anthoco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ostglacial range expansion on allozyme and quantitative genetic variation of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ostglacial range expansion on allozyme and quantitative genetic variation of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putrescine on diapause induction and intensity, and post-diapause development of Helicoverpa armig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rearing conditions, geographical origin, and selection on larval diapause in the Indianmeal moth, Plodia interpunct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red, far-red and blue light in maintaining growth in latitudinal populations of Norway spruce (Picea abi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resistance to Bt cotton on diapause in the pink bollworm, Pectinophora gossypi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season and breed on sperm acrosin activity and semen quality of bo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season of birth on reproduction in contemporary humans: Brief communi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seed origin and sowing time on timing of height growth cessation of Betula pendula seedl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Short Photoperiod on Codling Moth Diapause and Surviv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EMPERATURE AND PHOTOPERIOD ON GROWTH AND DEVELOPMENT OF TILLERS AND RHIZOMES IN POA-PRATENSIS L ECOTY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emperature and photoperiod on postponing bermudagrass (Cynodon dactylon [L.] Pers.) turf dorm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emperature and photoperiod on sensory quality and contents of glucosinolates, flavonols and vitamin C in broccoli flor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EMPERATURE AND PHOTOPERIOD ON THE BUD FORMATION OF CAMELLIA-WABISUKE TOSAURAK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emperature on diapause induction in Chrysopa perla (Linnaeus) (Insecta: Neuroptera: Chrysop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emperature on the development and fecundity of Thrips nigropilosus (Thysanoptera: Thripidae) on Chrysanthemum morifolium (Asterales: Astera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EMPERATURE ON THE DEVELOPMENT OF STENOMA IMPRESSELLA (LEPIDOPTERA: ELACHISTIDAE) ON OIL PALM IN COLOMB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emperature on weak circadian eclosion rhythmicity in Chymomyza costata (Diptera: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emperature, soil moisture and photoperiod on diapause termination and post-diapause development of the wheat blossom midge, Sitodiplosis mosellana (Gehin) (Diptera: Cecidomy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he environment on dog semen parameters and testosterone concent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he Nordic Photoperiod on Ozone Sensitivity and Repair in Different Clover Species Studied Using Infrared Imag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he thermal threshold and the timing of temperature reduction on the initiation and course of oocyte development in cultured female of Eurasian perch Perca fluviati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hermo-photoperiod on induction and termination of hibernation in Chilo partellus (Swinho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f thermophotoperiod on growth parameters of Helicoverpa armig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cts on flowering and seed yield of dominant alleles at maturity loci E2 and E3 in a Japanese cultivar, Enre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icacy of 24 h light to reduce maturation in Arctic charr (Salvelinus alpinus) is dependent on both the start date and du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iciency of two larval diets for mass-rearing of the mosquito Aedes aegyp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G AND LARVAL DIAPAUSE IN 2 POPULATIONS OF AEDES-GENICULATUS (DIPTERA,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G DIAPAUSE IN AEDES-TRISERIATUS (DIPTERA, CULICIDAE) - GEOGRAPHIC-VARIATION IN PHOTOPERIODIC RESPONSE AND FACTORS INFLUENCING DIAPAUSE TERMI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GG DIAPAUSE IN AEDES-TRISERIATUS (DIPTERA, CULICIDAE) - GEOGRAPHIC-VARIATION IN PHOTOPERIODIC RESPONSE AND FACTORS INFLUENCING DIAPAUSE TERMI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evated temperature during reproductive development affects cone traits and progeny performance in Picea glauca x engelmannii comp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BRYONIC DIAPAUSE IN 3 POPULATIONS OF THE WESTERN TREE HOLE MOSQUITO, AEDES-SIERRENSIS (DIPTERA, CO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BRYONIC DIAPAUSE IN LOW LATITUDE LOCUSTS . EFFECT OF PARENTAL AGE AND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BRYONIC DIAPAUSE IN PSOCID, PERIPSOCUS-QUADRIFASCIATUS - PHOTOPERIOD, TEMPERATURE, ONTOGENY AND GEOGRAPHIC VAR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bryonic diapause in the Australian plague locust relative to parental experience of cumulative photophase dec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bryonic diapause in the Australian plague locust relative to parental experience of cumulative photophase dec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ERGENCE CHARACTERISTICS OF AEDES-SIERRENSIS (DIPTERA, CULICIDAE) FROM CALIFORNIA TREEHOLES WITH PARTICULAR REFERENCE TO PARASITE LOA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ERGENCE PATTERNS AND LATITUDINAL ADAPTATIONS IN DEVELOPMENT TIME OF ODONATA IN NORTH SWEDEN AND PO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ERGENCE RHYTHMS AND PROTANDRY IN RELATION TO DAILY PATTERNS OF LOCOMOTOR-ACTIVITY IN TRICHOGRAMMA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ocrine changes associated with metamorphosis and diapause induction in the yellow-spotted longicorn beetle, Psacothea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OCRINE CORRELATES OF SEASONAL BODY-MASS DYNAMICS IN THE COLLARED LEMMING (DICROSTONYX GROENLANDIC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ocrine mechanisms of seasonal adaptation in small mammals: from early results to present understan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ogenous circannual rhythm in luteinizing hormone secretion: insight from signal analysis coupled with mathematical modell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ogenous control of migration and calendar effects in an intratropical migrant, the yellow-green vire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dogenous reserve dynamics of northern common eiders wintering in Green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ERGY-STORAGE DURING REPRODUCTIVE DIAPAUSE IN THE DROSOPHILA-MELANOGASTER SPECIES 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hanced assimilation rate and water use efficiency with latitude through increased photosynthetic capacity and internal conductance in balsam poplar (Populus balsamifera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hanced bud and bulblet regeneration from bulbs of Nerine sarniensis cultured in vit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AND HORMONAL-CONTROL OF VERNAL MIGRATION IN REDHEADED BUNTING (EMBERIZA BRUNICE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and social cues can be used in combination to develop sustainable breeding techniques for goat reproduction in the subtrop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conditions for Diaphorina citri Kuwayama (Hemiptera: Liviidae) take-of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control of flowering periodicity in Costa Rican and Mexican tropical dry for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control of ovarian dormancy in natural populations of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control of ovarian dormancy in natural populations of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control of seasonal reproduction in the wild and captive Eurasian Tree Sparrow (Passer montanus) with respect to variations in gonadal mass, histology, and sex steroi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control of the annual erect phase of Nemalion helminthoides (Rhodophyta) in the f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controls on cultivated soybean phenotypic traits across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controls on the phenology of moths: predicting plasticity and constraint under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heterogeneity and the maintenance of genetic variation for reproductive diapause in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induction of larval diapause and life-history consequences of post-diapause development in the Large Copper butterfly, Lycaena dispar (Lepidoptera: Lycae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regulation of adult diapause of Graphosoma rubrolineatum (Westwood) (Heteroptera : Pentatomidae) in southern and northern populations of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seasonality and incremental growth rates of beaver (Castor canadensis) incisors: implications for palaeobiolo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 trends in the variation of biologically active phenolic compounds in Labrador tea, Rhododendron groenlandicum, from northern Quebec, Cana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-REGULATION AND GEOGRAPHICAL ADAPTATION OF DIAPAUSE IN COTESIA-PLUTELLAE (HYMENOPTERA, BRACONIDAE), A PARASITOID OF THE DIAMONDBACK MOTH LARV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-REGULATION OF DEVELOPMENT, LIFE-HISTORY AND BIOGEOGRAPHY OF HELMINTHORA-STACKHOUSEI (RHODOPHYTA) BY DAYLENGTH AND TEMPER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-TEMPERATURE AND REPRODUCTIVE SEASONALITY IN JAPANESE MACAQUES (MACACA-FUSC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VIRONMENTAL-TEMPERATURE HAS AN INFLUENCE ON TIMING OF THE FIRST OVULATION OF SEASONAL ESTRUS IN THE M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zymatic diagnosis of resistance to deltamethrin in diapausing larvae of the codling moth, Cydia pomonella (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PISTASIS AND THE GENETIC-DIVERGENCE OF PHOTOPERIODISM BETWEEN POPULATIONS OF THE PITCHER-PLANT MOSQUITO, WYEOMYIA-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win Bunning and Tony Lees, two giants of chronobiology, and the problem of time measurement in insect photoperiod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cape in time: stay young or age gracefully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ablishment of Aedes japonicus japonicus and Its Colonization of Container Habitats in Michi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ivation and hibernation of Pieris brassicae (L.) in southern Spain: synchronization of two complex behavioral patte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TROGEN COULD CONTROL PHOTOPERIODIC ADJUSTMENT IN SEASONAL AFFECTIVE-DIS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phausiid respiration model revamped: Latitudinal and seasonal shaping effects on krill respiration r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opean hamsters (Cricetus cricetus) show a transient phase of insensitivity to long photoperiods after gonadal regre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luation of a phenological model for strategic decisions for hemp (Cannabis Sativa L.) biomass production across European s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luation of hormone-free protocols based on the "male effect" for artificial insemination in lactating goats during seasonal anest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luation of putative reference genes for gene expression normalization in soybean by quantitative real-time RT-PC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luation of reference genes for gene expression studies in radish (Raphanus sativus L.) using quantitative real-time PC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aluation of the phenological synchrony between potato crop and Colorado potato beetle under future climate in Eur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dence for adaptive divergence of thermal responses among Bemisia tabaci populations from tropical Colombia following a recent inva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dence for light-controlled migration amplitude of a sound scattering layer in the Norwegian S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dence for selection on a CONSTANS-like gene between two red oak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DENCE FOR SYNONYMY BETWEEN TETRANYCHUS URTICAE AND TETRANYCHUS CINNABARINUS (ACARI, PROSTIGMATA, TETRANYCHIDAE): REVIEW AND NEW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dence for the existence of a high-altitude white wagtail (Motacilla alba) population in the Yamal Peninsula and the boundaries of its dis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dence for Weakened Intercellular Coupling in the Mammalian Circadian Clock under Long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DENCE OF CO-SPECIFICITY BETWEEN TETRANYCHUS EVANSI AND TETRANYCHUS TAKAFUJII (ACARI: PROSTIGMATA, TETRANYCHIDAE): COMMENTS ON TAXONOMIC AND AGRICULTURAL ASP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idence that implicit assumptions of 'no evolution' of disease vectors in changing environments can be violated on a rapid timesc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animal photoperiod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animal photoperiod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CONSTANS Regulation and Function after Gene Duplication Produced a Photoperiodic Flowering Switch in the Brassicace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critical day length for diapause induction enables range expansion of Diorhabda carinulata, a biological control agent against tamarisk (Tamarix sp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critical day length for diapause induction enables range expansion of Diorhabda carinulata, a biological control agent against tamarisk (Tamarix sp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DORMANCY AND ITS PHOTOPERIODIC CONTROL IN PITCHER-PLANT MOSQUIT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Ecological Niche Bread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overwintering strategies in Eurasian species of the Drosophila obscura species grou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photoperiodic time measurement is independent of the circadian clock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photoperiodic time measurement is independent of the circadian clock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the genetic architecture underlying fitness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thermotolerance in seasonal environments: The effects of annual temperature variation and life-history timing in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 of time-keeping mechanisms: early emergence and adaptation to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: Fruit Fly Clocks on the E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: Fruit Fly Clocks on the E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and plastic responses of freshwater invertebrates to climate change: realized patterns and future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and plastic responses of freshwater invertebrates to climate change: realized patterns and future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change in flowering phenology in the iteroparous herb Beta vulgaris ssp maritima: a search for the underlying mechanis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determinants of population differences in population growth rate x habitat temperature interactions in Chironomus ripar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divergence of circadian and photoperiodic phenotypes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divergence of circadian and photoperiodic phenotypes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divergence of core and post-translational circadian clock genes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divergence of the genetic architecture underlying photoperiodism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divergence of the genetic architecture underlying photoperiodism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Links Between Circadian Clocks and Photoperiodic Diapause in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mechanisms of habitat invasions, using the copepod Eurytemora affinis as a model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trade-offs between thermal tolerance and locomotor and developmental performance in drosophilid fl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volutionary transition from blood feeding to obligate nonbiting in a mosqu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remental androgen metabolite concentrations and gonad sizes in temperate zone vs. tropical Stonechats (Saxicola torquata ss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ISTENCE OF A LIGHT-SENSITIVE PHASE IN THE PHOTOPERIODIC TERMINATION OF DIAPAUSE IN PIERIS-BRASSICAE L (INSECTA, LEPIDOPTERA) AND COMPARISON WITH DIAPAUSE IN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erimental analysis of 3 internal marking methods for Red Sea urch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erimental determination of the photoperiodic basis for geographic variation in avian seasona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erimental field tests of natural algal diets on gonad index and quality in the green sea urchin, Strongylocentrotus droebachiensis: a case for rapid summer production in post-spawned anim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aining the sawtooth: latitudinal periodicity in a circadian gene correlates with shifts in generation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aining the sawtooth: latitudinal periodicity in a circadian gene correlates with shifts in generation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loring links between physiology and ecology at macro-scales: the role of respiratory metabolism in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osure of arctic field scientists to ultraviolet radiation evaluated using personal dosi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POSURE OF DUNNOCKS (PRUNELLA-MODULARIS) TO THEIR PREVIOUS WINTERING SITE MODIFIES AUTUMNAL ACTIVITY PATTERN - EVIDENCE FOR SITE RECOGNI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nding the evaluation of the SoySim model to soybean cultivars with high maturation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ending the range of an ancient crop, Salvia hispanica L.-a new omega 3 sour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insic light : dark cycles, rather than endogenous circadian cycles, affect the photoperiodic counter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insic light : dark cycles, rather than endogenous circadian cycles, affect the photoperiodic counter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ye disorder differentiates seasonality outcomes in persons with severe visual impair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ster (or slower) developers have a shorter (or longer) circadian period in Bactrocera cucurbit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tty acids of membrane phospholipids in Drosophila melanogaster lines showing rapid and slow recovery from chill co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cal steroid profiles in black-footed ferrets exposed to natural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ding Ability of Early Zoeal Stages of the Norway Lobster Nephrops norvegicus (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RTILITY LEVELS IN RAMS EXPOSED TO GNRH AND DIFFERENT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 and laboratory comparison of hatch rates in Aedes albopictus (Sk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 phenomics for response of a rice diversity panel to ten environments in Senegal and Madagascar. 1. Plant phenological tra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ELD-EVALUATION OF A MODEL OF PHOTOTHERMAL FLOWERING RESPONSES IN A WORLD LENTIL COL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ne mapping of qHd1, a minor heading date QTL with pleiotropism for yield traits in rice (Oryza sativa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-day release and Dio2: a test of latitudinal variation in photoperiodic control of reproduction in great tits Parus maj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evidence of pupal summer diapause in Pieris brassicae L.: the evolution of local adapted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evidence of pupal summer diapause in Pieris brassicae L.: the evolution of local adapted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laboratory culture of Phortica variegata (Diptera, Steganinae), a vector of Thelazia callipae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rst record of the harlequin ladybird, Harmonia axyridis (Coleoptera: Coccinellidae) in the Caucas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C expression is down-regulated by cold treatment in Diplotaxis tenuifolia (wild rocket), but flowering time is unaffec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es in the North: Locomotor Behavior and Clock Neuron Organization of Drosophila mont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ight characteristics and dispersal patterns of fall webworm (Lepidoptera : Arctiidae) m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ral initiation in black currant cultivars (Ribes nigrum L.): Effects of plant size, photoperiod, temperature, and duration of short day expos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rigen and the Photoperiodic Control of Flowering in 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ering and lodging, physiological-based traits affecting cane and sugar yield - What do we know of their control mechanisms and how do we manage them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ering in pigeonpea (Cajanus cajan) in Kenya: Responses of medium- and late-maturing genotypes to location and date of sow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ering induction in the bioenergy grass Miscanthus sacchariflorus is a quantitative short-day response, whilst delayed flowering under long days increases biomass accum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ering of Artemisia annua L. plants submitted to different photoperiod and temperature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ERING OF PIGEONPEA (CAJANUS-CAJAN) IN KENYA - RESPONSES OF EARLY-MATURING GENOTYPES TO LOCATION AND DATE OF SOW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ering physiology and cold resistance of Potentilla palustris (L.) Scop., a wild relative of the strawb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ering responses of contrasting ecotypes of Poa annua and their putative ancestors Poa infirma and Poa sup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ering time QTL in natural populations of Arabidopsis thaliana and implications for their adaptive val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d restriction affects the gonadotropin releasing hormone neuronal system of male prairie voles (Microtus ochrogas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d supplementation experiments: A tool to reveal mechanisms that mediate timing of re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otprints of natural and artificial selection for photoperiod pathway genes in Ory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age production of tropical grasses under extended daylength at subtropical and tropical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mal properties of the circadian and photoperiodic systems of Japanese quail: Phase response curve and effects of T-cy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IGIDA-independent variation in flowering time of natural Arabidopsis thaliana acc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 effective biocontrol agent to successful invader: the harlequin ladybird (Harmonia axyridis) as an example of good ideas that could go wro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 species distributions to climate change adaptation: Knowledge gaps in managing invertebrate pests in broad-acre grain cr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m the eye to the pituitary: Pathways controlling seasonal re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st hardiness, height, and dormancy of 15 short-day, nursery-treated interior spruce seed lo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ost tolerance and hardening capacity during the germination and early developmental stages of four white spruce (Picea glauca) proven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ctional groups of woody species in semi-arid regions at low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undamental Evolutionary Limits in Ecological Traits Drive Drosophila Species Distribu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 flow among Cydia pomonella (Lepidoptera : Tortricidae) geographic and host populations in South Af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 flow and local adaptation in tr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ralist feeding behaviors of Aedes sierrensis larvae and their effects on protozoan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daptation of the human circadian clock to day-length latitudinal variations and relevance for affective disor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nalyses for deciphering the status and role of photoperiodic and maturity genes in major Indian soybean cultiv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nalyses of heading date of Japonica rice cultivars from Northeast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nalysis and gain from selection of thrips resistance in cott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nalysis of flowering and maturity time in high latitude spring wheat - Genetic analysis of earliness in spring wh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nalysis of photoperiod sensitivity in a tropical by temperate maize recombinant inbred population using molecular mar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nd environmental influences on leaf phenology and cold hardiness of native and introduced riparian tr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nd phenotypic variation in juvenile development in relation to temperature and developmental pathway in a geometrid m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nd physiological variation among sexual and parthenogenetic populations of Asobara japonica (Hymenoptera: Braconidae), a larval parasitoid of drosophilid fl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rchitecture in codling moth populations: comparison between microsatellite and insecticide resistance mar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architecture underlying morning and evening circadian phenotypes in fruit flies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BASIS OF GEOGRAPHICALLY VARIABLE PHOTOPERIODIC DIAPAUSE IN DROSOPHILA-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BASIS OF GEOGRAPHICALLY VARIABLE PHOTOPERIODIC DIAPAUSE IN DROSOPHILA-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basis of incidence and period length of circadian rhythm for locomotor activity in populations of a seed beet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basis of photoperiodic control of summer and winter diapause in geographic ecotypes of the rice stem maggot, Chlorops oryz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Basis Underlying Rapid Evolution of an Introduced Insect Ophraella communa (Coleoptera: Chrysomelidae): Heritability of Photoperiodic Respo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Basis Underlying Rapid Evolution of an Introduced Insect Ophraella communa (Coleoptera: Chrysomelidae): Heritability of Photoperiodic Respo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changes in flowering and morphology in response to adaptation to a high-latitude environment in Arabidopsis lyr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constraints to life-history evolution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COORDINATION OF DEMOGRAPHY AND PHENOLOGY IN THE PITCHER-PLANT MOSQUITO, WYEOMYIA-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COORDINATION OF DIAPAUSE IN THE PITCHERPLANT MOSQUITO, WYEOMYIA-SMITHII (DIPTERA,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COORDINATION OF DIAPAUSE IN THE PITCHERPLANT MOSQUITO, WYEOMYIA-SMITHII (DIPTERA,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correlations and the evolution of photoperiodic time measurement within a local population of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differences in human circadian clock genes among worldwide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differentiation and phenotypic plasticity in life-history traits between native and introduced populations of invasive maple tr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differentiation of Ganaspis brasiliensis (Hymenoptera: Figitidae) from East and Southeast As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Differentiation, Clinal Variation and Phenotypic Associations With Growth Cessation Across the Populus tremula Photoperiodic Pathw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dissection of earliness by analysis of a recombinant chromosome substitution double haploid mapping population of bread wheat (Triticum aestivum L.) in different geographic re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diversity and ecotypic differentiation in arctic and alpine populations of Polygonum vivipar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Diversity and Population Structure of Rice Varieties Cultivated in Temperate Re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diversity for agronomic and fiber traits in day-neutral accessions derived from primitive cotton germpla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enhancement of pigeonpea for high latitude areas in southern Af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evidence for a worldwide chaotic dispersion pattern of the arbovirus vector,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interactions between diverged alleles of Early heading date 1 (Ehd1) and Heading date 3a (Hd3a)/RICE FLOWERING LOCUS T1 (RFT1) control differential heading and contribute to regional adaptation in rice (Oryza sativ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regulation of day length adaptation and bulb formation in onion (Ailium cepa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response to rapid climate change: it's seasonal timing that mat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response to rapid climate change: it's seasonal timing that mat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shift in photoperiodic response correlated with global war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systems regulating flowering response in wheat (Reprinted from Wheat: Prospects for global improvement, 1998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variance for diapause expression and associated life histories in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Variation and Inheritance of Diapause Induction in Two Distinct Voltine Ecotypes of Ostrinia nubilalis (Lepidoptera: Cramb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variation for plasticity in physiological and life-history traits among populations of an invasive species, the terrestrial isopod Porcellio laev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variation in a Norwegian germplasm collection of white clover (Trifolium repens L.)-1. Population differences in agronomic characterist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variation in four maturity genes affects photoperiod insensitivity and PHYA-regulated post-flowering responses of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variation in photoperiodism in Peromyscus leucopus: Geographic variation in an alternative life-history strate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variation in the flowering and yield formation of timothy (Phleum pratense L.) accessions after different photoperiod and vernalization treat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variation of world soybean maturity date and geographic distribution of maturity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 variations in a population of herbivorous mites Tetranychus urticae in the production of the induced volatiles by kidney bean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-ANALYSIS OF GEOGRAPHICAL VARIATION IN PHOTOPERIODIC DIAPAUSE AND PUPAL ECLOSION RHYTHM IN DROSOPHILA-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-ANALYSIS OF GEOGRAPHICAL VARIATION IN PHOTOPERIODIC DIAPAUSE AND PUPAL ECLOSION RHYTHM IN DROSOPHILA-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-ANALYSIS OF GEOGRAPHICAL VARIATION IN PHOTOPERIODIC DIAPAUSE AND PUPAL ECLOSION RHYTHM IN DROSOPHILA-LITTORALIS - DISCU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-ANALYSIS OF GROWTH OF DETERMINATE SOYBEAN GENOTYPES UNDER 3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-ANALYSIS OF THE INTERSPECIFIC DIFFERENCE IN THE BRISTLE NUMBER OF THE 6TH STERNITE OF MALES IN DROSOPHILA-AURARIA COMPLEX .2. THE EFFECT OF EACH CHROMOS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-CONTROL OF FLOWERING IN DETERMINATE SOYBEAN GENOTYPES UNDER DIVERSE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-DIFFERENCES IN PUPAL DIAPAUSE INCIDENCE BETWEEN 2 SELECTED STRAINS OF THE FLESH 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-EFFECTS OF VRN GENES ON HEADING DATE AND AGRONOMIC TRAITS IN BREAD WH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-VARIABILITY OF THE CIRCADIAN PATTERN OF LOCOMOTOR-ACTIVITY WITHIN A NATURAL-POPULATION OF DROSOPHILA-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-VARIABILITY OF THE WING-FORM RESPONSE TO PHOTOPERIOD IN A SUBTROPICAL POPULATION OF THE GROUND CRICKET, DIANEMOBIUS FASCI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s of diapause in the comma butterfly Polygonia c-alb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S OF PRECALLING PERIOD IN THE ORIENTAL ARMYWORM, MYTHIMNA-SEPARATA (WALKER) (LEPIDOPTERA, NOCTUIDAE), AND IMPLICATIONS FOR MIG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ETICS OF THE PHOTOPERIODIC LARVAL DIAPAUSE IN CHYMOMYZA-COSTATA (DIPTERA,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me wide in silico characterization of Dof gene families of pigeonpea (Cajanus cajan (L) Mills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me wide transcriptional profiling of acclimation to photoperiod in high-latitude accessions of Arabidopsis thali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me-wide associations with flowering time in switchgrass using exome-capture sequencing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me-wide identification of microRNAs and their targets in wild type and phyB mutant provides a key link between microRNAs and the phyB-mediated light signaling pathway in 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me-wide single-generation signatures of local selection in the panmictic European e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me-wide survey of B-box proteins in potato (Solanum tuberosum)-Identification, characterization and expression patterns during diurnal cycle, etiolation and de-etio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mic approaches for studying biological c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mic Patterns of Geographic Differentiation in Drosophila simul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mic regions controlling vernalization and photoperiod responses in o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type and genotype-by-environment interaction effects for grain yield and grain size of quinoa (Chenopodium quinoa Willd.) as revealed by pattern analysis of international multi-environment tri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type by environment studies demonstrate the critical role of phenology in adaptation of chickpea (Cicer arietinum L.) to high and low yielding environments of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notypic variation of height growth and trunk diameter of Cordyline australis (Lomandraceae) grown at three locations in New Zea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-environmental influences on breeding parameters of the Eurasian Kestrel (Falco tinnunculus) in the Western Palaearc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and developmental variation in expression of the circadian rhythm gene, timeless,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and developmental variation in expression of the circadian rhythm gene, timeless,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DIFFERENTIATION IN THE DEVELOPMENT OF AEDES-SIERRENSIS (DIPTERA, CULICIDAE) IN N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latitude and sleep duration: A population-based survey from the Tropic of Capricorn to the Antarctic Cir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bility in diapause response of Japanese Orius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BILITY OF AGROTIS-SEGETUM, AND SELECTION OF DEVELOPMENT TIME CHARAC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and bud dormancy in beech seedlings (Fagus sylvatica 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cold hardiness of eggs and neonate larvae of the yellow-spotted longicorn beetle Psacothea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cold hardiness of eggs and neonate larvae of the yellow-spotted longicorn beetle Psacothea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critical photoperiod for diapause induction and its temperature dependence in Hyphantria cunea Drury (Lepidoptera: Arct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critical photoperiod for diapause induction and its temperature dependence in Hyphantria cunea Drury (Lepidoptera: Arct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cidence, life-history traits, and climatic adaptation in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 and mode of diapause inheritance in Tetranychus puera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 and mode of diapause inheritance in Tetranychus puera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 and Pre-oviposition Period of Adult Females in Haplothrips brevitubus (Thysanoptera: Phlaeothripin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 and Pre-oviposition Period of Adult Females in Haplothrips brevitubus (Thysanoptera: Phlaeothripin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 and termination of the cotton bollworm, Helicoverpa armigera Hubner (Lepidoptera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 and termination of the cotton bollworm, Helicoverpa armigera Hubner (Lepidoptera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 under constant and changing conditions in Helicoverpa armig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: The Grape Berry Moth (Lepidoptera: Tortr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: The Grape Berry Moth (Lepidoptera: Tortr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response of adult Rhipicephalus appendiculatus ti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embryonic diapause, cold-hardiness and life cycles in the migratory locust Locusta migratoria (Orthoptera : Acrididae) in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esterase allozymes of Aulacorthum solani (Homoptera : Aphididae) in Japan, in relation to its outbreaks o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photoperiodic diapause induction and diapause intensity in Sericinus montelus (Lepidoptera: Papilio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photoperiodic response for the induction of pupal diapause in the Aristolochia-feeding butterfly Atrophaneura alcino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Photoperiodic Response for the Induction of Pupal Diapause in the White Cabbage Butterfly, Pieris rapae crucivora Boisuduval (Lepidoptera: Pie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Photoperiodic Response for the Induction of Pupal Diapause in the White Cabbage Butterfly, Pieris rapae crucivora Boisuduval (Lepidoptera: Pie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PHOTOPERIODIC RESPONSE OF WESTERN TREE-HOLE MOSQUITO, AEDES-SIERR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PHOTOPERIODIC RESPONSE OF WESTERN TREE-HOLE MOSQUITO, AEDES-SIERR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plasticity in Eristalis arbustor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thermal and photoperiodic effects on development of zoophytophagous plant bug Nesidiocoris tenu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thermal and photoperiodic effects on development of zoophytophagous plant bug Nesidiocoris tenu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of Diapause and Sensitive Stages of Photoperiodic Response in Laodelphax striatellus Fallen (Hemiptera: Delpha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of Diapause and Sensitive Stages of Photoperiodic Response in Laodelphax striatellus Fallen (Hemiptera: Delpha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of Diapause Induction Rates in Trichogramma drendrolimi (Hymenoptera: Trichogrammatidae) in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OF DIAPAUSE INTENSITY AND PHOTOPERIODIC REACTION IN DROSOPHILA-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of Photoperiodic Diapause but Not Adult Survival or Reproduction of the Invasive Mosquito Aedes albopictus (Diptera: Culicidae) in 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of Photoperiodic Diapause but Not Adult Survival or Reproduction of the Invasive Mosquito Aedes albopictus (Diptera: Culicidae) in 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of photoperiodic response in larval development of the yellow-spotted longicorn beetle, Psacothea hilaris (PASCOE) (Coleoptera: Ceramby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of reproductive diapause in the Drosophila auraria complex (Diptera: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-VARIATION AND GENETIC-ASPECTS OF REPRODUCTIVE DIAPAUSE IN DROSOPHILA-TRIAURARIA AND DROSOPHILA-QUAD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-VARIATION IN PHOTOPERIODIC RESPONSES IN AN INTRODUCED INSECT, HYPHANTRIA-CUNEA DRURY (LEPIDOPTERA, ARCTIIDAE) I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-VARIATION IN THE EFFECTS OF TEMPERATURE AND PHOTOPERIOD ON DORMANCY INDUCTION, DEVELOPMENT TIME, AND PREDATION IN THE TREE-HOLE MOSQUITO, TOXORHYNCHITES-RUTILUS-SEPTENTRIONALIS (DIPTERA,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-VARIATION IN THE EXPRESSION OF AUTOGENY IN AEDES TOGOI (DIPTERA, CULICIDAE) UNDER DIFFERENT TEMPERATURE AND PHOTOPERIOD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-VARIATION IN THE INCIDENCE OF PUPAL DIAPAUSE IN ASIAN AND OCEANIAN SPECIES OF THE FLESH FLY BOETTCHERISCA (DIPTERA, SARCOPHAG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-VARIATION OF DIAPAUSE INTENSITY IN THE SPIDER-MITE TETRANYCHUS-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-VARIATION OF DIAPAUSE INTENSITY IN THE SPIDER-MITE TETRANYCHUS-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-VARIATION OF NYMPHAL DIAPAUSE IN THE SMALL BROWN PLANTHOPPER I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-VARIATION OF REPRODUCTIVE DIAPAUSE IN THE DROSOPHILA-AURARIA COMPLEX (DIPTERA,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analysis of diapause inducibility in European Drosophila melanogaster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and diapause-related cold tolerance in the blow fly, Calliphora vic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and environmental gradients shape phenotypic trait variation and genetic structure in Populus trichocarp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and species variation in circadian rhythm parameters in nemobiine crick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displacement and timing of molt of the remiges in male Wood Du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implications of seasonal reproduction in the bat star Asterina stellif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pattern in the response of the arctic-alpine Silene suecica (Cariophyllaceae) to the interaction between water availability and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structure and adaptive population differentiation in herbivore defence genes in European aspen (Populus tremula L., Salica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BILITY IN ECOPHYSIOLOGICAL TRAITS CONTROLLING DORMANCY IN CHRYSOPA-OCULATA (NEUROPTERA, CHRYSOP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and inheritance of the photoperiodic response controlling larval diapause in two distinct voltine ecotypes of the Asian cornborer Ostrinia furnac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and inheritance of the photoperiodic response controlling larval diapause in two distinct voltine ecotypes of the Asian cornborer Ostrinia furnac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Body Size, Development Time, and Wing Dimorphism in the Cricket Velarifictorus micado (Orthoptera: Gryl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CIRCADIAN ECLOSION RHYTHM AND PHOTOPERIODIC ADULT DIAPAUSE IN DROSOPHILA-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CIRCADIAN ECLOSION RHYTHM AND PHOTOPERIODIC ADULT DIAPAUSE IN DROSOPHILA-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diapause development in eggs of Sympetrum frequens (Odonata: Libellu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egg diapause in Sympetrum frequ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HEADING CHARACTERS AMONG WHEAT LANDRACES, TRITICUM-AESTIVUM L, AND ITS IMPLICATION FOR THEIR ADAPTA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PHOTOPERIODIC INDUCTION OF DIAPAUSE IN THE SPIDER-MITE (TETRANYCHUS-URTICAE) - A CAUSAL RELATION BETWEEN CRITICAL NIGHT-LENGTH AND CIRCADIAN 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photoperiodic induction of larval diapause in the bruchid beetle, Bruchidius dorsalis: polymorphism in overwintering st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photoperiodic induction of larval diapause in the bruchid beetle, Bruchidius dorsalis: polymorphism in overwintering st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photoperiodic response for diapause induction between univoltine and multivoltine populations of Kytorhinus sharpianus (Coleoptera : Bruch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photoperiodic response for diapause induction between univoltine and multivoltine populations of Kytorhinus sharpianus (Coleoptera : Bruch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the larval diapause of Chymomyza costata (Diptera;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the larval diapause of Chymomyza costata (Diptera;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THE REPRODUCTIVE-CYCLE AND PHOTOPERIODIC DIAPAUSE OF DROSOPHILA-PHALERATA AND DROSOPHILA-TRANSVERSA (DROSOPHILIDAE, DIPTER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IN THE REPRODUCTIVE-CYCLE AND PHOTOPERIODIC DIAPAUSE OF DROSOPHILA-PHALERATA AND DROSOPHILA-TRANSVERSA (DROSOPHILIDAE, DIPTER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OF DIAPAUSE TERMINATION OF PINK BOLLW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of life cycle in crickets (Ensifera: Grylloide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of life cycle in crickets (Ensifera: Grylloide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OF PHOTOPERIODIC ADULT DIAPAUSE IN DROSOPHILA-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OF PHOTOPERIODIC ADULT DIAPAUSE IN DROSOPHILA-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of photoperiodic response in the females of a predatory bug, Orius sauteri (Poppius) (Heteroptera : Anthocoridae) from norther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of photoperiodic wing form determination and genetic background of reproductive diapause in arrhenotokous populations of Thrips nigropilosus Uzel (Thysanoptera: Thripidae) i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 variation of pupal diapause in the great mormon butterfly, Papilio memnon L (Lepidoptera : Papilionidae), in wester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ally distinct reproductive schedules in a changing world: Costly implications in captive Stonech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y has a greater effect than Wolbachia infection on population genetic structure in the spider mite, Tetranychus puerarico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Y OF LARVAL DORMANCY IN THE TREE-HOLE MOSQUITO, AEDES-TRISERIATUS (SAY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Y OF PHOTOPERIODIC RESPONSE IN DIAPAUSING MOSQU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y of the circadian gene clock and photoperiodic response in western North American populations of the three-spined stickleback Gasterosteus acule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metric Morphometrics of Nine Field Isolates of Aedes aegypti with Different Resistance Levels to Lambda-Cyhalothrin and Relative Fitness of One Artificially Selected for Resist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rminal variability of seeds in some Moroccan maritime pine (Pinus pinaster Ait.) under controlled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station length and occurrence of daytime foaling of Standardbred mares on two stud farms in New Zea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 Transcriptional Dynamics of Diapause Induction in Non-Blood-Fed and Blood-Fed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 Transcriptional Dynamics of Diapause Induction in Non-Blood-Fed and Blood-Fed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obal Transcriptional Profiling of Diapause and Climatic Adaptation in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aft union formation in artichoke grafting onto wild and cultivated cardoon: An anatomical stu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egariousness does not vary with geography, developmental stage, or group relatedness in feeding redheaded pine sawfly larv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AND BIOMASS PARTITIONING OF POPULATIONS OF EUROPEAN PINUS-SYLVESTRIS L UNDER SIMULATED 50-DEGREES AND 60-DEGREES-N DAYLENGTHS - EVIDENCE FOR PHOTOPERIODIC ECOTY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and development of an araneophagic assassin bug, Stenolemus bituberus (Heteroptera : Reduv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and hardening of four provenances of containerized white spruce (Picea glauca (Moench) Voss) seedlings in response to the duration of 16 h long-night treat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and reproduction of Loxechinus albus (Echinodermata: Echinoidea) at the southerly peripheries of their species range, Falkland Islands (South Atlanti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and survival of Arcto-Norwegian and Norwegian coastal cod larvae (Gadus morhua L.) reared together in mesocosms under different light reg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and Survival of Seedlings of Various Picea Species under Northern Climatic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and yield of chia (Salvia hispanica L.) in the Mediterranean and desert climates of C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dynamics of non-toxic Pseudo-nitzschia delicatissima and toxic P. seriata (Bacillariophyceae) under simulated spring and summer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of Rhododendron cultivars as affected by temperature and 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Pattern Responses to Photoperiod across Latitudes in a Northern Damsel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Pattern Responses to Photoperiod across Latitudes in a Northern Damsel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Rate and Shoot : Root Allometry in Pseudotsuga menziesii (Mirb.) Franco and Pinus contorta Dougl. Seedlings Raised under Two Photoperiodic Reg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 responses of seedlings of six Betula pubescens Ehrh. provenances to six ozone exposure reg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rowth, opium gum yield, and photoperiod response of five opium poppy acc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bitat selection and population spreading of the horned octopus Eledone cirrhosa (Lamarck, 1798) in Galician waters (NW Atlanti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ir cycle in dogs with different hair types in a tropical region of Braz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ir sheep genetic resources and their contribution to diversified small ruminant production in the United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llauer's Tuson: a decade of selection for tropical-to-temperate phenological adaptation in ma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plotype diversity of mtCOI in the fall webworm Hyphantria cunea (Lepidoptera: Arctiidae) in introduced regions in China, Iran, Japan, Korea, and its homeland, the United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TCH OF EGGS OF OVERWINTERING BLACKHEADED FIREWORM (LEPIDOPTERA, TORTRICIDAE) IN RESPONSE TO DURATION OF WI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tch Plasticity in Response to Varied Inundation Frequency in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d-q, a novel allele of Ef7 from a Chinese rice landrace, confers weak photoperiod sensitivity and improves local adaptability and yield potent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ding time genes responsible for the regional adaptability of 'Tongil-type short-culmed rice cultivars' developed in Ko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 STRESS EFFECTS ON GROWTH AND DEVELOPMENT IN THREE ECOTYPES OF VARYING LATITUDE OF ARABIDOP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- and cold-shock responses and temperature adaptations in subtropical and temperate species of Drosophi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t-shock-responsive genes are not involved in the adult diapause of Drosophila tri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bivory in global climate change research: direct effects of rising temperature on insect herbiv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bivory in global climate change research: direct effects of rising temperature on insect herbivo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ritability of development time and protandry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autumn temperature delays spring bud burst in boreal trees, counterbalancing the effect of climatic war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efficiency in vitro plant regeneration from epicotyl explants of Ponkan Mandarin (Citrus reticulata Blanco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latitude fossil forests in greenhouse climates: Influence of the polar light regime on their grow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root-zone temperature causes similar changes in water relations and growth of silver maples from 33 degrees and 44 degrees N la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temperature delay of floral initiation in modern poinsettia cultiv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Temperatures and Marginally Inductive Photoperiods Impact the Floral Display of Poinsettias 'Freedom Red', 'Early Red Splendor', and 'Prestige Early Red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 Tunnel versus Climate-controlled Greenhouse: Transplant Time and Production Environment Impact Growth and Morphology of Cold-tolerant Bedding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-throughput sequencing of transposable element insertions suggests adaptive evolution of the invasive Asian tiger mosquito towards temperate environ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gher Mosquito Production in Low-Income Neighborhoods of Baltimore and Washington, DC: Understanding Ecological Drivers and Mosquito-Borne Disease Risk in Temperate C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istorical and projected interactions between climate change and insect voltinism in a multivoltine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rmone-free Protocols for the Control of Reproduction and Artificial Insemination in Go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st plant quality influences diapause induction of Byasa alcinous (Lepidoptera : Papilio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st specificity of different populations of the leaf beetle Diorhabda elongata (Coleoptera : Chrysomelidae), a biological control agent of saltcedar (Tamarix sp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ST-PLANT MEDIATED GEOGRAPHIC-VARIATION IN THE LIFE-HISTORY OF PLATYCOTIS-VITTATA (HOMOPTERA, MEMBRA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st-plant quality alters herbivore responses to temperature: a case study using the generalist Hyphantria cu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st-plant-induced larval decision-making in a habitat/host-plant generalist butter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rglass and rhythmic components of photoperiodic time measurement in the pitcher 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urglass and rhythmic components of photoperiodic time measurement in the pitcher 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Diverse Detrital Environments Influence Nutrient Stoichiometry between Males and Females of the Co-Occurring Container Mosquitoes Aedes albopictus, Ae. aegypti, and Culex quinquefasci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Rainfall Variation Influences Reproductive Patterns of African Savanna Ungulates in an Equatorial Region Where Photoperiod Variation Is Abs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significant is the TSH level in the circulati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similar are daily and seasonal biological clock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assess Drosophila cold tolerance: chill coma temperature and lower lethal temperature are the best predictors of cold distribution lim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alteration of natural light cycles: causes and ecological consequ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exposure to ultraviolet radiation at the Antipodes - a comparison between an Antarctic (67 degrees S) and Arctic (75 degrees N) lo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PLASMA MELATONIN AND URINARY 6-SULPHATOXY MELATONIN - STUDIES IN NATURAL ANNUAL PHOTOPERIOD AND IN EXTENDED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 to mosquito transmiss on of dengue viru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umans at tropical latitudes produce more fem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vFT1 (VrnH3) drives latitudinal adaptation in Spanish barle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othalamic control of seasonal changes in food intake and body we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ypothesis: Cyclical Histogenesis Is the Basis of Circannual Ti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hneumonid (Hymenoptera) parasitoids of overwintering Hyphantria cunea (Drury) (Lepidoptera: Arctiidae) pupae in hazelnut plantations of the central Black Sea region of Turke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cation and molecular mapping of Flowering Date1 (FD1), a major photoperiod insensitivity gene in the adzuki bean (Vigna angulari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cation and sequence determination of mRNAs detected in dormant (diapausing) Aedes triseriatus mosquito embry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cation of a novel gene ef7 conferring an extremely long basic vegetative growth phase in 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cation of additional QTLs for flowering time by removing the effect of the maturity gene E1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cation of five Orius species in Japan by multiplex polymerase chain re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cation of high long-day leaf number cultivars and prevention of premature budding by cold pre-treatment for fine control of flowering in summer-to-autumn-flowering chrysanthemum (Chrysanthemum morifolium Ramat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cation of High-Temperature-Responsive Genes in Cere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cation of mega-environments in Europe and effect of allelic variation at maturity E loci on adaptation of Europea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cation of soybean genes involved in circadian clock mechanism and photoperiodic control of flowering time by In silico analy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FICATION OF VERTEBRATE DEEP BRAIN PHOTORECEP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entity of two sympatric species of Orius (Hemiptera: Heteroptera: Anthoco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mense plasticity of timing of breeding in a sedentary forest passerine, Poecile palust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act of Climate Change on the Distribution of Aedes albopictus (Diptera: Culicidae) in Northern Japan: Retrospective Analy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act of mass rearing and gamma irradiation on thermal tolerance of Eldana sacchar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act of Perinatal Photoperiod on the Chronotype of 11-to 18-Year-Olds in Northern European Russ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act of photoperiod on the sexual behavior of the black cutworm moth (Lepidoptera 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act of smolt production strategy on vertebral growth and mineralisation during smoltification and the early seawater phase in Atlantic salmon (Salmo salar,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act of the timing of male emergence on mating capacity of males in Trichogramma evanescens Westw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acts of Climate, Land Use, and Biological Invasion on the Ecology of Immature Aedes Mosquitoes: Implications for La Crosse Emerg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acts of global warming on Nezara viridula and its native congeneric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lantation and Parturition Dates of North American River Otters, Lontra canadensis, in Southern Missour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e of the signals provided by the buck for the success of the male effect in go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 vitro plant regeneration in rough lemon (Citrus jambhiri Lush) by direct organogen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-VITRO RESPONSE AND PEDIGREE ANALYSIS FOR SOMATIC EMBRYOGENESIS OF LONG-DAY PHOTOPERIOD ADAPTED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-VITRO TUBERIZATION OF POTATO - EFFECT OF SEVERAL MORPHOGENIC REGULATORS IN LIGHT AND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idence and seasonality of falls amongst old people receiving home help services in a municipality in northern Swe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idence of Brachypterous and Diapausing Females of Thrips nigropilosus (Thysanoptera: Thripidae) in Ryukyu Islands,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ipient reproductive isolation between two morphs of Drosophila elegans (Diptera: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ase in dark morphs and decrease in size during a range extension of Cheilomenes sexmaculata (Coleoptera: Coccinel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ased air temperature during simulated autumn conditions impairs photosynthetic electron transport between photosystem II and photosystem 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ased photic sensitivity for phase resetting but not melatonin suppression in Siberian hamsters under short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creasing day-length induces spring flushing of tropical dry forest trees in the absence of 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pendence of genetic geographical variation between photoperiodic diapause, circadian eclosion rhythm, and thr-gly repeat region of the period gene in Drosophila 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pendence of genetic geographical variation between photoperiodic diapause, circadian eclosion rhythm, and thr-gly repeat region of the period gene in Drosophila 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pendent introductions and admixtures have contributed to adaptation of European maize and its American counterpar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EPENDENT RESPONSE OF 2 CHARACTERS TO SELECTION FOR INSENSITIVITY TO PHOTOPERIOD IN PYRRHOCORIS-APTE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rect effects of FRIGIDA: floral trait (co)variances are altered by seasonally variable abiotic factors associated with flowering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vidual variation in the seasonal reproduction of the terrestrial isopod Armadillidium vulgare Latr, (Crustacea, Oniscide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ividually tracked geese follow peaks of temperature acceleration during spring mig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ed and natural variation of promoter length modulates the photoperiodic response of FLOWERING LOCUS 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tion and development of winter larval diapause in a drosophilid fly, Chymomyza cost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tion and development of winter larval diapause in a drosophilid fly, Chymomyza cost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tion and termination of prepupal summer diapause in Pseudopidorus fasciata (Lepidoptera : Zygae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tion of diapause and seasonal morphs in butterflies and other insects: knowns, unknowns and the challenge of integ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TION OF DIAPAUSE IN DROSOPHILA-MELANOGASTER - PHOTOPERIODIC REGULATION AND THE IMPACT OF ARRHYTHMIC CLOCK MUTATIONS ON TIME MEASU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tion of flowering in tropical trees by a 30-min reduction in photoperiod: evidence from field observations and herbarium specim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tion of ovarian activity with artificial photoperiod in criollo mares located at 19 degrees 9 ' 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tion of sexual activity in lactating anovulatory female goats using male goats treated only with artificially long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tion of sexual activity of male creole goats in subtropical northern Mexico using long days and melato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ection density of Wolbachia and incompatibility level in two planthopper species, Laodelphax striatellus and Sogatella furcif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exible versus flexible: the influence of temperature and photoperiod on pre- and post-eyespot development time in Libellulidae (Odon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changes in daylength and carbon dioxide on the growth of pota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COLD ON THE SURVIVAL AND THE REPRODUCTIVE CAPACITY OF AN ADULT-POPULATION OF DROSOPHILA-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Controlled Postflowering Temperature and Daylength on Individual Phenolic Compounds in Four Black Currant Cultiv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Day Length and Temperature on the Content of Health-Related Compounds in Broccoli (Brassica oleracea L. var. italic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DENSITY-DEPENDENT FACTORS ON LARVAL DEVELOPMENT IN NATIVE AND INVASIVE POPULATIONS OF &amp;ITHARMONIA AXYRIDIS&amp;IT (COLEOPTERA, COCCINEL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developmental temperature on cold shock and chill coma recovery in Drosophila ananassae: Acclimation and latitudinal variations among Indian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explant selection and culture conditions on organogenesis and germplasm conservation in Bacopa monnieri (L.) wett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GENETIC SELECTION ON DIAPAUSE TERMINATION OF PINK BOLLW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high latitude light conditions on sensory quality and contents of health and sensory-related compounds in swede roots (Brassica napus L. ssp rapifera Metzg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light exposure during early life on the age of onset of bipolar dis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LONG PHOTOPERIODS ON THE GROWTH OF TIMOTHY (PHLEUM-PRATENSE L) VARIETIES FROM DIFFERENT LATITUDES IN NORTHERN EUR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melatonin receptor 1A gene polymorphisms on seasonal reproduction in Sarda ewes with different body condition scores and 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near-ultraviolet radiation on reproductive and immunological development in juvenile male Siberian ham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nutritional and socio-sexual cues upon reproductive efficiency of goats exposed to the male effect under extensive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photoperiod and feed delivery on growth and survival of first-feeding Arctic ch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photoperiod on the development of diapause in larvae and its cost for individuals of a univoltine population of Dendrolimus punctatus (Lepidoptera: Lasiocamp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photoperiod on the development of diapause in larvae and its cost for individuals of a univoltine population of Dendrolimus punctatus (Lepidoptera: Lasiocamp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PHOTOPERIOD ON THE SEASONAL PATTERN OF SECRETION OF LUTEINIZING-HORMONE AND TESTOSTERONE AND ON THE ANTLER CYCLE IN ROE DEER (CAPREOLUS-CAPREOL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photoperiod on vegetative propagule production in three turion-producing races of Hydrilla verticillata (L.f.) Roy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predator density, diet and living substrate on developmental fitness of Orius laevig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PRENATAL AND POSTNATAL PHOTOPERIODS ON POSTNATAL TESTIS DEVELOPMENT IN THE SIBERIAN HAMSTER (PHODOPUS-SUNGOR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PRENATAL PHOTOPERIODS ON POSTNATAL REPRODUCTIVE RESPONSES TO DAILY INFUSIONS OF MELATONIN IN THE SIBERIAN HAMSTER (PHODOPUS-SUNGOR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seasonal time constraints on growth and development of common frog tadpoles: a photoperiod experi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seasonal timing on thermal ecology and thermal reaction norm evolution in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temperature and photoperiod on embryonic development in the dragonfly Sympetrum striolatum (Odonata: Libellu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 of temperature and photoperiod on survival and growth of North East Atlantic isolates of Phycodrys rubens (Rhodophyta) from different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S OF DAYLENGTH AND TEMPERATURE ON THE PERIOD OF DIAPAUSE AND ITS ENDING PROCESS IN DORMANT LARVAE OF BURNET MOTHS (LEPIDOPTERA, ZYGAE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fluences of growth cessation and photoacclimation on winter survival of non-native Lolium-Festuca grasses in high-latitude re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Diapause in Crosses between the Northernmost and the Southernmost Strains of the Asian Corn Borer Ostrinia furnac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Diapause in Crosses between the Northernmost and the Southernmost Strains of the Asian Corn Borer Ostrinia furnac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diapause regulation in the multicoloured Asian ladybird Harmonia axyridis (Coleoptera: Coccinel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HEADING TIME IN NATIVE JAPANESE UPLAND RICE, ORYZA-SATIVA 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late flowering in natural variants of soybean cultivars under short-day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photoperiodic control of larval diapause in the Asian corn borer Ostrinia furnacalis (Guene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photoperiodic control of larval diapause in the Asian corn borer Ostrinia furnacalis (Guene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photoperiodic control of pupal diapause in the cotton bollworm, Helicoverpa armigera (Hubn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photoperiodic control of pupal diapause in the cotton bollworm, Helicoverpa armigera (Hubn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photoperiodic induction of larval diapause in the Asian corn borer Ostrinia furnac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photoperiodic induction of larval diapause in the Asian corn borer Ostrinia furnac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photoperiodic response in the bird cherry aphid, Rhopalosiphum pa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photoperiodic response in the bird cherry aphid, Rhopalosiphum pad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the photoperiodic response controlling larval diapause in the blow fly, Calliphora vic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of the photoperiodic response controlling larval diapause in the blow fly, Calliphora vic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patterns of photoperiodic diapause induction in Leptinotarsa decemline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heritance patterns of photoperiodic diapause induction in Leptinotarsa decemline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 DIAPAUSE - STABILITY AND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 MIGRATION - VARIABILITY AND SUCCESS IN A CAPRICIOUS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 photoperiodic calendar and circadian clock: Independence, cooperation, or unity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 PHOTOPERIODISM - THE CLOCK AND THE COUNTER - A 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 PHOTOPERIODISM - THE LINDEN BUG, PYRRHOCORIS-APTERUS, A SPECIES THAT MEASURES DAYLENGTH RATHER THAN NIGHT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 photoperiodism and circadian clocks: Models and mechanis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 photoperiodism: Measuring the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 photoperiodism: seeing the 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 population differentiation in response to enviromental thermal str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 SEASONAL CYCLES - GENETICS AND EVOL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icide resistance may enhance the response to a host-plant volatile kairomone for the codling moth, Cydia pomonella (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s in a warmer world: ecological, physiological and life-history responses of true bugs (Heteroptera) to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ects of forensic significance in Argent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ight into a Physiological Role for the EC Night-Time Repressor in the Arabidopsis Circadian C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olation and photoperiodic control of tree development near the equ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ulin-like growth factor I in growing thoroughbre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sulins, leptin and feeding in a population of Peromyscus leucopus (white-footed mouse) with variable fert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grating evolution in the management of captive zoo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grating multiple stressors across life stages and latitudes: Combined and delayed effects of an egg heat wave and larval pesticide exposure in a damsel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grative action and temporal order - A review of complex annual rhy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grative action and temporal order - A review of complex annual rhy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- and intraclonal variability in the photoperiodic response and fecundity in the pea aphid Acyrthosiphon pisum (Hemiptera : Aphid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- and intraclonal variability in the photoperiodic response and fecundity in the pea aphid Acyrthosiphon pisum (Hemiptera : Aphid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acting effect of thermoperiod and photoperiod on the eclosion rhythm in the onion fly, Delia antiqua supports the two-oscillator 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action of exogenous factors (light and temperature) in their influence on the daily pattern of adult eclosion in Trichogramma embryophagum (Hymenoptera : Trichogrammat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ACTION OF PHOTOPERIOD AND GIBBERELLIN ON GROWTH AND PHOTOSYNTHESIS OF HIGH-LATITUDE POA-PRAT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actions of daylength, temperature and nutrients affect thresholds for life stage transitions in the kelp Laminaria digitata (Phaeophy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actions of Temperature and Photoperiod Determine Expression of Repeat Flowering in Strawb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actions of temperature and photoperiod in the control of flowering of latitudinal and altitudinal populations of wild strawberry (Fragaria vesc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active effects of photoperiod and temperature on diapause induction and termination in the yellow-spotted longicorn beetle, Psacothea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POPULATION VARIABILITY OF THE SEASONAL REPRODUCTION IN THE TERRESTRIAL ISOPOD ARMADILLIDIUM-VULGARE LATR (CRUSTACEA, ONISCIDEA) - A 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specific and geographic variation of diapause intensity and seasonal adaptation in the Drosophila auraria species complex (Diptera: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specific Competition between Aedes albopictus and A. sierrensis: Potential for Competitive Displacement in the Western United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specific variation in photo-induced GnRH plasticity among nomadic cardueline finch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aspecific variation in thermal tolerance and heat shock protein gene expression in common killifish, Fundulus heterocli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insic development rate of spruce budworm (Lepidoptera : Tortricidae) across a gradient of la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roduction of the northern Pacific asteroid Asterias amurensis to Tasmania: Reproduction and current dis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asive Insects Differ from Non-Invasive in Their Thermal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erse European Latitudinal Cline at the timeless Locus of Drosophila melanogaster Reveals Selection on a Clock Gene: Population Genetics of ls-ti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olvement of a sodium channel mutation in pyrethroid resistance in Cydia pomonella L, and development of a diagnostic 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olvement of circadian oscillation(s) in the photoperiodic time measurement and the induction of reproductive diapause in a northern Drosophila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olvement of the circadian system in photoperiodic termination of diapause in the spider mite Tetranychus 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volvement of the circadian system in photoperiodic termination of diapause in the spider mite Tetranychus 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a change in juvenile hormone sensitivity involved in range expansion in an invasive beetl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a change in juvenile hormone sensitivity involved in range expansion in an invasive beetl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a critical interval of the circadian pacemaker at dusk responsive to light and melatonin responsible for the timing of estrus in the Romney Marsh ew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bigger really bigger? Differential responses to temperature in measures of body size of the mosquito,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diapause an ancient adaptation in Drosophila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evolution necessary for range expansion? Manipulating reproductive timing of a weedy annual transplanted beyond its r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period gene causally involved in the photoperiodic regulation of reproductive diapause in the linden bug, Pyrrhocoris apteru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the Santa Ins sheep a typical non-seasonal breeder in the Brazilian Southeas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the shift in chronotype associated with an alteration in well-being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the Success of Plant Invasions the Result of Rapid Adaptive Evolution in Seed Traits? Evidence from a Latitudinal Rainfall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olation and Characterization of Circadian Clock Genes in the Biofuel Plant Pongamia (Millettia pinn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ozyme and morphological variation in a Cornus florida L provenance plantation representing geographically diverse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xodes rubicundus nymphs are short-day diapause-induced ticks with thermolabile sensitivity and desiccation resist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k pine becomes more vulnerable to cavitation with increasing latitudes under doubled CO2 concent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venility and flowering of Brunonia australis (Goodeniaceae) and Calandrinia sp (Portulacaceae) in relation to vernalization and day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eping time without a spine: what can the insect clock teach us about seasonal adaptati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eping time without a spine: what can the insect clock teach us about seasonal adaptati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eping track of time under ice and snow in a sub-arctic lake: plasma melatonin rhythms in Arctic charr overwintering under natural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y themes in the study of seasonal adaptations in insects II. Life-cycle patte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y themes in the study of seasonal adaptations in insects II. Life-cycle patter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 Crosse virus: replication in vertebrate and invertebrate ho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ORATORY STUDIES OF EGG DEVELOPMENT AND DIAPAUSE IN ISOPERLA-OBSCURA (PLECOPTERA) FROM A MOUNTAIN STREAM IN NORW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boratory-simulated naturally-decreasing day lengths, twilight and aphid photoperiod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dies last: diel rhythmicity of adult emergence in a parasitoid with complementary sex determi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 variation in length of egg period in Psacothea hilaris (Coleoptera: Ceramby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 variation in length of egg period in Psacothea hilaris (Coleoptera: Ceramby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ge-Scale Modelling of the Environmentally-Driven Population Dynamics of Temperate Aedes albopictus (Skus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vae of the coral eating crown-of-thorns starfish, Acanthaster planci in a warmer-high CO2 oc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val diapause duration and fat metabolism in three geographical strains of the blow fly, Calliphora vic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val diapause duration and fat metabolism in three geographical strains of the blow fly, Calliphora vic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VAL DIAPAUSE IN THE EASTERN TREE-HOLE MOSQUITO, AEDES-TRISERIATUS - LATITUDINAL VARIATION IN INDUCTION AND INTENS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VAL DIAPAUSE, SIZE, AND AUTOGENY IN THE MOSQUITO AEDES TOGOI (DIPTERA, CULICIDAE) FROM TROPICAL TO SUB-ARCTIC Z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rval melanism in a geometrid moth: promoted neither by a thermal nor seasonal adaptation but desiccating environ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e-season induction of diapause in Nezara viridula and its effect on adult coloration and post-diapause reproductive perfor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e affects Morningness-Eveningness: evidence for the environment hypothesis based on a systematic 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e affects photoperiod-induced changes in immune response in meadow voles (Microtus pennsylvanic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e and Date of Sowing Influences Phenology of Photoperiod-Sensitive Sorgh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e and social habits as determinants of the distribution of morning and evening types in Braz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e dependent arrhythmicity in the circadian oviposition rhythm of Drosophila ananas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e dependent arrhythmicity in the circadian oviposition rhythm of Drosophila ananas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e dependent lability of phase response curve for oviposition rhythm of Drosophila ananas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E OF ORIGIN INFLUENCES PHOTOPERIODIC CONTROL OF REPRODUCTION OF DEER MICE (PEROMYSCUS-MANICULAT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e-related changes in the amplitude of annual mortality rhythm. The biological equator in m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and age-specific patterns of larval mortality in the damselfly Lestes sponsa: Senescence before maturity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and cold-tolerance variation associate with DNA repeat-number variation in the hsr-omega RNA gene of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and local geographic mosaics in host plant preferences as shaped by thermal units and voltinism in Papilio spp. (Lepidopter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cline in allele length provides evidence for selection in a circadian rhythm g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cline of requirement for far-red light for the photoperiodic control of budset and extension growth in Picea abies (Norway spruc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clines in alternative life histories in a geometrid mo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clines: an evolutionary view on biological rhy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clines: an evolutionary view on biological rhy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differences in diapause related photoperiodic responses of European Colorado potato beetles (Leptinotarsa decemline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differences in diapause related photoperiodic responses of European Colorado potato beetles (Leptinotarsa decemline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gradient in response of wing polymorphism to photoperiod in a flightless bug, Pyrrhocoris apterus (Heteroptera : Pyrrhoco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Gradient in the Body Weight of Bluegill Lepomis macrochirus in Lake Biwa,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gradients in growth and spawning of sea bass, Dicentrarchus labrax, and their relationship with temperature and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patterns of diversity in the world collection of pearl millet landraces at the ICRISAT gene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patterns of export production recorded in surface sediments of the Chilean Patagonian fjords (41-55 degrees S) as a response to water column productiv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population transfer reduces temperature sum requirements for bud burst of European bee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trends in the growth and reproductive seasonality of Delesseria sanguinea, Membranoptera alata, and Phycodrys rubens (Rhodophy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trends in within-year reoccupation of nest boxes and their implic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and distribution of photoperiod and temperature sensitivity for flowering in the world collection of pearl millet germplasm at ICRISAT geneb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a photoperiod response gene in European barley: insight into the dynamics of agricultural spread from 'historic' specim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birth dates of northern fur seals (Callorhinus ursinus) in captiv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breeding time reaction norms in a passerine 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Dendroctonus ponderosae (Coleoptera : Scolytidae) development time and adult 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life-cycle characteristics of Potamogeton pectinatus L.: vegetative growth and asexual re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locomotor activity rhythm in adult Drosophila ananass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oviposition rhythm of Drosophila ananassae strains originating from the equator to subtrop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photoperiodic response of the three-spined stickleback Gasterosteus aculeatus in western 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THE BIRTH TIMING OF CAPTIVE CALIFORNIA SEA LIONS AND OTHER CAPTIVE NORTH PACIFIC PINNIPE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THE PHOTOPERIODIC RESPONSES OF POPULATIONS OF PEA APHID (HOMOPTERA, APHID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THE PHOTOPERIODIC RESPONSES OF POPULATIONS OF PEA APHID (HOMOPTERA, APHID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in tuber production in an aquatic pseudo-annual plant, Potamogeton pectin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of immune defense and sickness behavior in the white-crowned sparrow (Zonotrichia leucophry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of morphological characteristics in the swallowtail Sericinus montelus Gray, 1798 (Lepidoptera: Papilio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titudinal variation of morphological characteristics in the swallowtail Sericinus montelus Gray, 1798 (Lepidoptera: Papilio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ngth of the pre-reproductive period of Plantago asiatica L. from different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ngth variation in a specific region of the period gene correlates with differences in pupal diapause incidence in the flesh fly, Sarcophaga bull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at a different pace: Annual itineraries are conserved in seasonal song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cycle of Agrotis malefida (Lepidoptera: Noctuidae): a diapausing cutw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cycle of Harmonia axyridis in central Eur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cycle regulation in the heather psyllid Strophingia ericae: responses to temperature and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History Aspects of a Relict Ironcolor Shiner Notropis chalybaeus Population in a Novel Spring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history plasticity in the satyrine butterfly Lasiommata petropolitana: investigating an adaptive reaction n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history strategies and production of caddisflies in a perennial headwater stream in Patago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History Traits and Damage Potential of an Invasive Pest Acharia fusca (Lepidoptera: Limacodidae) on Oil Pal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HISTORY TRAITS AND REARING TECHNIQUES FOR FALL WEBWORMS (HYPHANTRIA CUNEA DRURY) IN COLORA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history traits of Characidium pterostictum (Characiformes, Crenuchidae) along the longitudinal gradient of a Neotropical river in southern Braz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 in a temperate Polar sea: a unique taphonomic window on the structure of a Late Cretaceous Arctic marine eco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-CYCLE OF HYPHANTRIA-CUNEA DRURY (LEPIDOPTERA, ARCTIIDAE) IN TSUKU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-CYCLE REGULATION AND LIFE-HISTORY PLASTICITY IN THE SPECKLED WOOD BUTTERFLY - ARE REACTION NORMS PREDIC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-CYCLE REGULATION AND LIFE-HISTORY PLASTICITY IN THE SPECKLED WOOD BUTTERFLY - ARE REACTION NORMS PREDIC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-cycle variation in the aphid Sitobion avenae: costs and benefits of male 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-HISTORICAL CONSEQUENCES OF DENSITY-DEPENDENT SELECTION IN THE PITCHER-PLANT MOSQUITO, WYEOMYIA-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-HISTORY ADAPTATION ALONG A LATITUDINAL CLINE IN THE WATER STRIDER AQUARIUS-REMIGIS (HETEROPTERA, GER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-history traits of Drosophila melanogaster populations exhibiting early and late eclosion chronoty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-history traits related to diapause in univoltine and bivoltine populations of Ypthima multistriata (Lepidoptera: Satyridae) inhabiting similar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fe-history traits related to diapause in univoltine and bivoltine populations of Ypthima multistriata (Lepidoptera: Satyridae) inhabiting similar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AND MELATONIN FOR THE CONTROL OF SHEEP AND GOAT RE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and temperature sensing and signaling in induction of bud dormancy in woody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AT NIGHT ALTERS THE PARAMETERS OF THE ECLOSION RHYTHM IN A TROPICAL FRUIT FLY, DROSOPHILA JAMBUL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control of growth and development in vegetable plants with various life strate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increases the rate of embryonic development: implications for latitudinal trends in incubation 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intensity and age at first egg in pull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 spectrum and intensity, and the timekeeping in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-driven host-symbiont interactions under hosts' range shifts caused by global warming: A 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-induced behavioural effects on the locomotor activity rhythm of the blow fly, Calliphora vicina (Diptera: Callipho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, Time, and the Physiology of Biotic Response to Rapid Climate Change in Anim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ght, Time, and the Physiology of Biotic Response to Rapid Climate Change in Anim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mitation of seasonality in reproductive parameters of Mediterranean bucks, using photoperiod treat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mited ecoclinal variation found in Malva parviflora (small-flowered mallow) across the Mediterranean-climatic agricultural region of Western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mited genomic divergence between intraspecific forms of Culex pipiens under different ecological press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king Life-History Traits, Ecology, and Niche Breadth Evolution in North American Eriogonoids (Polygona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pid deposition and sexual maturation in cohorts of Calanus finmarchicus (Gunnerus) originating from Bergen (60 degrees N) and Tromso (69 degrees N) reared in Tromso, Norw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 adaptation at the range peripheries of Sitka spru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 adaptations and climate change: converging sensitivity of bud break in black spruce provena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 change of butterfly species in response to global warming and reforestation in Ko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 Populations of Arabidopsis thaliana Show Clear Relationship between Photoperiodic Sensitivity of Flowering Time and Al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 Selection Across a Latitudinal Gradient Shapes Nucleotide Diversity in Balsam Poplar, Populus balsamifera 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 VARIATION IN DIAPAUSE CHARACTERISTICS OF TETRANYCHUS-URTICAE KOCH (ACARINA, TETRANYCH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ization of quantitative trait loci for diapause and other photoperiodically regulated life history traits important in adaptation to seasonally varying environ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ization of quantitative trait loci for diapause and other photoperiodically regulated life history traits important in adaptation to seasonally varying environ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ALIZATION OF THE GENETIC UNIT CONTROLLING THE PHOTOPERIODIC ADULT DIAPAUSE IN DROSOPHILA-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KING LIFE-CYCLES ONTO SEASONS - CIRCLE-MAP MODELS OF POPULATION-DYNAMICS AND LOCAL ADAP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COMOTOR-ACTIVITY RHYTHMS IN THE HAGFISH UNDER EXPANDED OR CONTRACTED LIGHT-DARK CY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 day plants and the response to global warming: rapid evolutionary change in day length sensitivity is possible in wild b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 DAY STIMULATION OF DRY-MATTER PRODUCTION IN POA-ALPINA ALONG A LATITUDINAL GRADIENT IN NORWA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-day inhibition of reproduction and circadian photogonadosensitivity in Zembra Island wild rabbits (Oryctolagus cunicul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-day rather than autonomous control of flowering in the diploid everbearing strawberry Fragaria vesca ssp semperflor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-Lived alpha MUPA Mice Show Reduced Sexual Dimorphism in Lifespan, and in Energy and Circadian Homeostasis-Related Para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-term entrainment of circannual reproductive and metabolic cycles by Northern and Southern Hemisphere photoperiods in woodchucks (Marmota mona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-Term Experiment on Physiological Responses to Synergetic Effects of Ocean Acidification and Photoperiod in the Antarctic Sea Ice Algae Chlamydomonas sp ICE-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-term leptin fluctuations in female donke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itudinal differences in Scots pine frost hardi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ngitudinal monitoring of fecal testosterone in male Malayan Sun bears (U-malayan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s of adaptive variation during evolutionary responses to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ss of floral repressor function adapts rice to higher latitudes in Eur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ZE LEAF NUMBER SENSITIVITY IN RELATION TO PHOTOPERIOD IN MULTILOCATION FIELD TRI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jor ontogenetic transitions during Volvox (Chlorophyta) evolution: when and where might they have occurred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jor QTLs for critical photoperiod and vernalization underlie extensive variation in flowering in the Mimulus guttatus species comp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KING NO BONES ABOUT IT: BONE MINERAL DENSITY CHANGES SEASONALLY IN A NONHIBERNATING ALASKAN ROD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LE MATING ACTIVITY AND GENETIC-ASPECTS IN IMAGINAL DIAPAUSE OF DROSOPHILA-TRI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lfunction of circadian clock in the non-photoperiodic-diapause mutants of the drosophilid fly, Chymomyza cost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MMALIAN REPRODUCTIVE STRATEGIES - GENES, PHOTOPERIOD AND LA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agement of goat reproduction and insemination for genetic improvement in Fr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agement of photoperiod to control caprine reproduction in the subtrop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ipulation of photoperiod to increase milk production in cattle: Biological, economic and practical consider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IPULATION OF REPRODUCTIVE SEASONALITY OF FARMED RED DEER (CERVUS-ELAPHUS) AND FALLOW DEER (DAMA-DAMA) BY STRATEGIC ADMINISTRATION OF EXOGENOUS MELATO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nipulative approaches to testing adaptive plasticity: Phytochrome-mediated shade-avoidance responses in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pping homologous sequences for determinacy and photoperiod sensitivity in common bean (Phaseolus vulgari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pping QTL Associated with Photoperiod Sensitivity and Assessing the Importance of QTLxEnvironment Interaction for Flowering Time in Ma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SS SPAWNING OF CORALS ON A HIGH-LATITUDE CORAL-REEF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ernal photoperiod effect on and geographic variation of diapause incidence in Cotesia plutellae (Hymenoptera : Braconidae) from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ernal temperature has different effects on the photoperiodic response and duration of larval diapause in blow fly (Calliphora vicina) strains collected at two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ernal temperature has different effects on the photoperiodic response and duration of larval diapause in blow fly (Calliphora vicina) strains collected at two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matical Models Light Up Plant Signal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ing compatibility among populations of codling moth Cydia pomonella Linnaeus (Lepidoptera: Tortricidae) from different geographic orig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urity Group Classification and Maturity Locus Genotyping of Early-Maturing Soybean Varieties from High-Latitude Cold Re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imal changes in daily photoperiod around the vernal equinox wind the circannual clock in Spotted Munias at low and mid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isms controlling time measurement in plants and their significance in natural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CHANISMS OF INTERFERENCE COMPETITION IN THE WESTERN TREE-HOLE MOSQUITO, AEDES-SIERR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diterranean blue tits as a case study of local adap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 - Nature's most versatile biological signal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 and human re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 and the seasonal control of re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 as a chemical indicator of environmental light-dark cy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 excretion with affect disorders over age 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 IN PLANTS MULTIPURPOSE MOLEC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 receptors in red deer fetuses (Cervus elaph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 rhythms and pineal structure in a tropical bat, Anoura geoffroyi, that does not use photoperiod to regulate seasonal re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-Dependent Timing of Seasonal Reproduction by the Pars Tuberalis: Pivotal Roles for Long Daylengths and Thyroid Horm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, adolescence, and the brain: An insight into the period-specific influences of a multifunctional signaling molec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latonin: marvel or marker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delian Inheritance of Pupal Diapause in the Flesh Fly, Sarcophaga bull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ndelian Inheritance of Pupal Diapause in the Flesh Fly, Sarcophaga bull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bolic and cardiovascular adjustments of juvenile green turtles to seasonal changes in temperature and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BOLISM, THERMOGENESIS AND DAILY RHYTHM OF BODY-TEMPERATURE IN THE WOOD LEMMING, MYOPUS SCHISTICOL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bolite signature during short-day induced growth cessation in Popu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bolome dynamics of diapause in the butterfly Pieris napi: distinguishing maintenance, termination and post-diapause ph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hylation of the circadian Clock gene in the offspring of a free-living passerine bird increases with maternal and individual exposure to PM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arrays Reveal Early Transcriptional Events during the Termination of Larval Diapause in Natural Populations of the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propagation of field-grown perennial teosinte from node cul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RNA-16 Modulates Melatonin-Induced Cell Growth in the Mouse-Derived Spermatogonia Cell Line GC-1 spg Cells by Targeting Ccnd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RNAs are differentially abundant during Aedes albopictus diapause maintenance but not diapause in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satellite analysis of wheat chromosome 2D allows the reconstruction of chromosomal inheritance in pedigrees of breeding program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crosatellites reveal genetic differentiation among populations in an insect species with high genetic variability in dispersal, the codling moth, Cydia pomonella (L.) (Lepidoptera: Tortr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dnightSun: Software for determining light exposure and phase-shifting schedules during global tr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gration Flight of Carrot Psyllid (Trioza apicalis) at Various Latitudes is Independent of Local Phenolo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tochondrial DNA analysis of the introduced fall webworm, showing its shift in life cycle i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tochondrial DNA revealed the extent of genetic diversity and invasion origin of populations from two separate invaded areas of a newly invasive pest, Cydia pomonella (L.) (Lepidoptera: Tortricidae) in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xed life cycles in the transitional zone between voltinisms in the fall webworm, Hyphantria cun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ing Chilling Requirement and Diurnal Temperature Differences on Flowering and Yield Performance in Strawberry Crown 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ing Dormant Bud Cold Hardiness and Budbreak in Twenty-Three Vitis Genotypes Reveals Variation by Region of 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ing genetic effects on the photothermal response of soybean phenological develo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ING GENOTYPIC AND ENVIRONMENTAL-CONTROL OF LEAF-AREA DYNAMICS IN GRAIN-SORGHUM .2. INDIVIDUAL LEAF LE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ing of sorghum response to photoperiod: a threshold-hyperbolic appro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ing spatiotemporal variations in leaf coloring date of three tree species across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ing the photoperiodic entrainment of the plant circadian c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ling photoperiod and temperature responses of flowering in quinoa (Chenopodium quinoa Willd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ling post-emergent hemp phenology (Cannabis sativa L.): Theory and eval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ling the basin-scale demography of Calanus finmarchicus in the north-east Atlan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ling the dynamics of carbon-nitrogen metabolism in the unicellular diazotrophic cyanobacterium Crocosphaera watsonii WH8501, under variable light regi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lling the timing of Betula pubescens budburst. II. Integrating complex effects of photoperiod into process-based mod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rate-intensity blue radiation can regulate flowering, but not extension growth, of several photoperiodic ornamental cr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ES OF SEASONAL ADAPTATION IN INSECTS .1. WINTER SURVIV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and Evolutionary Analysis of the Hd6 Photoperiod Sensitivity Gene Within Genus Ory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basis for regulating seasonal reproduction in vertebr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control of seasonal flowering in rice, arabidopsis and temperate cere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Evolution of the Sorghum Maturity Gene Ma(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genetics analysis of onion (Allium cepa L.) adaptive physiology of bul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Identification and Evaluation of Orius species (Heteroptera: Anthocoridae) as Biological Control Ag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mechanism of photoperiodic time measurement in the brain of Japanese qu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mechanisms of flowering under long days and stem growth habit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phylogeny and population structure of the codling moth (Cydia pomonella) in Central Europe: I. Ancient clade splitting revealed by mitochondrial haplotype mark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ecular phylogeny and population structure of the codling moth (Cydia pomonella) in Central Europe: II. AFLP analysis reflects human-aided local adaptation of a global pest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LT AND BASAL METABOLIC COSTS IN MALES OF 2 SUBSPECIES OF STONECHATS - THE EUROPEAN SAXICOLA-TORQUATA-RUBICULA AND THE EAST-AFRICAN SAXICOLA-TORQUATA-AXIL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noclonal aphid colonies and the measurement of clonal fi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phological and phenological variation in the wild relatives of lent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rphological variation within Antechinus agilis and Antechinus stuartii (Marsupialia : Dasyu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squito Dia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squito Dia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use period1 (mPER1) acts as a circadian adaptor to entrain the oscillator to environmental light/dark cycles by regulating mPER2 prote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vement of insect pests in agricultural landsca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parental Mapping of Plant Height and Flowering Time QTL in Partially Isogenic Sorghum Famil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ple alleles at Early flowering 1 locus making variation in the basic vegetative growth period in rice (Oryza sativa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LTIPLE-SCLEROSIS AND LATITUDE - A NEW PERSPECTIVE ON AN OLD ASSOC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utation at the circadian clock gene EARLY MATURITY 8 adapts domesticated barley (Hordeum vulgare) to short growing seas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 Experiences on Physiological Research on Sugarcane in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o-inositol as a main metabolite in overwintering flies: seasonal metabolomic profiles and cold stress tolerance in a northern drosophilid 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yopia and natural lighting extremes: risk factors in Finnish army conscrip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ural variability in the seasonal occurrence and densities of adult populations of Ochlerotatus sierr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ural Variation and Genetics of Photoperiodism in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ural variation at the soybean J locus improves adaptation to the tropics and enhances y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ural variation in Early flowering1 contributes to early flowering in japonica rice under long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ural Variation in OsPRR37 Regulates Heading Date and Contributes to Rice Cultivation at a Wide Range of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ural variation in photoperiodic flowering pathway and identification of photoperiod-insensitive accessions in wild wheat, Aegilops tausc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ural variation in transcriptional rhythms modulates photoperiodic respon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ural variation involving deletion alleles of FRIGIDA modulate temperature-sensitive flowering responses in Arabidopsis thali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URE OF GENETIC VARIANCE INFLUENCING PHOTOPERIODIC DIAPAUSE IN A MIGRANT INSECT, ONCOPELTUS-FASCI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gative genetic correlation between diapause duration and fecundity after diapause in a spider m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uroendocrine and Genetic Control of Seasonal Reproduction in Sheep and Go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uroendocrine control of seasonal reproduction in the ew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uroendocrine interactions and seasona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w insights into the biology and ecology of Cydia pomonella from apple orchards in Croat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he Overlap of Congeneric Invaders Supports a Single-Species Hypothesis and Provides Insight into Future Invasion Risk: Implications for Global Management of the Bactrocera dorsalis Comp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ght-interrupting light inhibits diapause induction in the Kanzawa spider mite, Tetranychus kanzawai Kishida (Acari: Tetranych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trogen fixation and respiratory electron transport in the cyanobacterium Cyanothece under different light/dark cy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 photoperiodoc control of the formation of turions in eight clones of Spirodela polyrhiz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n-photoperiodic factors and timing of breeding in blue tits: Impact of environmental and social influences in semi-natural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NDIAPAUSING STRAIN OF PINK BOLLWORM FROM SOUTHERN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 SOUTH DIFFERENCES IN CIRCADIAN ECLOSION RHYTHM IN EUROPEAN POPULATIONS OF DROSOPHILA-SUBOBSC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 SOUTH DIFFERENCES IN CIRCADIAN ECLOSION RHYTHM IN EUROPEAN POPULATIONS OF DROSOPHILA-SUBOBSCU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erly shift in voltinism watershed in Hyphantria cunea (Drury) (Lepidoptera: Arctiidae) along the Japan Sea coast: Evidence of global warming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erly shift in voltinism watershed in Hyphantria cunea (Drury) (Lepidoptera: Arctiidae) along the Japan Sea coast: Evidence of global warming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ern Drosophila montana flies show variation both within and between cline populations in the critical day length evoking reproductive dia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ern Drosophila montana flies show variation both within and between cline populations in the critical day length evoking reproductive dia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ern geometrid forest pests (Lepidoptera: Geometridae) hatch at lower temperatures than their southern conspecifics: Implications of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ward Range Expansion of Nezara viridula in Kinki District, Japan: Expansion S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ward range expansion requires synchronization of both overwintering behaviour and physiology with photoperiod in the invasive Colorado potato beetle (Leptinotarsa decemline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rthward range expansion requires synchronization of both overwintering behaviour and physiology with photoperiod in the invasive Colorado potato beetle (Leptinotarsa decemline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s on biometric variability in invasive species: the case of Psacothea hilaris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tes on biometric variability in invasive species: the case of Psacothea hilaris hi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cleotide diversity at two phytochrome loci along a latitudinal cline in Pinus sylvest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ccurrence of Ayu (Plecoglossus altivelis) larvae in northern Vietna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critical night lengths and temperature compensation in the photoperiodic response of two geographical clones of the black bean aphid, Aphis fab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the Adaptive Significance of Circadian Clocks for Their Ow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the problem of ecological evolution in Volv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the relationship between fertility and geographic latitude: A cross-national stu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n the relevance of using laboratory selection to study the adaptive value of circadian c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ospore production of Phytophthora infestans in potato and tomato lea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sin Clines in Butterflies Suggest Novel Roles for Insect Photopig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mal migration schedules depend on the landscape and the physical environment: a dynamic modeling 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mal Regulation of the Balance between Productivity and Overwintering of Perennial Grasses in a Warmer Cli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mization an Optimal Artificial Diet for the Predatory Bug Orius sauteri (Hemiptera: Anthoco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mization of Thermal Shock for Poliplody Induction in Rainbow Trout (Oncorhynchus mykiss) under Photoperiodic Control of Spawn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PTIMUM USE OF SUBCUTANEOUS MELATONIN IMPLANTS TO ENHANCE THE REPRODUCTIVE-PERFORMANCE OF SEASONAL AND NONSEASONAL SHEEP JOINED IN SPRING AND EARLY SU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BITAL SINE CURVES AND HUMAN CONCEPTIONS IN THE UNITED-STATES-OF-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IGIN OF LEUKOMA-CANDIDA (STAUDINGER) IN JAPAN AS INFERRED FROM GEOGRAPHICAL VARIATION IN PHOTOPERIODIC RESPO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ut-of-season control of reproduction in subtropical goats without exogenous hormonal treat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-expression of CONSTANS-LIKE 5 can induce flowering in short-day grown Arabidop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-wintering stage polymorphism of a bruchine beetle: geographical variation in optimal diapause strate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-wintering stage polymorphism of a bruchine beetle: geographical variation in optimal diapause strate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expression of the chimeric gene of the floral regulator CONSTANS and the EAR motif repressor causes late flowering in Arabidop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WINTERING BIOLOGY OF THE PREDATORY BUG ORIUS-ALBIDIPENNIS (HEMIPTERA, ANTHOCORIDAE) IN ISRA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wintering in Drosophila melanogaster: outdoor field cage experiments on clinal and laboratory selected populations help to elucidate traits under sele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wintering in the Bamboo Mosquito Tripteroides bambusa (Diptera: Culicidae) During a Warm, But Unpredictably Changing, Wi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wintering of herbaceous plants in a changing climate. Still more questions than ans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wintering strategies depending on high cold hardiness in nondiapause stages in Bruchidius dorsalis (Coleoptera : Bruch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wintering strategies in Calanus finmarchic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erwintering Survival and Spring Emergence of Helicoverpa armigera (Lepidoptera: Noctuidae) in Northern Gree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iposition model of overwintered adult Tetranychus urticae (Acari : Tetranychidae) and mite phenology on the ground cover in apple orcha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IPOSITION RHYTHM OF DROSOPHILA-ALGONQUIN (DIPTERA,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vulatory activity of female goats adapted to the subtropics is responsive to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XYGEN-CONSUMPTION OF ENGORGED NYMPHS AND UNFED ADULTS OF HYALOMMA-ASIATICUM TICKS (ACARI, IXODIDAE) EXPOSED TO VARIOUS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LEOBOTANICAL EVIDENCE FOR THE ORIGINS OF TEMPERATE HARDWO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llel invasions produce heterogenous patterns of life history adaptation: rapid divergence in an invasive ins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METER-ESTIMATION FOR PREDICTING FLOWERING DATE OF SOYBEAN CULTIV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SITISM OF NEWLY-HATCHED AEDES-SIERRENSIS (DIPTERA, CULICIDAE) LARVAE BY LAMBORNELLA-CLARKI (CILIOPHORA, TETRAHYMENIDAE) FOLLOWING HABITAT FLOOD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AL PHOTOPERIODIC CONTROL OF DIAPAUSE IN 3 POPULATIONS OF THE FRESH-WATER COPEPOD DIAPTOMUS-SANGUINE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cipation of endogenous circadian rhythm in photoperiodic time measurement during ovarian responses of the subtropical tree sparrow, Passer montan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sserines may be sufficiently plastic to track temperature-mediated shifts in optimum lay 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tern analysis of international sorghum multi-environment trials for grain-yield adap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tern analysis on grain yield performance of Chinese and CIMMYT spring wheat cultivars sown in China and CIMMY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tern of gonad maturation in a highly stocked population of brown trout (Salmo trutta L., 1758) from Central Ita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terns of diapause frequency and emergence in swede midges of southern Ontari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terns of divergence across the geographic and genomic landscape of a butterfly hybrid zone associated with a climatic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terns of molecular and phenotypic diversity in pearl millet [Pennisetum glaucum (L.) R. Br.] from West and Central Africa and their relation to geographical and environmental para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terns of parasite transmission in polar seas: Daily rhythms of cercarial emergence from intertidal sna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terns of Spatial Variation of Assemblages Associated with Intertidal Rocky Shores: A Global Perspec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eking into the bleak midwinter: Investigating nonbreeding strategies of Gentoo Penguins using a camera netw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inatal light imprinting of circadian clocks and systems (PLICCS): A signature of photoperiod around birth on circadian system stability and association with canc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inatal Light Imprinting of Circadian Clocks and Systems (PLICCS): The PLICCS and Cancer Hypoth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iod gene expression in relation to seasonality and circadian rhythms in the linden bug, Pyrrhocoris apterus (Heteropter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 gradients in the diffusive boundary layer of subarctic macrophy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se resetting and phase singularity of an insect circannual oscill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ased cell division, specific division rates and other biological observations of Dinophysis populations in sub-surface layers off the south coast of Ire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ICAL ADAPTATIONS OF A COLONIZING INSECT - THE SOUTHWESTERN CORN-BORER, DIATRAEA-GRANDIOS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ical cues drive an apparent trade-off between freezing tolerance and growth in the family Salicace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ical development of Brassica campestris, B-juncea, B-napus and B-carinata grown in controlled environments and from 14 sowing dates in the f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ICAL PLASTICITY AS AN ADAPTATION BY COMMON BEAN TO RAIN-FED ENVIRON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ical response of plants to temperature varies at the same latitude: case study of dog violet and horse chestnut in England and Po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ical responses of Icelandic subarctic grasslands to short-term and long-term natural soil war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ical responses of maize to changes in environment when grown at different latitudes in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ical Variation in Ambrosia artemisiifolia L. Facilitates Near Future Establishment at Northern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y and overwintering of the Colorado potato beetle Leptinotarsa decemlineata Say in 2008-2015 in Esto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y model from surface meteorology does not capture satellite-based greenup estim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y of brown marmorated stink bug described using female reproductive develo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y of brown marmorated stink bug described using female reproductive develo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Y OF DECIDUOUS TREES IN A FRENCH-GUIANAN FOREST (5 DEGREES LATITUDE NORTH) - CASE OF A DETERMINISM WITH ENDOGENOUS AND EXOGENOUS COMPON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y of grape berry moth (Lepidoptera : Tortricidae) in cultivated grape at selected geographic loc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y of hibernation and reproduction in ground squirrels: integration of environmental cues with endogenous program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LOGY OF THE ADULT ANGEL LICHEN MOTH (CISTHENE ANGELUS) IN GRAND CANYON, 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typic evolution and the genetic architecture underlying photoperiodic time measu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typic evolution and the genetic architecture underlying photoperiodic time measu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TYPIC PLASTICITY AND GEOGRAPHICAL VARIATION IN THE PRE-REPRODUCTIVE PERIOD OF AUTOGRAPHA-GAMMA (LEPIDOPTERA, NOCTUIDAE) AND ITS IMPLICATIONS FOR MIGRATION IN THIS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TYPIC PLASTICITY IN CHRYSOPERLA - GENETIC-VARIATION IN THE SENSORY MECHANISM AND IN CORRELATED REPRODUCTIVE TRA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typic plasticity in temperature stress resistance is triggered by photoperiod in a f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typic plasticity of flying-fox reproduction aligns the genome-encoded rhythm to environmental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ENOTYPIC PLASTICITY OF THE PHENOLOGY OF 7 EUROPEAN TREE SPECIES IN RELATION TO CLIMATIC WAR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dopus campbelli detect reduced photoperiod during development but, unlike Phodopus sungorus, retain functional reproductive physiolo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ic entrainment in hamsters: Effects of simulated twilights and nest box availa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-thermoperiodic responses in some species of lacewings (Neuroptera: Chrysopidae): Their role in diapause in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adaptation to the polar night by phytoplankton in a permanently ice-covered Antarctic l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ffects compensating developmental rate across latitudes in the damselfly Lestes spon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ffects the gonadotropin-releasing hormone neuronal system of male prairie voles (Microtus ochrogas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nd food restriction differentially affect reproductive and immune responses in Siberian hamsters Phodopus sungo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nd light intensity effects on growth and utilization of nutrients by the aquaculture feed microalga, Tetraselmis chui (PLY429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ND TEMPERATURE AS INDUCERS OF GAMOGENESIS IN A DICYCLIC POPULATION OF SCAPHOLEBERIS-ARMATA HERRICK (CRUSTACEA, CLADOCERA, DAPHN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nd temperature differentially regulate the expression of two dehydrin genes during overwintering of birch (Betula pubescens Ehrh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nd temperature effects on the rate of leaf appearance in quinoa (Chenopodium quino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nd variation in life history traits in core and peripheral populations in the damselfly Lestes spon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nd variation in life history traits in core and peripheral populations in the damselfly Lestes spon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nd vernalisation response of Mediterranean wheats, and implications for adaption (Reprinted from Wheat: Prospects for global improvement, 1998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s a proximate factor in control of seasonality in the subtropical male Tree Sparrow, Passer montan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as a reproductive cue in the marsupial genus Antechinus: ecological and evolutionary consequ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constraints on tree phenology, performance and migration in a warming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CONTROL OF BIRTH TIMING IN THE HARBOR SEAL (PHOCA-VITULIN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CONTROL OF DIAPAUSE IN DAPHNIA .2. INDUCTION OF WINTER DIAPAUSE IN ARCTI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cues and patterns of genetic variation limit phenological responses to climate change in warm parts of species' range: Modeling diameter-growth cessation in coast Douglas-f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DEFINES THE PHENOLOGY OF BIRTH IN CAPTIVE CALIFORNIA SEA L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Is Associated With Hippocampal Volume in a Large Community Samp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length and the chronometric mechanism of the sun compass in Mediterranean sandhopp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may constrain the effect of global warming in arctic marine sys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modulation of aggressive behavior is independent of androgens in a tropical cichlid fis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regulates multiple gene expression in the suprachiasmatic nuclei and pars tuberalis of the Siberian hamster (Phodopus sungor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responses of extra-short-duration pigeonpea lines developed at different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sensitivity gene controlling heading date in rice cultivars in the northernmost region of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 sensitivity of local millet and sorghum varieties in West Af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- and temperature-dependent induction of larval diapause in a multivoltine bruchid, Bruchidius dors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-independent changes in immunoreactive brain gonadotropin-releasing hormone (GnRH) in a free-living, tropical 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-Induced Geographic Variation in Plant Defense Chemist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-insensitive Japanese soybean landraces differ at two maturity lo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, Irradiance, and Temperature Affect Echinopsis 'Rose Quartz' Flow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, METABOLISM AND REPRODUCTION: ADVANTAGE OF THE EQUINE 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, TEMPERATURE, AND REGIONAL PATTERNS OF CONCEPTIONS IN THE U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ADAPTATION TO BREEDING AT DIFFERENT LATITUDES IN GREAT T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ADAPTATION TO LATITUDE IN XANTHIUM STRUMAR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and food signals control expression pattern of the clock gene, period, in the linden bug, Pyrrhocoris apte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and temperature control of diapause induction and colour change in the southern green stink bug Nezara virid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and temperature control of nymphal development and induction of reproductive diapause in two predatory Orius bugs: interspecific and geographic differ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and temperature control of nymphal development and induction of reproductive diapause in two predatory Orius bugs: interspecific and geographic differ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and temperature control of reproductive diapause induction in the predatory bug Orius strigicollis (Heteroptera : Anthocoridae) and its implications for biological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and temperature control of reproductive diapause induction in the predatory bug Orius strigicollis (Heteroptera : Anthocoridae) and its implications for biological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AND THERMOPERIODIC CONTROL OF DIAPAUSE IN PLANT-INHABITING MITES - A 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hanges according to global warming in wing-form determination and diapause induction of a water strider, Aquarius paludum (Heteroptera : Ger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lock of diapause induction in Pseudopidorus fasciata (Lepidoptera : Zygae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lock of diapause termination in Pseudopidorus fasciata (Lepidoptera : Zygae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onditions during molting of the Indian pied wagtail (Motacilla alba dukhunensis) and location of its winter habit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ONTROL OF ADULT DIAPAUSE IN A SUBTROPICAL KATYDID, EUCONOCEPHALUS-PALLIDUS REDTENBACHER (ORTHOPTERA, TETTIGON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ONTROL OF DIAPAUSE AND CLIMATIC ADAPTATION OF THE HOUSE SPIDER, ACHAEARANEA-TEPIDARIORUM (ARANEAE, THERID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ontrol of diapause in five species of Coccygomimus (Hymenoptera : Ichneumonidae) from Hokkaido,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ontrol of diapause termination, colour change and postdiapause reproduction in the southern green stink bug, Nezara virid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ontrol of growth, cold acclimation and dormancy development in silver birch (Betula pendula) ecoty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ontrol of larval diapause in the yellow-spotted longicorn beetle, Psacothea hilaris: analysis by photoperiod manip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ontrol of seasonal development and dormancy in tropical stem-succulent tre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CONTROL OF THE TERMINATION OF REPRODUCTION IN JAPANESE-QUAIL (COTURNIX-COTURNIX-JAPONIC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Diapause and the Establishment of Aedes albopictus (Diptera: Culicidae) in 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Diapause and the Establishment of Aedes albopictus (Diptera: Culicidae) in 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DIAPAUSE IN DROSOPHILA-LUMMEI HACKMAN IS CONTROLLED BY AN X-CHROMOSOMAL FA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effect on live-weight gain of bull cal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Effects on Seasonal Physiology, Reproductive Status and Hypothalamic Gene Expression in Young Male F344 R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effects on short-pulse C-14 assimilation and overall carbon and nitrogen allocation patterns in contrasting quinoa cultiv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flowering of Arabidopsis: integrating genetic and physiological approaches to characterization of the floral stimu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FLOWERING RESPONSES IN HYBRID PROGENIES BETWEEN LATITUDINAL ECOTYPES OF CHENOPODIUM-RUBRUM 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HISTORY AFFECTS THE CRITICAL DAYLENGTH OF THE SHORT-DAY PLANT ACROSYMPHYTON-PURPURIFERUM (RHODOPHY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induction and termination of summer diapause in adult Epilachna admirabilis (Coleoptera : Coccinellidae) from a warm temperate reg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induction and termination of summer diapause in adult Epilachna admirabilis (Coleoptera : Coccinellidae) from a warm temperate reg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induction of diapause in the spider mite Tetranychus urticae: qualitative or quantitative time measureme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induction of diapause in the spider mite Tetranychus urticae: qualitative or quantitative time measurement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induction of diapause requires regulated transcription of timeless in the larval brain of Chymomyza cost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induction of prepupal diapause and its role in synchronization with host phenology in the hibiscus caterpillar, Xanthodes transvers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induction, maintenance and termination of winter diapause in two geographic ecotypes of the rice stem maggot, Chlorops oryzae Matsumura (Diptera: Chlorop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Influences on Ultradian Rhythms of Male Siberian Ham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information acquired and stored in vivo is retained in vitro by a circadian oscillator, the avian pineal g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modulation of voluntary ethanol intake in C57BL/6 m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ACTION OF WHEAT-VARIETIES FROM DIFFERENT GEOGRAPHICAL LATITUDES .1. EFFECT OF LIGHT ON MORPHOLOGICAL YIELD COMPONENTS OF HARD WHEAT (TRITICUM-DURUM DESF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gulation of behavior: Peromyscus as a model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gulation of cellular retinoic acid-binding protein 1, GPR50 and nestin in tanycytes of the third ventricle ependymal layer of the Siberian ham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gulation of Growth-Dormancy Cycling through Induction of Multiple Bud-Shoot Barriers Preventing Water Transport into the Winter Buds of Norway Spru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gulation of hippocampal neurogenesis in adult male white-footed mice (Peromyscus leucop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gulation of life-history traits before and after eclosion: Egg-to-adult development time, juvenile body mass and reproductive diapause in Drosophila mont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gulation of puberty in seasonal 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gulation of the orexigenic effects of ghrelin in Siberian ham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and its relation to earliness in wh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and the adaptability of avian life cycles to environmental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CURVE FOR YPONOMEUTA-VIGINTIPUNCTATUS (RETZ) (LEPIDOPTERA, YPONOMEUT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in the subtropical and warm-temperate zone populations of the southern green stink bug Nezara viridula: why does it not fit the common latitudinal trend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in the subtropical and warm-temperate zone populations of the southern green stink bug Nezara viridula: why does it not fit the common latitudinal trend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may facilitate adaptation to climatic change in long-distance migratory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OF AMERICAN PROSOPIS AND ACACIA FROM A BROAD LATITUDINAL DIS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OF GENETICALLY DIVERSE LETTUCE ACC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of larvae of the yellow-spotted longicorn beetle Psacothea hilaris after removal of the stemm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of sexual reproduction in the Daphnia pulex group is reversed in two distinct habit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 OF SOYBEAN VARIETIES OF LOW LATITUDE REGIONS AS COMPARED WITH JAPANESE VARIE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S DURING LARVAL DEVELOPMENT AND DIAPAUSE OF 2 GEOGRAPHIC ECOTYPES OF THE RICE STEM MAGGOT, CHLOROPS-ORYZ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S OF 2 LATITUDINALLY DIVERSE GROUPS OF ANOPHELES FREEBORNI (DIPTERA -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S OF A NORTHERN AND SOUTHERN ECOTYPE OF BLACK COTTONWO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s of broilers. II. Ocular develo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S OF CERTAIN GEOGRAPHICAL STRAINS OF PECTINOPHORA GOSSYPIELLA (LEPIDOPTER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responses of Sahelian malaria mosquitoes Anopheles coluzzii and An. arabi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SUPPRESSION OF DRUG REINSTAT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TIME MEASUREMENT AND A GRADED RESPONSE IN A COCKRO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time measurement and related physiological mechanisms in insects and m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time measurement and related physiological mechanisms in insects and m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TIME MEASUREMENT IN DJUNGARIAN HAMSTERS EVALUATED FROM T-CYCLE STUD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time measurement in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time measurement in insects and mites: a critical evaluation of the oscillator-clock hypoth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time measurement in insects: A review of clock mod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C VARIATIONS ON SOME HEMATOCHEMICAL PARAMETERS IN RABB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sm and control of summer diapause in the Mediterranean tiger moth Cymbalophora pud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SM AND SEASONAL BREEDING IN AQUATIC AND TERRESTRIAL EUMALACOSTRA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sm and seasonality in neotropical population of Plutella xylostella L. (Lepidoptera : Yponomeut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sm dynamics during the domestication and improvement of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sm in Eragrostis ter: Analysis of ontogeny and morphology in response to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periodism in humans and other primates: Evidence and implic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refractoriness in birds - photoperiodic and non-photoperiodic contro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refractory period of the Muscovy duck (Cairina moschata): Endocrine and neuroendocrine responses to day length after a full reproductive cy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synthetic Daily Light Integral During Root Development Influences Subsequent Growth and Development of Several Herbaceous Annual Bedding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synthetic responses to temperature and light of Antarctic and Andean populations of Colobanthus quitensis (Caryophylla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synthetic responses to temperature-mediated dormancy induction in contrasting ecotypes of red-osier dogwood (Cornus sericea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thermal adaptation of sorghum (Sorghum bicolour) in Nige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OTOTHERMAL RESPONSE OF SYMPODIUM DEVELOPMENT AND FLOWERING IN POTATO (SOLANUM-TUBEROSUM L) UNDER CONTROLLED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LLOCHRON CHANGE IN WINTER-WHEAT WITH PLANTING DATE AND ENVIRONMENTAL-CHAN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logenetic analysis of the phoretic association between Bursaphelenchus conicaudatus (Nematoda : Aphelenchoididae) and Psacothea hilaris (Coleoptera : Ceramby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logenetic Analysis of Ypthima multistriata (Lepidoptera: Satyridae) Showing Nonclinal Geographic Variation in Voltin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logenetic relationships and climatic adaptations in the Drosophila takahashii and montium species sub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logeny and oscillating expression of period and cryptochrome in short and long photoperiods suggest a conserved function in Nasonia vitripenn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logeography of the Coastal Mosquito Aedes togoi across Climatic Zones: Testing an Anthropogenic Dispersal Hypoth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siological and molecular mechanisms underlying photoperiodism in the spider mite: comparisons with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siological climatic limits in Drosophila: patterns and implic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siological constraints and latitudinal breeding season in the Canid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siological Processes Leading to Similar Yield in Contrasting Soybean Maturity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siological response of greenhouse vegetable crops to supplemental ligh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siological responses of three deciduous conifers (Metasequoia glyptostroboides, Taxodium distichum and Larix laricina) to continuous light: adaptive implications for the early Tertiary polar su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siological traits suggest limited diapause response in false codling moth, Thaumatotibia leucotreta (Lepidoptera: Tortr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siological variation in insects: hierarchical levels and implic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tochrome and cytokinin respon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ytoplankton and light during the northern high-latitude wi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 adaptation to temperature and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 pathogens, insect pests and weeds in a changing global climate: a review of approaches, challenges, research gaps, key studies and concep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-phytoseiid interactions mediated by herbivore-induced plant volatiles: variation in production of cues and in responses of predatory m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ntain cultivars (Musa spp. AAB) grown at different altitudes demonstrate cool temperature and photoperiod responses relevant to genetic improv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sma Melatonin and Progesterone Profiles of Suffolk and Romney Marsh Ewes Implanted with Melatonin during Anoestrus Season at Lower Latitudes in Southern Hemisph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sma total T3 and T4 concentrations in bucks as affected by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sticity of crassulacean acid metabolism at subtropical latitudes: a pineapple case stu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asticity of the avian song control system in response to localized environmental cues in an equatorial song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eiotropism of the Photoperiod-Insensitive Allele of Hd1 on Heading Date, Plant Height and Yield Traits in 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LUMAGE DEVELOPMENT AND MOLT IN THE EUROPEAN QUAIL COTURNIX-COTURNIX-COTURNIX - CRITERIA FOR AGE-DETERMIN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morphism at the Clock gene predicts phenology of long-distance migration in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morphism in the couch potato gene clines in eastern Australia but is not associated with ovarian dormancy in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morphism of DNA sequences of cryptochrome genes is not associated with the photoperiodic flowering of wild soybean along a latitudinal c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morphism of the CONSTANS gene in Brassica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lymorphism of the melatonin receptor 1A (MNTR1A) gene and association with seasonality of reproductive activity in a local Greek sheep br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dependent effects of photoperiod on diapause related physiological traits in an invasive beetle (Leptinotarsa decemline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differences in antifreeze production cycles of juvenile Atlantic cod (Gadus morhua) reflect adaptations to overwintering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Differentiation and Climatic Adaptation for Growth Potential of White Spruce (Picea glauca) in Alberta, Cana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DIFFERENTIATION IN EARLY LIFE HISTORY TRAITS OF CLEOME LUTEA VAR. LUTEA IN THE INTERMOUNTAIN W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genetic structure of codling moth (Lepidoptera : Tortricidae) from apple orchards in central C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genetic structure of Cydia pomonella: a review and case study comparing spatiotemporal var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genetics of the Asian tiger mosquito Aedes albopictus, an invasive vector of human dise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Genomics of the Arabidopsis thaliana Flowering Time Gene Networ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genomics of the Asian tiger mosquito, Aedes albopictus: insights into the recent worldwide inva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trends of Orius sauteri (Poppius) (Heteroptera : Anthodoridae) on weeds in sp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 VARIATION OF LEAFLET SLEEP MOVEMENTS IN OXALIS-GRANDIS (OXALIDA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-based resequencing reveals that the flowering time adaptation of cultivated barley originated east of the fertile cresc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pulational variation in diapause-induction and -termination of Helicoverpa armigera (Lepidoptera 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sible effects of global warming on fish recruitment: shifts in spawning season and latitudinal distribution can alter growth of fish early life stages through changes in day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sible involvement of distinct photoreceptors in the photoperiodic induction of diapause in the flesh fly Sarcophaga simi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-flowering photoperiod has marked effects on fruit chemical composition in red raspberry (Rubus idae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-glacial colonization, drift, local selection and conservation value of populations: a northern perspec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NUPTIAL MOLT IN HARRIS SPAR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 for interspecific hybridization between Zizina emelina and Zizina otis (Lepidoptera: Lycae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 for the use of biological agents for the control of Thrips palmi (Thysanoptera : Thripidae) outbrea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tential Risk of Dengue and Chikungunya Outbreaks in Northern Italy Based on a Population Model of Aedes albopictus (Diptera: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-winter copulation enhances overwintering success of Orius females (Heteroptera: Anthoco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basic (postnuptial) molt in free-ranging Harris' Sparrows, Zonotrichia querula, in the Northwest Territories, Cana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ation risk affects diapause induction in the spider mite Tetranychus 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ng Flowering Dates in Wheat with a New Statistical Phenology 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ng how winter affects energetics of age-0 largemouth bass: How do current models far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ng performance and survival across topographically heterogeneous landscapes: the global pest insect Helicoverpa armigera (Hubner, 1808) (Lepidoptera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ng phenology by integrating ecology, evolution and climate sci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ng responses to climate change: the effect of altitude and latitude on the phenology of the Spittlebug Neophilaenus line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ng the development of photoperiod 'insensitive' winter wheats in south-central New South W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ng the spread of Aedes albopictus in Australia under current and future climates: Multiple approaches and datasets to incorporate potential evolutionary diverg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ng the timing of first generation egg hatch for the pest redlegged earth mite Halotydeus destructor (Acari: Penthale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on of overseas migration of the small brown planthopper, Laodelphax striatellus (Hemiptera: Delphacidae) in East As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on of the life cycle of the west Japan type yellow-spotted longicorn beetle, Psacothea hilaris (Coleoptera : Cerambycidae) by numerical sim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on of the life cycle of the west Japan type yellow-spotted longicorn beetle, Psacothea hilaris (Coleoptera : Cerambycidae) by numerical sim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dictions of summer diapause in the redlegged earth mite, Halotydeus destructor (Acari : Penthaleidae), in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paring for Winter: The Transcriptomic Response Associated with Different Day Lengths in Drosophila mont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paring for Winter: The Transcriptomic Response Associated with Different Day Lengths in Drosophila mont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y suitability of Thrips palmi (Thysanoptera : Thripidae) and Tetranychus kanzawai (Acari : Tetranychidae) for the development and reproduction of Wollastoniella rotunda (Hemiptera : Anthoco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ey-associated head-size variation in an invasive lizard in the Hawaiian Isla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imary and secondary induction requirements for flowering of contrasting European varieties of Lolium peren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ion of a prolactin releasing factor by the ovine pars tube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ION OF SEXUALS IN THE APHID ACYRTHOSIPHON KONDOI IN JAPAN (HOMOPTERA, APHIDINEA, APHID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ductive behaviour of red deer (Cervus elaphus) relocated to the Neotropical Real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lactin inhibition does not influence horn growth in two wild caprinae species: European mouflon (Ovis orientalis musimon) and Iberian ibex (Capra pyrenaic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NOUNCED SEASONAL RHYTHMS IN PLASMA SOMATOLACTIN LEVELS IN RAINBOW-TROU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specting the Use of Artificial Lighting for Integrated Pest Manag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TANDRY IN AEDES SIERRENSIS - THE SIGNIFICANCE OF TEMPORAL VARIATION IN FEMALE FECUND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ximate control and adaptive potential of protandrous migration in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berty in female cavies (Cavia aperea) is affected by photoperiod and social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al colour dimorphism in a desert swallowtail (Lepidoptera: Papilionidae) is driven by changes in food availability, not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AL DIAPAUSE IN BATTUS-PHILENOR (LEPIDOPTERA, PAPILIO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al diapause of Helicoverpa armigera (Lepidoptera : Noctuidae): sensitive stage for thermal induction in the Okayama (western Japan) pop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upal diapause of Helicoverpa armigera: sensitive stage for photoperiodic in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TL analysis of the photoperiodic response and clinal distribution of period alleles in Nasonia vitripenn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TL analysis of the photoperiodic response and clinal distribution of period alleles in Nasonia vitripenn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TL identification of flowering time at three different latitudes reveals homeologous genomic regions that control flowering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TL mapping for flowering time in different latitude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TL Mapping for Photoperiod Insensitivity of a Japanese Soybean Landrace Sakamotow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TL mapping of domestication and diversifying selection related traits in round-fruited semi-wild Xishuangbanna cucumber (Cucumis sativus L. var. xishuangbannanesi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lity of Mass-Reared Codling Moth (Lepidoptera: Tortricidae) After Long-Distance Transportation: 1. Logistics of Shipping Procedures and Quality Parameters as Measured in the Labora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ntification of photoperiodic effects on growth of Phleum prate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ntifying the effect of seasonality on testicular function of Suffolk ram in lower la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ntitative long-day flowering response in the perpetual-flowering F-1 strawberry cultivar El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NTITATIVE MEASUREMENT OF PHOTOPERIODS AND ITS SIGNIFICANCE FOR THE INDUCTION OF DIAPAUSE IN PIERIS-BRASSICAE (LEPIDOPTERA, PIE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NTITATIVE RESPONSE TO PHOTOPERIOD DURING REPRODUCTIVE DIAPAUSE IN THE DROSOPHILA-AURARIA SPECIES-COMP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ntitative trait loci and candidate gene mapping of bud set and bud flush in Popu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ntitative trait loci associated with photoperiodic response and stage of diapause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ntitative trait loci associated with photoperiodic response and stage of diapause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Quantitative Trait Locus Mapping of Soybean Maturity Gene E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infall-induced changes in food availability modify the spring departure programme of a migratory 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infall, leafing phenology and sunrise time as potential Zeitgeber for the bimodal, dry season laying pattern of an African rain forest tit (Parus fasciiven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D variation within and among geographic populations of wheat stem sawfly (Cephus cinctus Nort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adaptation of invertebrate pests to climatic stres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Adaptive Evolution of Photoperiodic Response during Invasion and Range Expansion across a Climatic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Adaptive Evolution of Photoperiodic Response during Invasion and Range Expansion across a Climatic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differentiation of experimental populations of wheat for heading time in response to local climatic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evolution of an introduced insect Ophraella communa LeSage in new environments: temporal changes and geographical differences in photoperiodic respo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evolution of an introduced insect Ophraella communa LeSage in new environments: temporal changes and geographical differences in photoperiodic respo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evolution of phenology during range expansion with recent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evolution of photoperiodic response in a recently introduced insect Ophraella communa along geographic grad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evolution of photoperiodic response in a recently introduced insect Ophraella communa along geographic gradi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genetic structuring of populations of the invasive fall webworm in relation to spatial expansion and control campaig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phenotypic divergence of feral rye from domesticated cereal ry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Regulation of Leaf Photosynthesis to Maintain Growth in Irregular Light Environ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seasonal adaptation of an alien bruchid after introduction: geographic variation in life cycle synchronization and critical photoperiod for diapause in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pid seasonal adaptation of an alien bruchid after introduction: geographic variation in life cycle synchronization and critical photoperiod for diapause in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action norms for age and size at maturity in response to temperature: a test of the compound interest hypoth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ent Advances in Applied Entomology and Zoology in Japan since 19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ent advances in reproductive neuroendocrinology: a role for RFamide peptides in seasonal reproduction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ent and projected future climatic suitability of North America for the Asian tiger mosquito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construction of periodicity of repetitive linear enamel hypoplasia from perikymata counts on imbricational enamel among dry-adapted chimpanzees (Pan troglodytes verus) from Fongoli, Seneg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 AND FAR-RED INSENSITIVE 2, a RING-domain zinc finger protein, mediates phytochrome-controlled seedling deetiolation respon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efining the limits of day length responsiveness in a seasonal mamm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uced seasonality in elemental CHN composition of Antarctic marine benthic predators and scaveng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ucing exposure to long days from 75 to 30 days of extra-light treatment does not decrease the capacity of male goats to stimulate ovulatory activity in seasonally anovulatory fem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fractoriness to short and long days determines the end and onset of the breeding season in subtropical go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eneration characteristics of birdsfoot trefoil (Lotus corniculatus L.) in low latitude environments in eastern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onal differences in diapause and post-diapause development of the fall web-worm, Hyphantria cunea Drury (Lepidoptera: Arct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stration of Near-Isogenic Lines for Photoperiod Response in Hard Red Spring Wh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ulation of growth in turbot (Scophthalmus maximus Rafinesque) and Atlantic halibut (Hippoglossus hippoglossus L.): aspects of environment x genotype interac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ulation of male prolactin levels in an opportunistically breeding species, the African striped mo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ulation of seasonality in the migratory male blackheaded bunting (Emberiza melanocephal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ulation of seed yield and agronomic characters by photoperiod sensitivity and growth habit genes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ON OF THE CIRCADIAN SYSTEM TO THE PHOTOPERIODIC CLOCK IN DROSOPHILA-TRIAURARIA (DIPTERA, DROSOPHILIDAE) - AN APPROACH FROM ANALYSIS OF GEOGRAPHIC-VAR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ON OF THE CIRCADIAN SYSTEM TO THE PHOTOPERIODIC CLOCK IN DROSOPHILA-TRIAURARIA (DIPTERA, DROSOPHILIDAE) - AN APPROACH FROM ANALYSIS OF GEOGRAPHIC-VAR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onship between body colour, feeding, and reproductive arrest under short-day development in Tetranychus pueraricola (Acari: Tetranych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onship between cold hardiness and northward invasion in the great mormon butterfly, Papilio memnon L. (Lepidoptera : Papilionidae) i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onship between cold stupor and cold tolerance in Drosophila (Diptera : Drosophi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onship between MTNR1A melatonin receptor gene polymorphism and seasonal reproduction in different goat bree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onship between reproductive initiation and ear emergence development in Lolium perenne L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ve effects of temperature vs. photoperiod on growth and cold acclimation of northern and southern ecotypes of the grass Arrhenatherum elat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ve importance of plastic vs genetic factors in adaptive differentiation: geographical variation for stress resistance in Drosophila melanogaster from eastern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ve importance of plastic vs genetic factors in adaptive differentiation: geographical variation for stress resistance in Drosophila melanogaster from eastern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tive migration rates and local adaptation in a mosquito-protozoan inte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licate altitudinal clines reveal that evolutionary flexibility underlies adaptation to drought stress in annual Mimulus gutt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on and Feeding of the Electric Fish Brachyhypopomus gauderio (Gymnotiformes: Hypopomidae) and the Discussion of a Life History Pattern for Gymnotiforms from High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on and life-cycle of the beachflea (Orchestia gammarellus (Pallas) (Crustacea : Amphipoda) at thermal and non-thermal sites in the intertidal of Iceland: how important is temperatur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on characteristics of North Moroccan indigenous go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ON IN NEW-GUINEAN RATTUS AND COMPARISON WITH AUSTRALIAN RAT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on in the diadematoid sea urchin Centrostephanus rodgersii in contrasting habitats along the coast of New South Wales,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on of the Diadematidae sea urchin Centrostephanus rodgersii in a recently colonized area of northern New Zea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activity of Pelibuey and Suffolk ewes at 19 degrees north la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ADAPTATIONS TO BREEDING IN THE NO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ALLOCATION IN THE WESTERN TREE-HOLE MOSQUITO, AEDES-SIERR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and immune responses to photoperiod and melatonin are linked in Peromyscus subspec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arrest and stress resistance in winter-acclimated Drosophila suzuk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arrest and stress resistance in winter-acclimated Drosophila suzuk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asynchrony and population divergence between two tropical bird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biology and energy allocation of the sea star Cosmasterias lurida (Echinodermata: Asteroidea) from the Beagle Channel, Tierra del Fuego, Argent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biology of Galaxias maculatus (Jenyns 1842) in the Rio Ovando, a high-latitude environment in southernmost Patagonia, Argent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characteristics of the flower breeding Drosophila hibisci bock (Drosophilidae) in eastern Australia: Genetic and environmental determinants of ovariole numb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cycle of go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development according to elevation in a seasonally breeding male song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DEVELOPMENT OF 8 WHEAT CULTIVARS AND A TRITICALE AS INFLUENCED BY SOWING D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DIAPAUSE AND QUIESCENCE IN A TROPICAL RICE BUG, LEPTOCORISA-ORATORI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endocrine patterns in captive female and male red wolves (Canis rufus) assessed by fecal and serum hormone analy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isolation among allopatric Drosophila montana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performance of Arab mares in the Kingdom of Saudi Arab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performance of female rainbow trout Oncorhynchus mykiss (Walbaum) kept under water temperatures and photoperiods of 13 degrees and 51 degrees N la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PERIODICITY IN THE EURYALINID SNAKE STAR ASTROBRACHION CONSTRICTUM IN A NEW-ZEALAND FJO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periodicity of the tropical intertidal chiton Acanthopleura gemmata at One Tree Island, Great Barrier Reef, near its southern latitudinal lim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photoresponsiveness in male spiny mice from South Af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Plasticity of an Invasive Insect Pest, Rice Water Weevil (Coleoptera: Curculio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responses of purple sea urchin (Strongylocentrotus purpuratus) populations to environmental conditions across a coastal depth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responses to photoperiod and temperature by diapausing and nondiapausing populations of Sesamia nonagrioides Lef. (Lepidoptera-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seasonality in captive wild ruminants: implications for biogeographical adaptation, photoperiodic control, and life hi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seasonality of young French-Alpine goat bucks adapted to subtropical conditions in Mex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tactics and development of sexually dimorphic structures in a stream-dwelling characid fish (Deuterodon stigmaturus) from Atlantic Fo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 variability over a four-year period in the sea urchin Evechinus chloroticus (Echinoidea : Echinodermata) from differing habitats in New Zea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PRODUCTIVE-BIOLOGY OF 4 SPECIES OF TROPICAL AUSTRALIAN LIZARDS AND COMMENTS ON THE FACTORS REGULATING LIZARD REPRODUCTIVE-CY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 for far-red light to maintain secondary needle extension growth in northern but not southern populations of Pinus sylvestris (Scots pin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 to temperature extremes between and within life cycle stages in Drosophila serrata, D-birchii and their hybrids: intraspecific and interspecific comparis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 to temperature extremes in sub-Antarctic weevils: interspecific variation, population differentiation and accli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ponse of Chinese water chestnut (Eleocharis dulcis (Burm. f.) Hensch) to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ponse of conifer species from three latitudinal populations to light spectra generated by light-emitting diodes and high-pressure sodium l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ponse to photoperiod during diapause development in the spider mite Tetranychus 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ponse to selection for rapid chill-coma recovery in Drosophila melanogaster: physiology and life-history tra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ponses in metabolic rate to changes in temperature in diapausing Colorado potato beetle Leptinotarsa decemlineata from three European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PONSES OF TERRESTRIAL PLANTS AND INVERTEBRATES TO ENVIRONMENTAL-CHANGE AT HIGH-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ponses of three Orius species collected in Kagoshima to different rearing temperatures and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ponsiveness to photoperiodic changes in the circannual rhythm of the varied carpet beetle, Anthrenus verbas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tless roosts: Light pollution affects behavior, sleep, and physiology in a free-living song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umption of ovarian activity is modified by non-photoperiodic environmental cues in Criollo goats in tropical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ENTION AND ADAPTIVENESS OF PHOTOPERIODIC EGG DIAPAUSE IN FLORIDA POPULATIONS OF INVASIVE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trospective genomic analysis of sorghum adaptation to temperate-zone grain pro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al of dormancy in switchgrass with low-light photoperiod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ersible change in embryonic diapause intensity by mild temperature in the Chinese rice grasshopper, Oxya chin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iew of Flowering Control in Industrial He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hizome transition to storage organ is under phytochrome control in lotus (Nelumbo nucifer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hythmic components of photoperiodic time measurement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hythmic components of photoperiodic time measurement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hythmic life of the Arctic charr: Adaptations to life at the ed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ce crop duration and leaf appearance rate in a variable thermal environment. III. Heritability of photothermal trai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sing temperature and development in dragonfly populations at different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ising temperature and development in dragonfly populations at different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NA-Seq reveals early distinctions and late convergence of gene expression between diapause and quiescence in the Asian tiger mosquito,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ustness of Circadian Timing Systems Evolves in the Fruit Fly Drosophila melanogaster as a Correlated Response to Selection for Adult Emergence in a Narrow Window of T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of FSH, numbers of FSH receptors and testosterone in the regulation of inhibin secretion during the seasonal testicular cycle of adult r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of light wavelengths in synchronization of circadian physiology in song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OF PHOTOPERIOD AND TEMPERATURE IN THE INDUCTION OF OVERWINTERING PUPAL DIAPAUSE IN THE SPOTTED TENTIFORM LEAFMINER, PHYLLONORYCTER-BLANCARD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of photoperiod in the development and reproduction of Harmonia axyridis (Coleoptera, Coccinel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of the midnight sun: Comparative growth of pelagic juvenile cod (Gadus morhua) from the Arcto-Norwegian and a Nova Scotian st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 OF THE QUALITY OF LIGHT IN THE PHOTOPERIODIC FLOWERING RESPONSE IN 4 LATITUDINAL ECOTYPES OF CHENOPODIUM-RUBRUM 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es of circadian clock genes in insect photoperiod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tellite evidence of phenological differences between urbanized and rural areas of the eastern United States deciduous broadleaf fo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otophase interruption with LEDs and OLEDs to inhibit photoperiodic induction of diapause in Tetranychus urticae and T-kanzawai (Acari: Tetranych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ots pine transfer effect models for growth and survival in Sweden and Fin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reening of kenaf (Hibiscus cannabinus L.) genotypes for low temperature requirements during germination and evaluation of feasibility of seed production in Ita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 cucumbers, Holothuria arguinensis and H-mammata, from the southern Iberian Peninsula: Variation in reproductive activity between populations from different habit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-ice loss boosts visual search: fish foraging and changing pelagic interactions in polar oce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- and latitude-dependent effects of simulated twilights on circadian entrai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bundance of the neotropical brown stink bug, Euschistus heros, in overwintering sites, and the breaking of dorm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cclimatization to extreme climatic conditions by black-capped chickadees (Poecile atricapilla) in interior Alaska (64 degrees 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daptation of dwarf hamsters (Genus Phodopus): differences between species and their geographic 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DAPTATIONS OF POPULATIONS OF THE SOUTHWESTERN CORN-BORER, DIATRAEA-GRANDIOSELLA, FROM TROPICAL AND TEMPERATE RE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DAPTATIONS OF SIBERIAN HAMSTERS .1. ACCELERATED GONADAL AND SOMATIC DEVELOPMENT IN INCREASING VERSUS STATIC LONG-DAY LENGT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DAPTATIONS OF SIBERIAN HAMSTERS .2. PATTERN OF CHANGE IN DAY LENGTH CONTROLS ANNUAL TESTICULAR AND BODY-WEIGHT RHY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daptations of the fall webworm Hyphantria cunea (Drury) (Lepidoptera : Arctiidae) following its invasion of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daptations of the fall webworm Hyphantria cunea (Drury) (Lepidoptera : Arctiidae) following its invasion of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daptations to Day Length in Ecotypes of Diorhabda spp. (Coleoptera: Chrysomelidae) Inform Selection of Agents Against Saltcedars (Tamarix sp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daptations to Day Length in Ecotypes of Diorhabda spp. (Coleoptera: Chrysomelidae) Inform Selection of Agents Against Saltcedars (Tamarix sp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ffective disorder and exercise treatment: a revi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ffective disorder and phototherapy: Theory and clinical applic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ffective disorder in Australia: is photoperiod critical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nd circadian variation of the sexual behavior of Morada Nova rams in tropical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ND DAILY PATTERNS IN MELATONIN SECRETION IN FEMALE REINDEER AND THEIR CAL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nd daily variations in plasma melatonin in the high-arctic Svalbard ptarmigan (Lagopus mutus hyperbore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nd geographical adaption of two field crickets in China ( Orthoptera: Grylloidea: Gryllidae: Gryllinae: Teleogryll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availability of resources and habitat degradation for the western tree-hole mosquito, Aedes sierr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body mass fluctuations of captive Tawny Frogmouths (Podargus strigoides) are consistent with seasonal heterotherm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changes in moult, body mass and reproductive condition in siskins Carduelis spinus exposed to daylength regimes simulating different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changes in osmotic and ionic regulation in Arctic charr, Salvelinus alpinus, from a high- and a sub-arctic anadromous pop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changes in ovulatory activity, plasma prolactin, and melatonin concentrations, in Mouflon (Ovis gmelini musimon) and Manchega (Ovis aries) ew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changes in population density and species composition of Orius spp. in mulberry fields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changes of human circadian rhythms in Antarct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changes of metabolism and appetite in Soay ra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control of gonadotropin-inhibitory hormone (GnIH) in birds and mamm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covariation of the circadian phases of rectal temperature and slow wave sleep ons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cues induce phenotypic plasticity of Drosophila suzukii to enhance winter surviv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DEVELOPMENT OF TREE-HOLE MOSQUITOS (DIPTERA, CULICIDAE) AND CHAOBORIDS IN RELATION TO WEATHER AND PRED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differences in ex vitro growth and corm formation between two micropropagated Sagittaria latifolia ecoty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Effects on Semen and Testosterone in Zebu and Taurine Bu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evaluations of urinary androgen metabolites and semen quality in domestic long-tailed chinchilla (Chinchilla lanigera) under natural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flowering and evolution: the heritage from Charles Darw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Flowering and Evolution: Will Plant Species Be Under Stress from Global Warming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gene expression kinetics between diapause phases in Drosophila virilis group species and overwintering differences between diapausing and non-diapausing fema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growth and reproduction biology of the Baltic prawn, Palaemon adspersus (Decapoda: Palaemonidae), in the southern Black S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growth of song control nuclei precedes seasonal reproductive development in wild adult song sparro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influences on carbohydrate metabolism in the CAM bromeliad Aechmea 'Maya': consequences for carbohydrate partitioning and grow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Neuronal Plasticity in Song-Control and Auditory Forebrain Areas in Subtropical Nonmigratory and Palearctic-Indian Migratory Male Song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neuroplasticity of the song control system in tropical, flexibly, and opportunistically breeding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ONSET AND DISAPPEARANCE OF DIURNAL RHYTHMICITY IN MELATONIN SECRETION IN FEMALE REINDE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patterns of invasive pneumococcal dise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patterns of luteal cyclicity in young red deer (Cervus elaphus) and sambar deer (Cervus unicolo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Pheromone Trap Catches of Male Bactrocera oleae (Diptera: Tephritidae) in Northern California: Asynchrony With Host (Olive Tree) Phenology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photoperiodism in vertebrates: from coincidence to ampl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Photoperiods Alter Developmental Time and Mass of an Invasive Mosquito, Aedes albopictus (Diptera: Culicidae), Across Its North-South Range in the United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Photoperiods Alter Developmental Time and Mass of an Invasive Mosquito, Aedes albopictus (Diptera: Culicidae), Across Its North-South Range in the United St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plankton-fish interactions: light regime, prey phenology, and herring forag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plasticity in two satyrine butterflies: state-dependent decision making in relation to day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regulation of reproductive activity in sheep - Modulation of access of sex steroids to the b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reproduction and production in fish, birds and farm mamm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REPRODUCTION OF A TROPICAL BAT, ANOURA-GEOFFROYI, IN RELATION TO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reproduction of captive Himalayan tahrs (Hemitragus jemlahicus) in relation to la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Reproductive Activity of Domestic Queens (Felis catus) in the Tropics of Mexi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reproductive pattern of white-winged Crossbills in interior Alas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RESPONSES AND THEIR GEOGRAPHIC-VARIATION IN CHRYSOPA-DOWNESI - ECOPHYSIOLOGICAL AND EVOLUTIONARY CONSIDER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rhythm of semen characteristics of a Brazilian breed (''mangalarga'') stall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rhythms of menarche in the United States: Correlates to menarcheal age, birth age, and birth mon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singing of a songbird living near the equator correlates with minimal changes in day leng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Synchronization of Diapause Phases in Aedes albopictus (Diptera: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time constraints reduce genetic variation in life-history traits along a latitudinal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timing of diapause induction limits the effective range of Diorhabda elongata deserticola (Coleoptera : Chrysomelidae) as a biological control agent for tamarisk (Tamarix sp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timing of diapause induction limits the effective range of Diorhabda elongata deserticola (Coleoptera : Chrysomelidae) as a biological control agent for tamarisk (Tamarix spp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timing of floral initiation in strawberry: Effects of cultivar and geographic lo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trade-off between starvation resistance and cold resistance in temperate wild-caught Drosophila simul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variation in affective and other clinical symptoms among high-risk families for bipolar disorders in an Arctic pop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variation in daily insolation induces synchronous bud break and flowering in the trop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variation in host susceptibility and cycles of certain infectious disea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variation in serum concentrations of reproductive hormones and urinary excretion of 6-sulfatoxymelatonin in men living north and south of the Arctic Circle: a longitudinal stud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variation in suicidal deaths in Chile: Its relationship to la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variation in the thermal responses to changing environmental temperature in the world's northernmost land 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variation of suicide in Braz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Variations in Clock-Gene Expression in Atlantic Salmon (Salmo sala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variations in the nycthemeral rhythm of plasma melatonin in the camel (Camelus dromedari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 variations in the semen quality of young British go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-VARIATION IN HUMAN-REPRODUCTION - ENVIRONMENTAL-FAC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 and breeding success of captive and wild Tasmanian devils (Sarcophilus harrisi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 and Diapause of Musca autumnalis (Diptera: Muscidae) at its Southern Limits in North America, With Observations on Haematobia irritans (Diptera: Mus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 and site fidelity of the zebra shark, Stegostoma fasciatum, in southeast Queensland,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 in a temperate zone bird can be entrained by near equatorial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 in circadian locomotor activity and serum testosterone level in the subtropical tree sparrow (Passer montan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 IN REPRODUCTIVE ACTIVITY AND LARVAL ABUNDANCE OF QUEEN CONCH STROMBUS-GIG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 of depressive symptoms in women but not in men: A cross-sectional study in the UK Biobank cohor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 of first admissions for schizophrenia in the Southern Hemisph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 of reproduction and production in farm fishes, birds and mamm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 of reproduction in bottlenose dolphins, Tursiops trunc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asonality, but not prevalence of sudden infant death syndrome varies by region in mainland Brit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CONDARY SEX CHARACTERISTICS AMONG FALLOW DEER (DAMA-DAMA L) - PRESENTATION AND DISCUSSION BY MEANS OF PHOTOPERIODIC MANIPULATION AND PHYSIOLOGICAL FOUNDATIONS - SKULL, ANTLER BUDS, RO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ed age and storage conditions influence germination of barnyardgrass (Echinochloa crus-galli)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ED MASS EFFECTS ON GERMINATION AND GROWTH OF DIVERSE EUROPEAN SCOTS PINE POP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ION AGAINST PHOTOPERIODIC DIAPAUSE STARTED FROM MONOHYBRID CROSSES IN DROSOPHILA-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ION AGAINST PHOTOPERIODIC REPRODUCTIVE DIAPAUSE IN DROSOPHILA-LITTORAL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ION FOR A DIAPAUSE STRAIN OF BOLLWORM, HELIOTHIS-Z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ION FOR A NONDIAPAUSE STRAIN OF BOLLWORM, HELIOTHIS-ZEA (LEPIDOPTERA-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ion for discontinuous life-history traits along a continuous thermal gradient in the butterfly Aricia ages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ion for discontinuous life-history traits along a continuous thermal gradient in the butterfly Aricia agest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ion for high diapause incidence in blow flies (Calliphora vicina) maintained under long days increases the maternal critical daylength: some consequences for the photoperiodic cl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ion for phase angle difference of the adult locomotor activity in Drosophila rajasekari affects the activity pattern, free-running period, phase shifts and sensitivity to l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ection for population-specific adaptation shaped patterns of variation in the photoperiod pathway genes in Arabidopsis lyrata during post-glacial coloniz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MI EARLY/MEDIUM CYCLE SOYBEAN GENOTYPE SELECTION IN RONDONOPOLIS, M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NSITIVITY OF SYRIAN-HAMSTERS (MESOCRICETUS-AURATUS) TO AMPLITUDES AND RATES OF PHOTOPERIODIC CHANGE TYPICAL OF THE TROPIC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quence variation in couch potato and its effects on life-history traits in a northern malt fly, Drosophila mont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rum testosterone in Arabian stallions during breeding and non-breeding seasons in Ir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-linked inheritance of diapause induction in the butterfly Pieris na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-linked inheritance of diapause induction in the butterfly Pieris na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 AND ASEXUAL REPRODUCTION OF ANTHOPLEURA-DIXONIANA (ANTHOZOA, ACTINIARIA) - PERIODICITY AND REG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 behavior of male New Zealand white rabbits in an intensive production un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 difference in the effect of temperature on the larval development in Hyphantria cunea (Drury) (Lepidoptera : Arct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 differences in diapause induction of the cotton bollworm, Helicoverpa armigera (Hb.) (Lepidoptera 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 differences in larval molting rates in a protandrous mosquito (Diptera : Culicidae) species, Aedes sierr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 differences in larval molting rates in a protandrous mosquito (Diptera : Culicidae) species, Aedes sierr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 dimorphism in winter survival rate differs little between damselbug species (Heteroptera: Nab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 MORPH PRODUCTION BY APTEROUS AND ALATE VIVIPAROUS ACYRTHOSIPHON-PISUM (HARRIS) (HOMOPTERA, APHID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 reproduction of the reef coral Montastrea cavernosa (Scleractinia: Faviidae) in the Santa Marta area, Caribbean coast of Colomb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ly active bucks are efficient to stimulate female ovulatory activity during the anestrous season also under temperate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xually dimorphic body size and development time plasticity in Aedes mosquitoes (Diptera: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fting of the life cycle and life-history traits of the fall webworm in relation to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ifting of the life cycle and life-history traits of the fall webworm in relation to climate cha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OT ROOT INTERACTIONS DURING FLORAL TRANSITION - A POSSIBLE ROLE FOR CYTOKIN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rt report: Diapause, transovarial transmission, and filial infection rates in geographic strains of La Crosse virus-infected Aedes triseri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rt-day and long-day expression patterns of genes involved in the flesh fly clock mechanism: period, timeless, cycle and cryptochr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rt-day treatment alters Douglas-fir seedling dehardening and transplant root proliferation at varying rhizosphere temper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rtcomings of classical phenological forcing models and a way to overcome th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gnatures of selection in mammalian clock genes with coding trinucleotide repeats: Implications for studying the genomics of high-pace adap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e, rapid, and non-invasive measurement of fat, lean, and total water masses of live birds using quantitative magnetic reson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plifying the prediction of phenology with the DSSAT-CROPGRO-soybean model based on relative maturity group and determina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ulated Seasonal Photoperiods and Fluctuating Temperatures Have Limited Effects on Blood Feeding and Life History in Aedes triseriatus (Diptera: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ulated yield advantages of extending post-flowering development at the expense of a shorter pre-flowering development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ulating fababean development, growth, and yield in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ULATING WINTER-WHEAT SPIKE DEVELOPMENT AND GROW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ulation of environmental and genotypic variations of final leaf number and anthesis date for wh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mulation of forest tree species' bud burst dates for different climate scenarios: chilling requirements and photo-period may limit bud burst advanc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gle experience learning of host fruit selection by lepidopteran larv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ep and the endogenous melatonin rhythm of high arctic residents during the summer and win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ep fragmentation in mentally retarded people decreases with increasing daylength in sp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ep timing, chronotype, mood, and behavior at an Arctic latitude (69 degrees 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eeping with the enemy-predator-induced diapause in a mi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low pupal development induced by larval temperature in the fall webworm, Hyphantria cunea DRURY (Lepidoptera: Arctiidae): Implication for inter-populational variation in incide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all Geographic Variation in Photoperiodic Entrainment of the Circannual Rhythm in the Varied Carpet Beetle, Anthrenus verbasc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MOLTING OF HATCHERY-REARED STEELHEAD TRANSFERRED AS EYED EGGS FROM THE NORTHERN TO THE SOUTHERN-HEMISPHE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ial and photoperiod effects on reproduction in tive species of Peromysc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cial, but not photoperiodic, influences on reproductive function in male Peromyscus aztec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ME EFFECTS OF LOW-TEMPERATURE ON THE PHOTOPERIODIC CLOCK IN DROSOPHILA-TRI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YBEAN FLOWERING IN RESPONSE TO THE LONG-JUVENILE TRA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ybean seed oil content: genetic control under different photo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YBEAN SOWING TIME FOR THE REGION OF DOURADOS, MS, BRAZIL BASED ON WATER DEFICIT AND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tial Adaptabilities of Spring Maize to Variation of Climatic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tial Selection and Local Adaptation Jointly Shape Life-History Evolution during Range Expa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awning behaviour of barred spiny eel, Macrognathus pancalus, in the River Gomti, In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es composition and seasonal changes of spider mite density on a leguminous plant Pueraria lob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es composition of spider mites (Acari: Tetranychidae) on vegetables in Okinawa, southwestern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es specificity in photoperiodic control of nymphal development in four species of cricket from north-west Ch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FIC PHOTOPERIODIC STIMULATION OF DRY-MATTER PRODUCTION IN A HIGH-LATITUDE CULTIVAR OF POA-PRATEN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tral composition of light as a zeitgeber for birds living in the high arctic su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rm competition drives the evolution of suicidal reproduction in mamm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 and establishment of Aedes albopictus in southern Switzerland between 2003 and 2014: an analysis of oviposition data and weather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ing of alien species and diversity of communi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ing bloom onset in the Nordic Se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ing bud phenology of 18 Betula papyrifera populations in British Columb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R1 is essential to repress flowering in non-inductive conditions in Arabidopsis thali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bility of soybean yield through different sowing perio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mulation of in vitro bulblet growth in Galanthus species with sucrose and activated charco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mulation of reproductive activity in anovulatory Alpine goats exposed to bucks treated only with artificially long day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ategies in avian breeding cyc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ess avoidance in a common annual: reproductive timing is important for local adaptation and geographic dis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ess responses in tropical sparrows: Comparing tropical and temperate Zonotrich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ess-induced flowering: the third category of flowering respon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rong habitat selection and the development of population structure in a mosquit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IES OF THE PINK-BOLLWORM, PECTINOPHORA-GOSSYPIELLA, ON SEA ISLAND COTTON IN BARB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IES ON THE DIAPAUSE OF THE APPLE LEAF MINER, PHYLLONORYCTER-RINGONIELLA (MATSUMURA) (LEPIDOPTERA, GRACILLARIIDAE) .3. THE GEOGRAPHICAL VARIATION IN THE PHOTOPERIODIC RESPONSES ON THE INDUCTION OF DIA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udying insect photoperiodism and rhythmicity: Components, approaches and less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itable Food for the Mass Rearing of Wollastoniella rotunda (Heteroptera: Anthocoridae), a Predator of Thrips palmi (Thysanoptera: Thrip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mer osmoregulatory capacity of the world's northernmost living salmoni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mmer solstice marks a seasonal shift in temperature sensitivity of stem growth and nitrogen-use efficiency in cold-limited fores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ERCOOLING IN THE REDBAY AMBROSIA BEETLE (COLEOPTERA: CURCULIO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PRESSION OF MENS RESPONSES TO SEASONAL-CHANGES IN DAY LENGTH BY MODERN ARTIFICIAL LIGH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prachiasmatic nucleus: Cellular clocks and networ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vival in space and time: Flexibility and variability guarantee reproductive success in the burnet moth Zygaena trifol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viving winter: diapause syndrome in the southern green stink bug Nezara viridula in the laboratory, in the field, and under climate change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urviving winter: diapause syndrome in the southern green stink bug Nezara viridula in the laboratory, in the field, and under climate change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YMBIOTIC GROWTH OF INDIGENOUS WHITE CLOVER (TRIFOLIUM-REPENS) WITH LOCAL RHIZOBIUM-LEGUMINOSARUM BIOVAR TRIFOL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NINS IN TREEHOLE HABITATS AND THEIR EFFECTS ON AEDES-SIERRENSIS (DIPTERA, CULICIDAE) PRODUCTION AND PARASITISM BY LAMBORNELLA-CLARKI (CILIOPHORA, TETRAHYME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xonomic status of the mardo, Antechinus flavipes leucogaster (Marsupialia : Dasyuridae): a morphological, molecular, reproductive and bioclimatic appro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adaptation in a geographically widespread zooplankter, Daphnia mag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and cultivar effects on soybean seed oil and protein concentr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and light conditions at different latitudes affect sensory quality of broccoli florets (Brassica oleracea L. var. italic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and photoperiod affect stress resistance traits in Drosophila melanog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and photoperiodic effects on growth and flowering of Zygopetalum Redvale 'Fire Kiss' orchi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dependency of photoperiodic response and its geographic variation in the yellow-spotted longicorn beetle, Psacothea hilaris (Pascoe) (Coleoptera: Ceramby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dependency of photoperiodic response and its geographic variation in the yellow-spotted longicorn beetle, Psacothea hilaris (Pascoe) (Coleoptera: Ceramby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influences the reproduction of fiddler crabs at the southern edge of their distrib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Limitations for Flowering in Strawberry and Raspber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modulation of photoperiodism: an adaptation for long-distance dispersal in the aphid, Acyrthosiphon pisum (Hemiptera: Aphid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modulation of photoperiodism: an adaptation for long-distance dispersal in the aphid, Acyrthosiphon pisum (Hemiptera: Aphid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 tolerance of the diamondback moth, Plutella xylostella (Lepidoptera : Yponomeutidae) in tropical and temperate regions of As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- and density-dependence of diapause induction and its life history correlates in the geometrid moth Chiasmia clathrata (Lepidoptera: Geometr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-dependent wing dimorphism in a Japanese strain of tobacco thrips, Frankliniella fusca (Thysanoptera: Thrip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-GRADIENT CHAMBERS FOR RESEARCH ON GLOBAL ENVIRONMENT CHANGE .1. PORTABLE CHAMBERS FOR RESEARCH ON SHORT-STATURE VEGE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oral Genetic Dynamics of an Invasive Species, Frankliniella occidentalis (Pergande), in an Early Phase of Establish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oral photoperiod sensitivity and forcing requirements for budburst in temperate tree seedl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a imposed dormancy in Vallisneria americana seeds from the Mississippi Gulf Co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ing for causality in covarying traits: genes and latitude in a molecular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ing for causality in covarying traits: genes and latitude in a molecular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ing the hypothesis of greater eurythermality in invasive than in native ladybird species: from physiological performance to life-history strateg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osterone, migration distance, and migratory timing in song sparrows Melospiza melod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alleles at the E1 locus impact the expression pattern of two soybean FT-like genes shown to induce flowering in Arabidop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AMPLITUDE OF CIRCADIAN OSCILLATIONS - TEMPERATURE-DEPENDENCE, LATITUDINAL CLINES, AND THE PHOTOPERIODIC TIME MEASU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AMPLITUDE OF CIRCADIAN OSCILLATIONS - TEMPERATURE-DEPENDENCE, LATITUDINAL CLINES, AND THE PHOTOPERIODIC TIME MEASUR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avian hippocampus and the hypothetical maps used by navigating migratory birds (with some reflection on compasses and migratory restlessnes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bertha armyworm (Mamestra configurata) (Lepidoptera : Noctuidae) in western Cana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biological impacts of artificial light at night: the research challen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biology and agronomy of switchgrass for biofu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CT domain-containing gene family has large impacts on heading date, regional adaptation, and grain yield in 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heckered Prehistory of Rice Movement Southwards as a Domesticated Cereal-from the Yangzi to the Equ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ircadian Clock Regulates the Photoperiodic Response of Hypocotyl Elongation through a Coincidence Mechanism in Arabidopsis thali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IRCADIAN COMPONENT IN PHOTOPERIODIC INDUCTION - DISCU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IRCADIAN NATURE OF MELATONIN SECRETION IN JAPANESE-QUAIL (COTURNIX-COTURNIX-JAPONIC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ONFLICT BETWEEN MOLT AND MIGRATORY FAT DEPOSITION - A PHOTOPERIODIC EXPERIMENT WITH BLUETHROA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onsequences of photoperiodism for organisms in new clim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onsequences of photoperiodism for organisms in new clim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ontent of Thyroid Hormone Receptor alpha in Ewe Kisspeptin Neurones is not Season-Depend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ontribution of an hourglass timer to the evolution of photoperiodic response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ontribution of an hourglass timer to the evolution of photoperiodic response in the pitcher-plant mosquito, Wyeomyia 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Control of Autumn Senescence in European Asp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detrimental acclimation hypothe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development and use of a molecular model for soybean maturity 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DEVELOPMENT OF MELATONIN-BINDING SITES IN THE OVINE FE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Distribution of Japonica Rice Cultivars in the Lower Region of the Yangtze River Valley is Determined by Its Photoperiod-sensitivity and Heading Date Genoty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DISTRIBUTION, IN EUROPEAN WINTER WHEATS, OF GENES THAT INFLUENCE ECOCLIMATIC ADAPTABILITY WHILE DETERMINING PHOTOPERIODIC INSENSITIVITY AND PLANT HE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dormancy problem for Crustacea Anostraca: A rigorous model connecting hatching strategies and environmental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Drosophilidae (Diptera) of Esto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cological impacts of nighttime light pollution: a mechanistic apprais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COLOGY AND REPRODUCTION OF THE SHORT-SNOUTED ELEPHANT-SHREW, ELEPHANTULUS-BRACHYRHYNCHUS, IN ZIMBABWE WITH A REVIEW OF THE REPRODUCTIVE ECOLOGY OF THE GENUS ELEPHANTUL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day length on diurnal differences in the innermost surface of the S-2 layer in differentiating trachei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duration of the vegetative phase in irrigated semi-dwarf spring wheat on phenology, growth and potential yield across sowing dates at low la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elevated temperature on roe enhancement of Evechinus chloroticus collected from two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Geographic Location on Circannual Adrenocorticotropic Hormone Plasma Concentrations in Horses in Austral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latitude on photoperiodic control of gonadal maturation, regression and molt in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low doses of naloxone on the preovulatory surge of LH and on the onset and duration of oestrus in the ewe with induced oestrus during the non-breeding sea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LOW-LATITUDE PHOTOPERIODS ON THE REPRODUCTION OF FEMALE AND MALE POECILIOPSIS-GRACILIS AND POECILIA-SPHEN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melatonin replacement and month of treatment after the winter solstice on the reproductive activity of two Mediterranean breeds of she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Parasitism and Interpopulation Hybridization on Aedes albopictus (Diptera: Culicidae) Fi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photoperiod and light irradiance on the antioxidant circadian system of two species of crayfish from different latitudes: Procambarus clarkii and a P-diguet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photoperiod and light quality on Macrolophus pygmaeus Rambur (Hemiptera: Miridae) nymphal development, fecundity and longev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photoperiod on adrenocortical stress response in mountain chickadees (Poecile gambeli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photoperiod on life history and blood-feeding activity in Aedes albopictus and Aedes aegypti (Diptera: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pretreatments in Enterolobium contortisiliquum seeds (Fabaceae) from Selva Pedemontana of Argent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SUPPLEMENTARY LONG DAYS, A SUBCUTANEOUS MELATONIN IMPLANT AND EXPOSURE TO A RAM ON THE ONSET OF THE BREEDING-SEASON IN EW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temperature and light pulses on the induction of diapause in the Toyama strain of the Indian meal moth, Plodia interpunctel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TEMPERATURE AND PHOTOPERIOD ON THE INDUCTION OF LARVAL DIAPAUSE IN THE MOSQUITO AEDES-TOGOI (THEOBALD) (DIPTERA,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 of temperature on the photoperiodic 'clock' and 'counter' of a Scottish clone of the vetch aphid, Megoura vici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s of climate change on the reproduction of coastal invertebr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s of fluctuating seasonal and constant water temperatures on the photoperiodic advancement of reproduction in female rainbow trout Oncorhynchus myki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s of host size and temperature on the emergence of Echinoparyphium recurvatum cercariae from Lymnaea peregra under natural light condi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s of latitude and day length on fattening strategies of wintering coal tits Periparus ater (L.): a field study and aviary experi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ffects of the photoperiod-insensitive alleles, se13, hd1 and ghd7, on yield components in 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ndocrine control of reproduction in Nereidae: a new multi-hormonal model with implications for their functional role in a changing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nvironment is Everything That Isn't Me: Molecular Mechanisms and Evolutionary Dynamics of Insect Clocks in Variable Surround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nvironment is Everything That Isn't Me: Molecular Mechanisms and Evolutionary Dynamics of Insect Clocks in Variable Surround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Expanding Genetic Toolbox of the Wasp Nasonia vitripennis and Its Relati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flow of alleles of important photoperiod and vernalisation genes through Australian whe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GENETIC-BASIS OF INDIVIDUAL VARIATION OF THE ROOT FLIES (DIPTERA, ANTHOMYIDAE) DIAPAUSE INITIATED BY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GENETIC-BASIS OF PHOTOPERIODISM AND ITS EVOLUTIONARY DIVERGENCE AMONG POPULATIONS OF THE PITCHER-PLANT MOSQUITO, WYEOMYIA-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GENETIC-BASIS OF PHOTOPERIODISM AND ITS EVOLUTIONARY DIVERGENCE AMONG POPULATIONS OF THE PITCHER-PLANT MOSQUITO, WYEOMYIA-SMITHI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genetics of adaptation to novel environments: selection on germination timing in Arabidopsis thali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global adaptation of bread wheat at high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harlequin ladybird, Harmonia axyridis: global perspectives on invasion history and ecolo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hormonal and circadian basis for insect photoperiodic ti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dentification of presence/absence variants associated with the apparent differences of growth period structures between cultivated and wild soybea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mpact of Melatonin in Resear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mpact of vernalization requirement, photoperiod sensitivity and earliness per se on grain protein content of bread wheat (Triticum aestivum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mportance of light and photoperiod in sexual reproduction and geographical distribution in the green snow alga, Chloromonas sp.-D (Chlorophyceae, Volvocale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fluence of Diurnal Temperature Variation on Degree-Day Accumulation and Insect Life Hi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fluence of each parent and geographic origin on larval diapause in the blow fly, Calliphora vic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fluence of each parent and geographic origin on larval diapause in the blow fly, Calliphora vic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FLUENCE OF GENE FLOW ON LATITUDINAL CLINES OF PHOTOPERIODIC ADULT DIAPAUSE IN THE DROSOPHILA-AURARIA SPECIES-COMP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FLUENCE OF GENE FLOW ON LATITUDINAL CLINES OF PHOTOPERIODIC ADULT DIAPAUSE IN THE DROSOPHILA-AURARIA SPECIES-COMPL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fluence of latitude and cloud cover on the seasonality of human birth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FLUENCE OF PHOTOPERIOD ON THE HYPOTHALAMIC CONTENT OF BETA-ENDORPHIN AND THE LUTEINIZING-HORMONE RESPONSES TO NALOXONE AND TO STEROID WITHDRAWAL IN THE MALE SYRIAN-HAM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FLUENCE OF PHOTOPERIODIC AND TEMPERATURE CONDITIONS ON THE ACTIVITY OF NEUROSECRETORY-CELLS OF THE BRAIN MEDIAL GROUP IN PUPAE OF 2 GEOGRAPHIC POPULATIONS OF SPILOSOMA-MENTHASTRI (LEPIDOPTERA, ARCTI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teractive effects of photoperiod and future climate change may have negative consequences for a wide-spread invasive insec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invasive mosquito species Aedes albopictus: current knowledge and future perspectiv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joint influence of photoperiod and temperature during growth cessation and development of dormancy in white spruce (Picea glauc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life history of a Santa Catalina Island population of Liagora californica (Nemaliales, Rhodophyta) in the field and in laboratory cul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LIFE-CYCLE OF THE BOX-TREE PYRALID, GLYPHODES-PERSPECTALIS (WALKER) (LEPIDOPTERA, PYRALIDAE) .3. PHOTOPERIODIC INDUCTION OF LARVAL DIAPAU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locomotory activity rhythm of the spiny mouse, Acomys spinosissimus from southern Africa: light entrainment and endogenous circadian rhyth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long summer: Pre-wintering temperatures affect metabolic expenditure and winter survival in a solitary be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male effect stimulus positively increased the ovarian and reproductive seasonality in Criollo goats irrespective of a controlled photoperiodic reg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male effect stimulus positively influences luteinising hormone secretion in ovariectomised Criollo goats irrespective of a controlled photoperiodic regi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melatonin receptor MT1 is required for the differential regulatory actions of melatonin on neuronal 'clock' gene expression in striatal neurons in vitr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microanatomy, cell replication, and keratin gene expression of hair follicles during a photoperiod-induced growth cycle in shee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MODIFYING EFFECTS OF MELATONIN, RAM EXPOSURE AND PLANE OF NUTRITION ON THE ONSET OF OVARIAN ACTIVITY, OVULATION RATE AND THE ENDOCRINE STATUS OF EW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molecular evolutionary ecology of plant development: Flowering time in Arabidopsis thalia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molecular physiology of increased egg desiccation resistance during diapause in the invasive mosquito,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nature and reality of the aphid clone: genetic variation, adaptation and evol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occurrence of summer diapause in the large white butterfly Pieris brassicae (Lepidoptera: Pieridae): A geographical perspec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occurrence of summer diapause in the large white butterfly Pieris brassicae (Lepidoptera: Pieridae): A geographical perspec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attern of Entrainment of the Human Sleep-Wake Rhythm by the Natural Photoperiod in the Nor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HOTOPERIODIC CLOCK IN CHYMOMYZA-COST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HOTOPERIODIC CLOCK OF DROSOPHILA-TRIAURARIA - INVOLVEMENT OF 2 PROCESSES IN THE NIGHT-LENGTH MEASUREMENT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HOTOPERIODIC CLOCK OF DROSOPHILA-TRIAURARIA - INVOLVEMENT OF A CIRCADIAN OSCILLATORY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hysiology of flowering: Quantifying the effects of photo-thermal environ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HYSIOLOGY OF SALI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INEAL-GLAND SIGNALS AUTUMN TO REINDEER (RANGIFER TARANDUS TARANDUS) EXPOSED TO THE CONTINUOUS DAYLIGHT OF THE ARCTIC SUM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REDATORY BUG ARMA-CUSTOS - PHOTOPERIODIC AND TEMPERATURE CONTROL OF DIAPAUSE AND COLO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RINCIPLES OF GENETIC-CONTROL OF DIAPAUSE REGUL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protein kinase CK2 is involved in regulation of Circadian rhythms in Arabidop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egulation of seasonal changes in food intake and body we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elationship among freezing tolerance, vernalization requirement, Ppd alleles and winter hardiness in European wheat cultiv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ELATIONSHIP BETWEEN LATITUDE AND THE TIMING OF SPRING MIGRATION OF NORTH-AMERICAN LAND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elationship between plasma testosterone concentrations and the seasonal variation in voluntary feed intake in fallow bucks (Dama dam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esponse of a southern strain of Orius majusculus (Reuter) (Hemiptera: Anthocoridae) to photoperiod and light intensity: Biological effects and diapause indu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eunion of two lineages of the Neotropical brown stink bug on soybean lands in the heart of Braz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hythm of retinoids in the b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ole of a Pseudo-Response Regulator Gene in Life Cycle Adaptation and Domestication of Be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ole of circadian clock genes in the photoperiodic timer of the linden bug Pyrrhocoris apterus during the nymphal s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ole of induced mutation in conversion of photoperiod dependence in cotton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The role of latitudinal, genetic and temperature variation in the induction of diapause of Papilio glaucus (Lepidoptera: Papilion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ole of photoperiodic conditions for Passeriformes inhabiting high-latitudinal are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role of the pineal gland in the photoperiodic control of bird song frequency and repertoire in the house sparrow, Passer domestic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AME PHOTOPERIODIC CLOCK MAY CONTROL INDUCTION AND MAINTENANCE OF DIAPAUSE IN THE SPIDER-MITE TETRANCHUS-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earch for circadian clock components in humans: new perspectives for association stud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easonality of reproduction in photoperiod responsive and nonresponsive northern red-backed voles (Myodes rutilus) in Alas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iesta culture concept is not supported by the sleep habits of urban Mexican stud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ignificance of bolting and floral transitions as indicators of reproductive phase change in Arabidops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oybean-Specific Maturity Gene E1 Family of Floral Repressors Controls Night-Break Responses through Down-Regulation of FLOWERING LOCUS T Ortholo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pread of Aedes albopictus in Metropolitan France: Contribution of Environmental Drivers and Human Activities and Predictions for a Near Fu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success of assisted colonization and assisted gene flow depends on phenolo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tau mutation in the Syrian hamster alters the photoperiodic responsiveness of the gonadal axis to melatonin signal freque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thalamic intergeniculate leaflet modulates photoperiod responsiveness in Siberian hams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mal acclimation, heat shock and photoperiod: Do these factors interplay in the adaptive responses of crab neuromuscular systems to temperatur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mal and Light Requirements for Flower Differentiation of Snapdrag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mal requirements for barley maturation and leaf development in interior Alask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mal responses to environmental constraints in two populations of the oviparous lizard Liolaemus bibronii in Patagonia, Argentin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mal time - concepts and ut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mal tolerance limits in six weevil species (Coleoptera, Curculionidae) from sub-Antarctic Marion Isl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mal tolerance, climatic variability and latitu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MOMORPHOGENIC AND PHOTOPERIODIC RESPONSES OF NEPHROLEPIS-EXALTATA DALLAS JEW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MOREGULATORY RESPONSES TO MANIPULATIONS OF PHOTOPERIOD IN WOOD MICE APODEMUS-SYLVATICUS FROM HIGH-LATITUDES (57-DEGREES-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rmoregulatory responses to variations of photoperiod and ambient temperature in the male lesser mouse lemur: a primitive or an advanced adaptive character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REE SELECTIONS ARE BETTER THAN ONE: CLINAL VARIATION OF THERMAL QTL FROM INDEPENDENT SELECTION EXPERIMENTS IN DROSOPHI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ree-year lifecycle, large body, and very high threshold temperature in the cricket Gryllus argenteus for special adaptation to desiccation cycle in Malaw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reshold weight for starvation-triggered metamorphosis in the yellow-spotted longicorn beetle, Psacothea hilaris (Coleoptera : Ceramby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yroid hormone and seasonal rhythmi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ght junction proteins vary in the choroid plexus of ewes according to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constraint effects on phenology and life history synchrony in a damselfly along a latitudinal gradi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measurement and the control of flowering in pla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 stress and temperature explain continental variation in damselfly body s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ELESS: A link between fly's circadian and photoperiodic clock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IN THE LIFE HISTORIES OF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Breeding Determines Growth and Development in a Long-Distance Migratory Bi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breeding in tropical birds: Mechanisms and evolutionary implic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diapause induction and its life-history consequences in Nezara viridula: is it costly to expand the distribution rang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diapause induction and its life-history consequences in Nezara viridula: is it costly to expand the distribution rang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diapause induction and overwintering success in the cotton bollworm Helicoverpa armigera (Hb.) (Lepidoptera : Noctuidae) under outdoor conditions in temperate Jap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diapause induction outside the natural distribution range of a species: an outdoor experiment with the bean bug Riptortus clav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diapause induction outside the natural distribution range of a species: an outdoor experiment with the bean bug Riptortus clav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diapause termination in relation to variation in winter clim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migration in Common Redstarts (Phoenicurus phoenicurus) in relation to the vegetation phenology at residence s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photoperiodic competency causes phenological mismatch in balsam poplar (Populus balsamifera L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reproduction in wild mink: The influence of spawning Pacific salm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MING OF SEASONAL BREEDING IN BIRDS, WITH PARTICULAR REFERENCE TO NEW-ZEALAND BIR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ssue-Specific Posttranslational Modification Allows Functional Targeting of Thyrotrop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WARDS THE RELIABLE PREDICTION OF TIME TO FLOWERING IN 6 ANNUAL CROPS .2. SOYBEAN (GLYCINE-MA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xicology of melaton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de-off between diapause and other life-history traits in the spider mite Tetranychus urtica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de-offs in host choice of an herbivorous insect based on parasitism and larval perfor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criptional and Post-transcriptional Mechanisms Limit Heading Date 1 (Hd1) Function to Adapt Rice to High Latitud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criptional Differences between Diapausing and Non-Diapausing D-montana Females Reared under the Same Photoperiod and Temper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criptional Differences between Diapausing and Non-Diapausing D-montana Females Reared under the Same Photoperiod and Temper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criptome analysis of the couch potato (CPO) protein reveals an expression pattern associated with early development in the salmon louse Caligus rogercressey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criptome sequencing as a platform to elucidate molecular components of the diapause response in the Asian tiger mosquito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criptome sequencing as a platform to elucidate molecular components of the diapause response in the Asian tiger mosquito Aedes albopic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criptomic profiling of the reproductive mode switch in the pea aphid in response to natural autumnal photoperi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of diapause attributes in the hybrid zone of the two morphological types of Psacothea hilaris (Coleoptera : Ceramby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 of diapause attributes in the hybrid zone of the two morphological types of Psacothea hilaris (Coleoptera : Ceramby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ITIONS IN PHOTOPERIODIC FLOWERING ARE COMMON AND INVOLVE FEW LOCI IN WILD SUNFLOWERS (HELIANTHUS; ASTERA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plant source affects fruiting performance and pests of 'Sweet Charlie' strawberry in Flor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posable Element-Mediated Balancing Selection at Hsp90 Underlies Embryo Developmental Vari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stadial Effects of Bti on Traits of Aedes aegypti and Infection with Dengue Vi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ee-ring growth curves as sources of climatic infor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ophic induction of diapause in native and invasive populations of Harmonia axyridis (Coleoptera: Coccinel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ophic induction of diapause in native and invasive populations of Harmonia axyridis (Coleoptera: Coccinel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opical monsoon environments and the reproductive cycle of the orange-spotted spinefoot Siganus guttat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OPICAL PHOTOPERIODS AFFECT REPRODUCTIVE DEVELOPMENT IN THE MUSK SHREW, SUNCUS-MURIN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ilight and Photoperiod Affect Behavioral Entrainment in the House Mouse (Mus musculu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Coordinately Regulated Homologs of FLOWERING LOCUS T Are Involved in the Control of Photoperiodic Flowering in Soy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o reproductive strategies in Baltic Fucus vesiculosus (Phaeophyce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FV-M7: mutant yellow passionfruit genotype with photoperiod insensitivity for flower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radian rhythms and clocks in plants and ye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RASTRUCTURAL-STUDY OF THE OPTIC-NERVE IN BLIND MOLE-RATS (SPALACIDAE, SPALA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LTRAVIOLET-LIGHT ENTRAINS RODENT SUPRACHIASMATIC NUCLEUS PACEMAK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derstanding the basic reproductive biology of wild felids by monitoring of faecal steroi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expected Geographic Variability of the Free Running Period in the Linden Bug Pyrrhocoris apte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expected Geographic Variability of the Free Running Period in the Linden Bug Pyrrhocoris apte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ntentional introductions of microscopic organisms associated with forest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que biological rhythm in the reproductive behaviour of female ticks of repti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titl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regulation of genes belonging to the drosomycin family in diapausing adults of Drosophila triaurar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PTAKE OF CHLORTETRACYCLINE BY YELLOW LUPIN (LUPINUS LUTEUS L.) GROWING UNDER PHOTOPERIOD OR AT CONSTANT DARK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 of field observations to characterise genotypic flowering responses to photoperiod and temperature: A soyabean exempl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 of H-1-NMR to determine grape bud water state during the photoperiodic induction of dormanc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 of Light Traps and Differing Light Color to Investigate Seasonal Abundance of the Date Palm Pest, Oryctes agamemnon arabicus (Coleoptera: Scarabae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 of Natural and Artificial Light in Horticulture - Interaction of Plant and Technolog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ing LEDs to Quantify the Effect of the Red to Far-Red Ratio of Night-Interruption Lighting on Flowering of Photoperiodic Cro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tilization of microsatellites to determine genetic variability of the codling moth Cydia pomonella L. (Lepidoptera : Tortricidae) in Central Chi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V-B and temperature enhancement affect spring and autumn phenology in Populus tremul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lidation of internal control for gene expression study in soybean by quantitative real-time PC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bility in diapause propensity within populations of a temperate insect species: interactions between insecticide resistance genes and photoperiodis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BILITY IN PHOTOPERIOD AND THE INHIBITION OF FLOWERING IN A HIGH-LATITUDE POPULATION OF SAXIFRAGA-RIVULAR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BILITY OF DIAPAUSE IN POPULATIONS OF HELIOTHIS-ARMIGERA H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BILITY OF QUANTITATIVE PHOTOPERIODIC REACTION IN SPRING POPULATIONS OF DELIA-BRASSICAE BOUCHE (DIPTERA, ANTHOMYIDAE) OF VARIOUS GEOGRAPHICAL 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bility on photoperiod responses in Argentinean wheat cultivars differing in length of crop cyc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ble egg development of Dinocras spp (Plecoptera, Perlidae) and the stonefly seed bank the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ble life-history and emergence patterns of the pipe-organ mud-daubing wasp, Trypoxylon politum (Hymenoptera : Sphe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ble life-history and emergence patterns of the pipe-organ mud-daubing wasp, Trypoxylon politum (Hymenoptera : Sphe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 among Australian accessions of Vigna vexillata for traits of agronomic, adaptive, or taxonomic inter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 and long-term trends in the timing of breeding of different Eurasian populations of Common Redstart Phoenicurus phoenicur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 in juvenile growth rhythm among Picea abies provenances from the Baltic states and the adjacent reg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 in phenology and height increment of northern Ulmus glabra populations: Implications for conserv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 IN PRIMARY MOLT IN THE LEAST AUKL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 IN REPRODUCTIVE PHOTORESPONSIVENESS IN A WILD POPULATION OF MEADOW VO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 IN REPRODUCTIVE-BIOLOGY OF MALE BLACK BEA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 in seasonal timing of flower bud initiation in black currant (Ribes nigrum L.) cultivars of contrasting geographic orig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 in the ability of melatonin implants inserted at two different times after the winter solstice to restore reproductive activity in reduced seasonality ew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 OF BODY-WEIGHT IN GAMBEL WHITE-CROWNED SPARROWS IN WINTER AND SPRING - LATITUDINAL AND PHOTOPERIODIC CORREL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ariations in Hd1 proteins, Hd3a promoters, and Ehd1 expression levels contribute to diversity of flowering time in cultivated r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R gene methylation as a molecular adaption to light exposure: Historic, recent and genetic influen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getative growth and freezing tolerance of white clover (Trifolium repens L.) genotypes from Svalb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nalisation and photoperiod sensitivity in wheat: Impact on canopy development and yield compon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ebrate ancient opsin and melanopsin: divergent irradiance detecto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ertical oviposition and Lambornella clarki (Ciliophora: Tetrahymenidae) dispersal by Aedes sierrensis (Diptera: Culicidae) in Californ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iting for the Sun: the circannual programme of reindeer is delayed by the recurrence of rhythmical melatonin secretion after the arctic n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s Dan Janzen (1977) right about aphid clones being a 'super-organism', i.e. a single 'evolutionary individual'? New insights from the use of molecular marker sys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 availability as an agent of selection in introduced populations of Arabidopsis thaliana: impacts on flowering time evolu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ter deficit and induction of summer dormancy in perennial Mediterranean grass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avelength dependency of light-induced effects on photoperiodic clock in the migratory blackheaded bunting (Emberiza melanocephal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K CIRCADIAN ECLOSION RHYTHMICITY IN CHYMOMYZA-COSTATA (DIPTERA, DROSOPHILIDAE), AND ITS INDEPENDENCE OF DIAPAUSE 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K CIRCADIAN ECLOSION RHYTHMICITY IN CHYMOMYZA-COSTATA (DIPTERA, DROSOPHILIDAE), AND ITS INDEPENDENCE OF DIAPAUSE TY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k photoperiodic response facilitates the biological invasion of the harlequin ladybird Harmonia axyridis (Pallas) (Coleoptera: Coccinel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ak photoperiodic response facilitates the biological invasion of the harlequin ladybird Harmonia axyridis (Pallas) (Coleoptera: Coccinell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Can Larval Ecology Tell Us About the Success of Aedes albopictus (Diptera: Culicidae) Within the United State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Can Plasticity Contribute to Insect Responses to Climate Chang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decision rules might pink-footed geese use to depart on migration? An individual-based mod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determines the spatial extent of landscape effects on species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role for photoperiod in the bud burst phenology of European bee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Season Is It Anyway? Circadian Tracking vs. Photoperiodic Anticipation in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at Season Is It Anyway? Circadian Tracking vs. Photoperiodic Anticipation in Insec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at development as affected by radiation at two temper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 mothers anticipate: Effects of the prediapause stage on embryo development time and of maternal photoperiod on eggs of a temperate and a tropical strains of Aedes albopictus (Diptera: Culic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n will the stork arrive? Patterns of birth seasonality in neotropical prim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ch environmental variables are related to the onset of seasonal affective disorder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OLE-PLANT CO2 EXCHANGE OF SEEDLINGS OF 2 PINUS-SYLVESTRIS L PROVENANCES GROWN UNDER SIMULATED PHOTOPERIODIC CONDITIONS OF 50-DEGREES-N AND 60-DEGREES-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y do pouched mice (Saccostomus campestris) hoard food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ll phenotypic plasticity affecting flowering phenology keep pace with climate change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TER ACCLIMATIZATION IN PEROMYSCUS-MANICULATUS-GRACILIS, P LEUCOPUS-NOVEBORACENSIS, AND P L LEUCOP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ter dormancy release and budburst in Betula pendula Roth and B-pubescens Ehrh. ecotyp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ter is coming: Diapause in the subtropical swallowtail butterfly Euryades corethrus (Lepidoptera, Papilionidae) is triggered by the shortening of day length and reinforced by low temperatu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ter is coming: nightmares and sleep problems during seasonal affective disor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ter quiescence and spring awakening of the Eastern oyster Crassostrea virginica at its northernmost distribution lim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olbachia infection shared among planthoppers (Homoptera : Delphacidae) and their endoparasite (Strepsiptera : Elenchidae): a probable case of interspecies transm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ear-round testicular volume and semen quality evaluations in captive Chinchilla lanige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ield and nutritive value of timothy as affected by temperature, photoperiod and time of harv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ield Response to Planting Date Among Soybean Maturity Groups for Irrigated Production in the US Midsout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ield stability of soybean cultivars in response to sowing date in the lower latitude Brazilian Savannah Highlan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IELD, DEVELOPMENT AND NUTRIENT EFFICIENCY OF TEMPERATE AND TROPICAL MAIZE GERMPLASM IN THE TROPICAL LOWLANDS .1. YIELD AND DEVELOP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brafish take their cue from temperature but not photoperiod for the seasonal plasticity of thermal perform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eitgebers (time cues) for biological clo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ika and chikungunya: mosquito-borne viruses in a changing wor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mCCT and the genetic basis of day-length adaptation underlying the postdomestication spread of maiz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ZmCCT9 enhances maize adaptation to higher latitudes</text:p>
          </table:table-cell>
          <table:table-cell table:number-columns-repeated="1023"/>
        </table:table-row>
        <table:table-row table:style-name="ro1" table:number-rows-repeated="10461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number-columns-repeated="5" table:default-cell-style-name="ce3"/>
        <table:table-column table:style-name="co9" table:number-columns-repeated="1019" table:default-cell-style-name="ce3"/>
        <table:table-row table:style-name="ro1">
          <table:table-cell office:value-type="string" calcext:value-type="string">
            <text:p>Geographic variation in diapause induction and termination of the cotton bollworm, Helicoverpa armigera Hubner (Lepidoptera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 and termination of the cotton bollworm, Helicoverpa armigera Hubner (Lepidoptera: Noctuida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eographic variation in diapause induction and termination of the cotton bollworm, Helicoverpa armigera Hubner (Lepidoptera: Noctuidae)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rward2.A1:forward2.L183" table:display-filter-buttons="true" table:orientation="column">
          <table:filter>
            <table:filter-and>
              <table:filter-condition table:field-number="2" table:data-type="number" table:value="0" table:operator="="/>
              <table:filter-condition table:field-number="11" table:value="0" table:operator="="/>
            </table:filter-and>
          </table:filter>
        </table:database-range>
        <table:database-range table:name="__Anonymous_Sheet_DB__1" table:target-range-address="existing.A1:existing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ens</meta:initial-creator>
    <dc:date>2018-07-27T14:35:54.016352275</dc:date>
    <meta:editing-cycles>4</meta:editing-cycles>
    <meta:editing-duration>PT13M</meta:editing-duration>
    <meta:document-statistic meta:table-count="3" meta:cell-count="4464" meta:object-count="0"/>
  </office:meta>
</office:document-meta>
</file>